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2.xml" manifest:media-type="text/xml"/>
  <manifest:file-entry manifest:full-path="Basic/Standard/Module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Таблица3" style:family="table">
      <style:table-properties style:width="16.993cm" table:align="left" style:writing-mode="page"/>
    </style:style>
    <style:style style:name="Таблица3.A" style:family="table-column">
      <style:table-column-properties style:column-width="1.826cm"/>
    </style:style>
    <style:style style:name="Таблица3.B" style:family="table-column">
      <style:table-column-properties style:column-width="15.168cm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6.963cm" fo:margin-left="0.03cm" fo:margin-right="0.007cm" table:align="margins" style:writing-mode="page"/>
    </style:style>
    <style:style style:name="Таблица4.A" style:family="table-column">
      <style:table-column-properties style:column-width="1.993cm" style:rel-column-width="7700*"/>
    </style:style>
    <style:style style:name="Таблица4.B" style:family="table-column">
      <style:table-column-properties style:column-width="2.981cm" style:rel-column-width="11516*"/>
    </style:style>
    <style:style style:name="Таблица4.C" style:family="table-column">
      <style:table-column-properties style:column-width="1.136cm" style:rel-column-width="4388*"/>
    </style:style>
    <style:style style:name="Таблица4.D" style:family="table-column">
      <style:table-column-properties style:column-width="10.853cm" style:rel-column-width="41931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6.993cm" table:align="left" style:writing-mode="page"/>
    </style:style>
    <style:style style:name="Таблица5.A" style:family="table-column">
      <style:table-column-properties style:column-width="2.03cm"/>
    </style:style>
    <style:style style:name="Таблица5.B" style:family="table-column">
      <style:table-column-properties style:column-width="3.261cm"/>
    </style:style>
    <style:style style:name="Таблица5.C" style:family="table-column">
      <style:table-column-properties style:column-width="0.857cm"/>
    </style:style>
    <style:style style:name="Таблица5.D" style:family="table-column">
      <style:table-column-properties style:column-width="10.844cm"/>
    </style:style>
    <style:style style:name="Таблица5.A1" style:family="table-cell">
      <style:table-cell-properties fo:padding="0.097cm" fo:border="none"/>
    </style:style>
    <style:style style:name="Таблица9" style:family="table">
      <style:table-properties style:width="16.993cm" table:align="left" style:writing-mode="page"/>
    </style:style>
    <style:style style:name="Таблица9.A" style:family="table-column">
      <style:table-column-properties style:column-width="3.503cm"/>
    </style:style>
    <style:style style:name="Таблица9.B" style:family="table-column">
      <style:table-column-properties style:column-width="0.69cm"/>
    </style:style>
    <style:style style:name="Таблица9.C" style:family="table-column">
      <style:table-column-properties style:column-width="12.801cm"/>
    </style:style>
    <style:style style:name="Таблица9.A1" style:family="table-cell">
      <style:table-cell-properties fo:padding="0.097cm" fo:border="none"/>
    </style:style>
    <style:style style:name="Таблица6" style:family="table">
      <style:table-properties style:width="16.993cm" table:align="left" style:writing-mode="page"/>
    </style:style>
    <style:style style:name="Таблица6.A" style:family="table-column">
      <style:table-column-properties style:column-width="2.013cm"/>
    </style:style>
    <style:style style:name="Таблица6.B" style:family="table-column">
      <style:table-column-properties style:column-width="2.962cm"/>
    </style:style>
    <style:style style:name="Таблица6.C" style:family="table-column">
      <style:table-column-properties style:column-width="1.323cm"/>
    </style:style>
    <style:style style:name="Таблица6.D" style:family="table-column">
      <style:table-column-properties style:column-width="10.696cm"/>
    </style:style>
    <style:style style:name="Таблица6.A1" style:family="table-cell">
      <style:table-cell-properties fo:padding="0.097cm" fo:border="none"/>
    </style:style>
    <style:style style:name="Таблица1" style:family="table">
      <style:table-properties style:width="16.963cm" fo:margin-left="0.03cm" fo:margin-right="0.007cm" table:align="margins" style:writing-mode="page"/>
    </style:style>
    <style:style style:name="Таблица1.A" style:family="table-column">
      <style:table-column-properties style:column-width="2.477cm" style:rel-column-width="9567*"/>
    </style:style>
    <style:style style:name="Таблица1.B" style:family="table-column">
      <style:table-column-properties style:column-width="2.03cm" style:rel-column-width="7843*"/>
    </style:style>
    <style:style style:name="Таблица1.C" style:family="table-column">
      <style:table-column-properties style:column-width="0.617cm" style:rel-column-width="2385*"/>
    </style:style>
    <style:style style:name="Таблица1.D" style:family="table-column">
      <style:table-column-properties style:column-width="11.839cm" style:rel-column-width="45740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3cm" table:align="left" style:writing-mode="page"/>
    </style:style>
    <style:style style:name="Таблица2.A" style:family="table-column">
      <style:table-column-properties style:column-width="2.069cm"/>
    </style:style>
    <style:style style:name="Таблица2.B" style:family="table-column">
      <style:table-column-properties style:column-width="2.925cm"/>
    </style:style>
    <style:style style:name="Таблица2.C" style:family="table-column">
      <style:table-column-properties style:column-width="1.799cm"/>
    </style:style>
    <style:style style:name="Таблица2.D" style:family="table-column">
      <style:table-column-properties style:column-width="10.201cm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6.993cm" table:align="left" style:writing-mode="page"/>
    </style:style>
    <style:style style:name="Таблица7.A" style:family="table-column">
      <style:table-column-properties style:column-width="3.261cm"/>
    </style:style>
    <style:style style:name="Таблица7.B" style:family="table-column">
      <style:table-column-properties style:column-width="0.781cm"/>
    </style:style>
    <style:style style:name="Таблица7.C" style:family="table-column">
      <style:table-column-properties style:column-width="12.95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16.993cm" table:align="left" style:writing-mode="page"/>
    </style:style>
    <style:style style:name="Таблица8.A" style:family="table-column">
      <style:table-column-properties style:column-width="2.404cm"/>
    </style:style>
    <style:style style:name="Таблица8.B" style:family="table-column">
      <style:table-column-properties style:column-width="0.818cm"/>
    </style:style>
    <style:style style:name="Таблица8.C" style:family="table-column">
      <style:table-column-properties style:column-width="13.771cm"/>
    </style:style>
    <style:style style:name="Таблица8.A1" style:family="table-cell">
      <style:table-cell-properties fo:padding="0.097cm" fo:border="none"/>
    </style:style>
    <style:style style:name="Таблица10" style:family="table">
      <style:table-properties style:width="16.944cm" fo:margin-left="0.049cm" fo:margin-right="0.007cm" table:align="margins" style:writing-mode="page"/>
    </style:style>
    <style:style style:name="Таблица10.A" style:family="table-column">
      <style:table-column-properties style:column-width="2.87cm" style:rel-column-width="11099*"/>
    </style:style>
    <style:style style:name="Таблица10.B" style:family="table-column">
      <style:table-column-properties style:column-width="14.074cm" style:rel-column-width="54436*"/>
    </style:style>
    <style:style style:name="Таблица10.A1" style:family="table-cell">
      <style:table-cell-properties fo:padding="0.097cm" fo:border="none"/>
    </style:style>
    <style:style style:name="Таблица11" style:family="table">
      <style:table-properties style:width="16.993cm" table:align="left" style:writing-mode="page"/>
    </style:style>
    <style:style style:name="Таблица11.A" style:family="table-column">
      <style:table-column-properties style:column-width="3.112cm"/>
    </style:style>
    <style:style style:name="Таблица11.B" style:family="table-column">
      <style:table-column-properties style:column-width="13.882cm"/>
    </style:style>
    <style:style style:name="Таблица11.A1" style:family="table-cell">
      <style:table-cell-properties fo:padding="0.097cm" fo:border="none"/>
    </style:style>
    <style:style style:name="Таблица12" style:family="table">
      <style:table-properties style:width="16.993cm" table:align="left" style:writing-mode="page"/>
    </style:style>
    <style:style style:name="Таблица12.A" style:family="table-column">
      <style:table-column-properties style:column-width="3.801cm"/>
    </style:style>
    <style:style style:name="Таблица12.B" style:family="table-column">
      <style:table-column-properties style:column-width="13.192cm"/>
    </style:style>
    <style:style style:name="Таблица12.A1" style:family="table-cell">
      <style:table-cell-properties fo:padding="0.097cm" fo:border="none"/>
    </style:style>
    <style:style style:name="Таблица13" style:family="table">
      <style:table-properties style:width="16.993cm" table:align="left" style:writing-mode="page"/>
    </style:style>
    <style:style style:name="Таблица13.A" style:family="table-column">
      <style:table-column-properties style:column-width="5.59cm"/>
    </style:style>
    <style:style style:name="Таблица13.B" style:family="table-column">
      <style:table-column-properties style:column-width="11.404cm"/>
    </style:style>
    <style:style style:name="Таблица13.A1" style:family="table-cell">
      <style:table-cell-properties fo:padding="0.097cm" fo:border="none"/>
    </style:style>
    <style:style style:name="Таблица14" style:family="table">
      <style:table-properties style:width="16.993cm" table:align="left" style:writing-mode="page"/>
    </style:style>
    <style:style style:name="Таблица14.A" style:family="table-column">
      <style:table-column-properties style:column-width="5.888cm"/>
    </style:style>
    <style:style style:name="Таблица14.B" style:family="table-column">
      <style:table-column-properties style:column-width="11.105cm"/>
    </style:style>
    <style:style style:name="Таблица14.A1" style:family="table-cell">
      <style:table-cell-properties fo:padding="0.097cm" fo:border="none"/>
    </style:style>
    <style:style style:name="Таблица15" style:family="table">
      <style:table-properties style:width="16.993cm" table:align="left" style:writing-mode="page"/>
    </style:style>
    <style:style style:name="Таблица15.A" style:family="table-column">
      <style:table-column-properties style:column-width="5.831cm"/>
    </style:style>
    <style:style style:name="Таблица15.B" style:family="table-column">
      <style:table-column-properties style:column-width="11.162cm"/>
    </style:style>
    <style:style style:name="Таблица15.A1" style:family="table-cell">
      <style:table-cell-properties fo:padding="0.097cm" fo:border="none"/>
    </style:style>
    <style:style style:name="Таблица16" style:family="table">
      <style:table-properties style:width="16.993cm" table:align="left" style:writing-mode="page"/>
    </style:style>
    <style:style style:name="Таблица16.A" style:family="table-column">
      <style:table-column-properties style:column-width="5.831cm"/>
    </style:style>
    <style:style style:name="Таблица16.B" style:family="table-column">
      <style:table-column-properties style:column-width="11.162cm"/>
    </style:style>
    <style:style style:name="Таблица16.A1" style:family="table-cell">
      <style:table-cell-properties fo:padding="0.097cm" fo:border="none"/>
    </style:style>
    <style:style style:name="Таблица17" style:family="table">
      <style:table-properties style:width="16.993cm" table:align="left" style:writing-mode="page"/>
    </style:style>
    <style:style style:name="Таблица17.A" style:family="table-column">
      <style:table-column-properties style:column-width="4.491cm"/>
    </style:style>
    <style:style style:name="Таблица17.B" style:family="table-column">
      <style:table-column-properties style:column-width="12.502cm"/>
    </style:style>
    <style:style style:name="Таблица17.A1" style:family="table-cell">
      <style:table-cell-properties fo:padding="0.097cm" fo:border="none"/>
    </style:style>
    <style:style style:name="Таблица18" style:family="table">
      <style:table-properties style:width="16.993cm" table:align="left" style:writing-mode="page"/>
    </style:style>
    <style:style style:name="Таблица18.A" style:family="table-column">
      <style:table-column-properties style:column-width="4.491cm"/>
    </style:style>
    <style:style style:name="Таблица18.B" style:family="table-column">
      <style:table-column-properties style:column-width="12.502cm"/>
    </style:style>
    <style:style style:name="Таблица18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DejaVu Sans" style:font-name-asian="DejaVu Sans" style:font-name-complex="DejaVu Sans"/>
    </style:style>
    <style:style style:name="P5" style:family="paragraph" style:parent-style-name="Standard">
      <style:paragraph-properties fo:text-align="center" style:justify-single-word="false"/>
      <style:text-properties style:font-name="PT Sans3" style:font-name-asian="PT Sans3" style:font-name-complex="PT Sans3"/>
    </style:style>
    <style:style style:name="P6" style:family="paragraph" style:parent-style-name="Standard">
      <style:text-properties style:font-name="PT Mono"/>
    </style:style>
    <style:style style:name="P7" style:family="paragraph" style:parent-style-name="Standard">
      <style:text-properties style:font-name="PT Mono"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PT Serif1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02e8e20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Sans3" style:font-name-asian="PT Sans3" style:font-name-complex="PT Sans3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PT Mono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PT Mono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PT Serif1"/>
    </style:style>
    <style:style style:name="P20" style:family="paragraph" style:parent-style-name="Standard">
      <style:paragraph-properties fo:margin-left="0.019cm" fo:margin-right="0cm" fo:text-align="center" style:justify-single-word="false" fo:text-indent="0cm" style:auto-text-indent="false">
        <style:tab-stops/>
      </style:paragraph-properties>
      <style:text-properties style:font-name="PT Sans3" style:font-name-asian="PT Sans3" style:font-name-complex="PT Sans3"/>
    </style:style>
    <style:style style:name="P21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style:font-name="PT Mono"/>
    </style:style>
    <style:style style:name="P22" style:family="paragraph" style:parent-style-name="Standard">
      <style:paragraph-properties fo:margin-left="0.019cm" fo:margin-right="0cm" fo:text-indent="0cm" style:auto-text-indent="false">
        <style:tab-stops/>
      </style:paragraph-properties>
      <style:text-properties officeooo:paragraph-rsid="002e8e20"/>
    </style:style>
    <style:style style:name="P23" style:family="paragraph" style:parent-style-name="Standard">
      <style:paragraph-properties fo:margin-left="-0.019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officeooo:paragraph-rsid="002679c6"/>
    </style:style>
    <style:style style:name="P25" style:family="paragraph" style:parent-style-name="Standard">
      <style:paragraph-properties fo:margin-left="-0.019cm" fo:margin-right="0cm" fo:text-indent="0cm" style:auto-text-indent="false">
        <style:tab-stops/>
      </style:paragraph-properties>
      <style:text-properties style:font-name="PT Mono"/>
    </style:style>
    <style:style style:name="P26" style:family="paragraph" style:parent-style-name="Table_20_Contents">
      <style:text-properties style:font-name="PT Sans3" style:font-name-asian="PT Sans3" style:font-name-complex="PT Sans3"/>
    </style:style>
    <style:style style:name="P27" style:family="paragraph" style:parent-style-name="Standard">
      <style:paragraph-properties fo:break-before="page"/>
    </style:style>
    <style:style style:name="P28" style:family="paragraph" style:parent-style-name="Standard">
      <style:paragraph-properties fo:margin-top="3.3cm" fo:margin-bottom="0cm" loext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9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 fo:language="zxx" fo:country="none" style:language-asian="zxx" style:country-asian="none" style:language-complex="zxx" style:country-complex="none"/>
    </style:style>
    <style:style style:name="P30" style:family="paragraph" style:parent-style-name="Standard">
      <style:paragraph-properties fo:margin-left="-0.06cm" fo:margin-right="-0.004cm" fo:text-indent="0cm" style:auto-text-indent="false">
        <style:tab-stops/>
      </style:paragraph-properties>
      <style:text-properties style:font-name="PT Mono"/>
    </style:style>
    <style:style style:name="P31" style:family="paragraph" style:parent-style-name="Standard">
      <style:paragraph-properties fo:margin-left="-0.078cm" fo:margin-right="-0.004cm" fo:text-indent="0cm" style:auto-text-indent="false">
        <style:tab-stops/>
      </style:paragraph-properties>
      <style:text-properties style:font-name="PT Mono"/>
    </style:style>
    <style:style style:name="P32" style:family="paragraph" style:parent-style-name="Text_20_body">
      <style:text-properties style:font-name="PT Mono"/>
    </style:style>
    <style:style style:name="P33" style:family="paragraph" style:parent-style-name="Text_20_body">
      <style:text-properties style:font-name="PT Mono" officeooo:rsid="004df9be" officeooo:paragraph-rsid="004df9be"/>
    </style:style>
    <style:style style:name="P34" style:family="paragraph" style:parent-style-name="Text_20_body">
      <style:text-properties style:font-name="PT Mono" officeooo:rsid="004eaa30" officeooo:paragraph-rsid="004eaa30"/>
    </style:style>
    <style:style style:name="P35" style:family="paragraph" style:parent-style-name="Text_20_body">
      <style:text-properties style:font-name="PT Mono" officeooo:rsid="004eaa30" officeooo:paragraph-rsid="005095d5"/>
    </style:style>
    <style:style style:name="P36" style:family="paragraph" style:parent-style-name="Text_20_body">
      <style:text-properties style:font-name="PT Mono" officeooo:rsid="004eaa30" officeooo:paragraph-rsid="0053e06a"/>
    </style:style>
    <style:style style:name="P37" style:family="paragraph" style:parent-style-name="Text_20_body">
      <style:text-properties style:font-name="PT Mono" officeooo:rsid="0053e06a" officeooo:paragraph-rsid="0053e06a"/>
    </style:style>
    <style:style style:name="P38" style:family="paragraph" style:parent-style-name="Text_20_body">
      <style:text-properties style:font-name="PT Mono" officeooo:rsid="0052d6c0" officeooo:paragraph-rsid="0052d6c0"/>
    </style:style>
    <style:style style:name="P39" style:family="paragraph" style:parent-style-name="Text_20_body">
      <style:text-properties officeooo:paragraph-rsid="00310441"/>
    </style:style>
    <style:style style:name="P40" style:family="paragraph" style:parent-style-name="Text_20_body">
      <style:text-properties officeooo:paragraph-rsid="0035a19d"/>
    </style:style>
    <style:style style:name="P41" style:family="paragraph" style:parent-style-name="Text_20_body">
      <style:text-properties officeooo:paragraph-rsid="0037314d"/>
    </style:style>
    <style:style style:name="P42" style:family="paragraph" style:parent-style-name="Text_20_body">
      <style:text-properties officeooo:paragraph-rsid="0044684c"/>
    </style:style>
    <style:style style:name="P43" style:family="paragraph" style:parent-style-name="Text_20_body">
      <style:text-properties officeooo:paragraph-rsid="0049c184"/>
    </style:style>
    <style:style style:name="P44" style:family="paragraph" style:parent-style-name="Text_20_body">
      <style:text-properties officeooo:rsid="004eaa30" officeooo:paragraph-rsid="0052268b"/>
    </style:style>
    <style:style style:name="P45" style:family="paragraph" style:parent-style-name="Text_20_body">
      <style:text-properties officeooo:rsid="0052d6c0" officeooo:paragraph-rsid="0052d6c0"/>
    </style:style>
    <style:style style:name="P46" style:family="paragraph" style:parent-style-name="Text_20_body">
      <style:text-properties officeooo:paragraph-rsid="0054fff7"/>
    </style:style>
    <style:style style:name="P47" style:family="paragraph" style:parent-style-name="Text_20_body">
      <style:text-properties officeooo:rsid="004df9be" officeooo:paragraph-rsid="005a7956"/>
    </style:style>
    <style:style style:name="P48" style:family="paragraph" style:parent-style-name="Text_20_body">
      <style:text-properties officeooo:paragraph-rsid="005be380"/>
    </style:style>
    <style:style style:name="P49" style:family="paragraph" style:parent-style-name="Text_20_body">
      <style:text-properties officeooo:paragraph-rsid="0060a907"/>
    </style:style>
    <style:style style:name="P50" style:family="paragraph" style:parent-style-name="Text_20_body">
      <style:text-properties officeooo:paragraph-rsid="006b17a5"/>
    </style:style>
    <style:style style:name="P51" style:family="paragraph" style:parent-style-name="Text_20_body">
      <style:paragraph-properties fo:margin-left="1.251cm" fo:margin-right="0cm" fo:text-indent="0cm" style:auto-text-indent="false"/>
    </style:style>
    <style:style style:name="P52" style:family="paragraph" style:parent-style-name="Text_20_body">
      <style:paragraph-properties fo:margin-left="1.251cm" fo:margin-right="0cm" fo:text-indent="0cm" style:auto-text-indent="false"/>
      <style:text-properties style:font-name="PT Mono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officeooo:paragraph-rsid="0043e53c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officeooo:paragraph-rsid="0060a907"/>
    </style:style>
    <style:style style:name="P55" style:family="paragraph" style:parent-style-name="Text_20_body" style:master-page-name="">
      <style:paragraph-properties style:page-number="auto" fo:keep-with-next="always" style:writing-mode="page"/>
      <style:text-properties style:font-name="PT Mono"/>
    </style:style>
    <style:style style:name="P56" style:family="paragraph" style:parent-style-name="Text_20_body">
      <style:paragraph-properties fo:margin-top="0.199cm" fo:margin-bottom="0.21cm" loext:contextual-spacing="false" style:writing-mode="page"/>
    </style:style>
    <style:style style:name="P57" style:family="paragraph" style:parent-style-name="Text_20_body" style:master-page-name="">
      <style:paragraph-properties fo:margin-top="0.199cm" fo:margin-bottom="0.21cm" loext:contextual-spacing="false" style:page-number="auto" style:writing-mode="page"/>
      <style:text-properties officeooo:rsid="00305929" officeooo:paragraph-rsid="002dca13"/>
    </style:style>
    <style:style style:name="P5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9" style:family="paragraph" style:parent-style-name="Text_20_body" style:list-style-name="L1"/>
    <style:style style:name="P60" style:family="paragraph" style:parent-style-name="Text_20_body" style:list-style-name="L1">
      <style:text-properties officeooo:paragraph-rsid="002c0d7a"/>
    </style:style>
    <style:style style:name="P61" style:family="paragraph" style:parent-style-name="Text_20_body" style:list-style-name="L2"/>
    <style:style style:name="P62" style:family="paragraph" style:parent-style-name="Text_20_body" style:list-style-name="L3"/>
    <style:style style:name="P63" style:family="paragraph" style:parent-style-name="Text_20_body" style:list-style-name="L4"/>
    <style:style style:name="P64" style:family="paragraph" style:parent-style-name="Text_20_body" style:list-style-name="L5"/>
    <style:style style:name="P65" style:family="paragraph" style:parent-style-name="Text_20_body" style:list-style-name="L6"/>
    <style:style style:name="P66" style:family="paragraph" style:parent-style-name="Text_20_body" style:list-style-name="L7"/>
    <style:style style:name="P67" style:family="paragraph" style:parent-style-name="Text_20_body" style:list-style-name="L8"/>
    <style:style style:name="P68" style:family="paragraph" style:parent-style-name="Text_20_body" style:list-style-name="L9"/>
    <style:style style:name="P69" style:family="paragraph" style:parent-style-name="Text_20_body" style:list-style-name="L10"/>
    <style:style style:name="P70" style:family="paragraph" style:parent-style-name="Text_20_body" style:list-style-name="L11"/>
    <style:style style:name="P7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2" style:family="paragraph" style:parent-style-name="Heading_20_2">
      <style:text-properties style:font-name="DejaVu Sans Mono1"/>
    </style:style>
    <style:style style:name="P73" style:family="paragraph" style:parent-style-name="Heading_20_2">
      <style:text-properties style:font-name="DejaVu Sans Mono1" fo:language="zxx" fo:country="none" fo:font-style="oblique" style:language-asian="zxx" style:country-asian="none" style:language-complex="zxx" style:country-complex="none"/>
    </style:style>
    <style:style style:name="P74" style:family="paragraph" style:parent-style-name="Heading_20_2">
      <style:text-properties style:font-name="DejaVu Sans Mono"/>
    </style:style>
    <style:style style:name="P75" style:family="paragraph" style:parent-style-name="Heading_20_2">
      <style:text-properties style:font-name="DejaVu Sans Mono" fo:language="zxx" fo:country="none" style:language-asian="zxx" style:country-asian="none" style:language-complex="zxx" style:country-complex="none"/>
    </style:style>
    <style:style style:name="P76" style:family="paragraph" style:parent-style-name="Heading_20_2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77" style:family="paragraph" style:parent-style-name="Heading_20_2">
      <style:text-properties style:font-name="PT Sans"/>
    </style:style>
    <style:style style:name="P78" style:family="paragraph" style:parent-style-name="Standard" style:master-page-name="First_20_Page">
      <style:paragraph-properties fo:margin-top="6.1cm" fo:margin-bottom="0cm" loext:contextual-spacing="false" fo:text-align="center" style:justify-single-word="false" style:page-number="auto"/>
      <style:text-properties style:font-name="PT Serif1" fo:font-size="20pt" fo:font-weight="bold" style:font-size-asian="20pt" style:font-weight-asian="bold" style:font-size-complex="20pt" style:font-weight-complex="bold"/>
    </style:style>
    <style:style style:name="P79" style:family="paragraph" style:parent-style-name="Heading_20_3">
      <style:text-properties style:font-name="DejaVu Sans Mono"/>
    </style:style>
    <style:style style:name="P80" style:family="paragraph" style:parent-style-name="Heading_20_3">
      <style:text-properties style:font-name="DejaVu Sans Mono" fo:language="zxx" fo:country="none" style:language-asian="zxx" style:country-asian="none" style:language-complex="zxx" style:country-complex="none"/>
    </style:style>
    <style:style style:name="P81" style:family="paragraph" style:parent-style-name="Heading_20_1">
      <style:text-properties style:font-name="DejaVu Sans Mono2" fo:font-size="16.1000003814697pt" officeooo:rsid="0026e308" officeooo:paragraph-rsid="0026e308" fo:background-color="transparent" style:font-size-asian="16.1000003814697pt" style:font-size-complex="16.1000003814697pt"/>
    </style:style>
    <style:style style:name="P82" style:family="paragraph" style:parent-style-name="Heading_20_1">
      <style:text-properties style:font-name="PT Sans"/>
    </style:style>
    <style:style style:name="P83" style:family="paragraph" style:parent-style-name="Heading_20_1">
      <style:text-properties style:font-name="PT Serif1"/>
    </style:style>
    <style:style style:name="P84" style:family="paragraph" style:parent-style-name="Heading_20_1">
      <style:paragraph-properties fo:break-before="page"/>
    </style:style>
    <style:style style:name="P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4ff209" style:language-asian="zxx" style:country-asian="none" style:language-complex="zxx" style:country-complex="none"/>
    </style:style>
    <style:style style:name="T3" style:family="text">
      <style:text-properties fo:language="zxx" fo:country="none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officeooo:rsid="0014c7f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/>
    </style:style>
    <style:style style:name="T7" style:family="text">
      <style:text-properties style:font-name="Arial"/>
    </style:style>
    <style:style style:name="T8" style:family="text">
      <style:text-properties style:font-name="DejaVu Sans1"/>
    </style:style>
    <style:style style:name="T9" style:family="text">
      <style:text-properties style:font-name="DejaVu Sans1" officeooo:rsid="0054fff7"/>
    </style:style>
    <style:style style:name="T10" style:family="text">
      <style:text-properties style:font-name="DejaVu Sans1" officeooo:rsid="004eaa30"/>
    </style:style>
    <style:style style:name="T11" style:family="text">
      <style:text-properties style:font-name="DejaVu Sans1" officeooo:rsid="005095d5"/>
    </style:style>
    <style:style style:name="T12" style:family="text">
      <style:text-properties style:font-name="DejaVu Sans1" officeooo:rsid="0053e06a"/>
    </style:style>
    <style:style style:name="T13" style:family="text">
      <style:text-properties style:font-name="DejaVu Sans1" officeooo:rsid="005be380"/>
    </style:style>
    <style:style style:name="T14" style:family="text">
      <style:text-properties style:font-name="DejaVu Sans Mono1"/>
    </style:style>
    <style:style style:name="T15" style:family="text">
      <style:text-properties style:font-name="DejaVu Sans Mono1" fo:language="zxx" fo:country="none" style:language-asian="zxx" style:country-asian="none" style:language-complex="zxx" style:country-complex="none"/>
    </style:style>
    <style:style style:name="T16" style:family="text">
      <style:text-properties style:font-name="PT Sans3" style:font-name-asian="PT Sans3" style:font-name-complex="PT Sans3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PT Sans"/>
    </style:style>
    <style:style style:name="T19" style:family="text">
      <style:text-properties style:font-name="PT Sans" fo:language="zxx" fo:country="none" style:language-asian="zxx" style:country-asian="none" style:language-complex="zxx" style:country-complex="none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fo:language="zxx" fo:country="none" style:language-asian="zxx" style:country-asian="none" style:language-complex="zxx" style:country-complex="none"/>
    </style:style>
    <style:style style:name="T22" style:family="text">
      <style:text-properties style:font-name="DejaVu Sans Mono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23" style:family="text">
      <style:text-properties style:font-name="DejaVu Sans Mono" fo:font-size="11pt" style:font-size-asian="11pt" style:font-size-complex="11pt"/>
    </style:style>
    <style:style style:name="T24" style:family="text">
      <style:text-properties style:font-name="PT Sans4" style:font-name-asian="Arial Unicode MS" style:font-name-complex="Tahoma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style:font-name="PT Serif1"/>
    </style:style>
    <style:style style:name="T28" style:family="text">
      <style:text-properties style:font-name="PT Serif1" officeooo:rsid="002ea102"/>
    </style:style>
    <style:style style:name="T29" style:family="text">
      <style:text-properties style:font-name="PT Mono"/>
    </style:style>
    <style:style style:name="T30" style:family="text">
      <style:text-properties style:font-name="PT Mono" fo:language="zxx" fo:country="none" style:language-asian="zxx" style:country-asian="none" style:language-complex="zxx" style:country-complex="none"/>
    </style:style>
    <style:style style:name="T31" style:family="text">
      <style:text-properties style:font-name="PT Mono" fo:language="zxx" fo:country="none" officeooo:rsid="00325850" style:language-asian="zxx" style:country-asian="none" style:language-complex="zxx" style:country-complex="none"/>
    </style:style>
    <style:style style:name="T32" style:family="text">
      <style:text-properties style:font-name="PT Mono" fo:language="zxx" fo:country="none" officeooo:rsid="0041e4fc" style:language-asian="zxx" style:country-asian="none" style:language-complex="zxx" style:country-complex="none"/>
    </style:style>
    <style:style style:name="T33" style:family="text">
      <style:text-properties style:font-name="PT Mono" fo:language="zxx" fo:country="none" officeooo:rsid="0049c184" style:language-asian="zxx" style:country-asian="none" style:language-complex="zxx" style:country-complex="none"/>
    </style:style>
    <style:style style:name="T34" style:family="text">
      <style:text-properties style:font-name="PT Mono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5" style:family="text">
      <style:text-properties style:font-name="PT Mono" fo:font-weight="normal" style:font-weight-asian="normal" style:font-weight-complex="normal"/>
    </style:style>
    <style:style style:name="T36" style:family="text">
      <style:text-properties style:font-name="PT Mono"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style:font-name="PT Mono" officeooo:rsid="0026e308"/>
    </style:style>
    <style:style style:name="T38" style:family="text">
      <style:text-properties style:font-name="PT Mono" officeooo:rsid="002c0d7a"/>
    </style:style>
    <style:style style:name="T39" style:family="text">
      <style:text-properties style:font-name="PT Mono" officeooo:rsid="005634d9"/>
    </style:style>
    <style:style style:name="T40" style:family="text">
      <style:text-properties style:font-name="PT Mono" officeooo:rsid="0053e06a"/>
    </style:style>
    <style:style style:name="T41" style:family="text">
      <style:text-properties style:font-name="PT Mono" officeooo:rsid="0064bb58"/>
    </style:style>
    <style:style style:name="T42" style:family="text">
      <style:text-properties officeooo:rsid="001b036d"/>
    </style:style>
    <style:style style:name="T43" style:family="text">
      <style:text-properties style:font-name-asian="PT Sans3" style:font-name-complex="PT Sans3"/>
    </style:style>
    <style:style style:name="T44" style:family="text">
      <style:text-properties officeooo:rsid="002679c6"/>
    </style:style>
    <style:style style:name="T45" style:family="text">
      <style:text-properties officeooo:rsid="0026e308"/>
    </style:style>
    <style:style style:name="T46" style:family="text">
      <style:text-properties officeooo:rsid="00295b9e"/>
    </style:style>
    <style:style style:name="T47" style:family="text">
      <style:text-properties officeooo:rsid="002c0d7a"/>
    </style:style>
    <style:style style:name="T48" style:family="text">
      <style:text-properties officeooo:rsid="002e8e20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2e8e20" style:font-style-asian="italic" style:font-style-complex="italic"/>
    </style:style>
    <style:style style:name="T51" style:family="text">
      <style:text-properties officeooo:rsid="002ea102"/>
    </style:style>
    <style:style style:name="T52" style:family="text">
      <style:text-properties officeooo:rsid="0031f33c"/>
    </style:style>
    <style:style style:name="T53" style:family="text">
      <style:text-properties officeooo:rsid="00310441"/>
    </style:style>
    <style:style style:name="T54" style:family="text">
      <style:text-properties officeooo:rsid="00325850"/>
    </style:style>
    <style:style style:name="T55" style:family="text">
      <style:text-properties officeooo:rsid="0033207d"/>
    </style:style>
    <style:style style:name="T56" style:family="text">
      <style:text-properties officeooo:rsid="0034579c"/>
    </style:style>
    <style:style style:name="T57" style:family="text">
      <style:text-properties officeooo:rsid="0037ffb2"/>
    </style:style>
    <style:style style:name="T58" style:family="text">
      <style:text-properties officeooo:rsid="003c2541"/>
    </style:style>
    <style:style style:name="T59" style:family="text">
      <style:text-properties officeooo:rsid="003c6c5a"/>
    </style:style>
    <style:style style:name="T60" style:family="text">
      <style:text-properties officeooo:rsid="003dccb8"/>
    </style:style>
    <style:style style:name="T61" style:family="text">
      <style:text-properties officeooo:rsid="003f37d8"/>
    </style:style>
    <style:style style:name="T62" style:family="text">
      <style:text-properties officeooo:rsid="003f8cbc"/>
    </style:style>
    <style:style style:name="T63" style:family="text">
      <style:text-properties officeooo:rsid="0041e4fc"/>
    </style:style>
    <style:style style:name="T64" style:family="text">
      <style:text-properties officeooo:rsid="004430b6"/>
    </style:style>
    <style:style style:name="T65" style:family="text">
      <style:text-properties officeooo:rsid="007f0d99"/>
    </style:style>
    <style:style style:name="T66" style:family="text">
      <style:text-properties officeooo:rsid="00456255"/>
    </style:style>
    <style:style style:name="T67" style:family="text">
      <style:text-properties officeooo:rsid="00470cf8"/>
    </style:style>
    <style:style style:name="T68" style:family="text">
      <style:text-properties officeooo:rsid="004bb42d"/>
    </style:style>
    <style:style style:name="T69" style:family="text">
      <style:text-properties officeooo:rsid="004df9be"/>
    </style:style>
    <style:style style:name="T70" style:family="text">
      <style:text-properties officeooo:rsid="004eaa30"/>
    </style:style>
    <style:style style:name="T71" style:family="text">
      <style:text-properties officeooo:rsid="005095d5"/>
    </style:style>
    <style:style style:name="T72" style:family="text">
      <style:text-properties officeooo:rsid="0053e06a"/>
    </style:style>
    <style:style style:name="T73" style:family="text">
      <style:text-properties officeooo:rsid="0054fff7"/>
    </style:style>
    <style:style style:name="T74" style:family="text">
      <style:text-properties officeooo:rsid="005634d9"/>
    </style:style>
    <style:style style:name="T75" style:family="text">
      <style:text-properties officeooo:rsid="0058c9cd"/>
    </style:style>
    <style:style style:name="T76" style:family="text">
      <style:text-properties officeooo:rsid="005be380"/>
    </style:style>
    <style:style style:name="T77" style:family="text">
      <style:text-properties officeooo:rsid="005ea49b"/>
    </style:style>
    <style:style style:name="T78" style:family="text">
      <style:text-properties fo:color="#000066" style:font-name="DejaVu Sans1"/>
    </style:style>
    <style:style style:name="T79" style:family="text">
      <style:text-properties fo:color="#000099" style:font-name="DejaVu Sans1" style:text-underline-style="solid" style:text-underline-width="auto" style:text-underline-color="font-color"/>
    </style:style>
    <style:style style:name="T80" style:family="text">
      <style:text-properties fo:color="#000099" style:font-name="DejaVu Sans1" style:text-underline-style="solid" style:text-underline-width="auto" style:text-underline-color="font-color" officeooo:rsid="00607323"/>
    </style:style>
    <style:style style:name="T81" style:family="text">
      <style:text-properties officeooo:rsid="00607323"/>
    </style:style>
    <style:style style:name="T82" style:family="text">
      <style:text-properties officeooo:rsid="00771952"/>
    </style:style>
    <style:style style:name="T83" style:family="text"/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1">RNtrack</text:span> <text:span text:style-name="T43">—</text:span> FTN Messages tracker</text:p>
      <text:p text:style-name="P8"/>
      <text:p text:style-name="P28"><text:span text:style-name="T4">Справочное р</text:span>уководство</text:p>
      <text:p text:style-name="P27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58"><text:a xlink:type="simple" xlink:href="#__RefHeading__10115_813993393" text:style-name="Internet_20_link" text:visited-style-name="Internet_20_link">1. <text:s/></text:a>Для чего эта штука может понадобиться<text:tab/><text:a xlink:type="simple" xlink:href="#__RefHeading__10115_813993393" text:style-name="Internet_20_link" text:visited-style-name="Internet_20_link">6</text:a></text:p>
          <text:p text:style-name="P58"><text:a xlink:type="simple" xlink:href="#__RefHeading__10117_813993393" text:style-name="Internet_20_link" text:visited-style-name="Internet_20_link">2. <text:s/></text:a>Как она работает<text:tab/><text:a xlink:type="simple" xlink:href="#__RefHeading__10117_813993393" text:style-name="Internet_20_link" text:visited-style-name="Internet_20_link">6</text:a></text:p>
          <text:p text:style-name="P58"><text:a xlink:type="simple" xlink:href="#__RefHeading__10119_813993393" text:style-name="Internet_20_link" text:visited-style-name="Internet_20_link">3. <text:s/></text:a>Запуск<text:tab/><text:a xlink:type="simple" xlink:href="#__RefHeading__10119_813993393" text:style-name="Internet_20_link" text:visited-style-name="Internet_20_link">7</text:a></text:p>
          <text:p text:style-name="P58"><text:a xlink:type="simple" xlink:href="#__RefHeading__10121_813993393" text:style-name="Internet_20_link" text:visited-style-name="Internet_20_link">4. <text:s/></text:a>Конфигурационный файл<text:tab/><text:a xlink:type="simple" xlink:href="#__RefHeading__10121_813993393" text:style-name="Internet_20_link" text:visited-style-name="Internet_20_link">8</text:a></text:p>
          <text:p text:style-name="P71"><text:a xlink:type="simple" xlink:href="#__RefHeading__10123_813993393" text:style-name="Internet_20_link" text:visited-style-name="Internet_20_link">4.1. <text:s/></text:a>Action: SomeAction { [Time] }<text:tab/><text:a xlink:type="simple" xlink:href="#__RefHeading__10123_813993393" text:style-name="Internet_20_link" text:visited-style-name="Internet_20_link">8</text:a></text:p>
          <text:p text:style-name="P71"><text:a xlink:type="simple" xlink:href="#__RefHeading__10125_813993393" text:style-name="Internet_20_link" text:visited-style-name="Internet_20_link">4.2. <text:s/></text:a>Address: 2:5030/9999<text:tab/><text:a xlink:type="simple" xlink:href="#__RefHeading__10125_813993393" text:style-name="Internet_20_link" text:visited-style-name="Internet_20_link">8</text:a></text:p>
          <text:p text:style-name="P71"><text:a xlink:type="simple" xlink:href="#__RefHeading__10127_813993393" text:style-name="Internet_20_link" text:visited-style-name="Internet_20_link">4.3. <text:s/></text:a>AddToNullPkt<text:tab/><text:a xlink:type="simple" xlink:href="#__RefHeading__10127_813993393" text:style-name="Internet_20_link" text:visited-style-name="Internet_20_link">9</text:a></text:p>
          <text:p text:style-name="P71"><text:a xlink:type="simple" xlink:href="#__RefHeading__10131_813993393" text:style-name="Internet_20_link" text:visited-style-name="Internet_20_link">4.4. <text:s/></text:a>Aka: 7:1130/79 7:*/*.*<text:tab/><text:a xlink:type="simple" xlink:href="#__RefHeading__10131_813993393" text:style-name="Internet_20_link" text:visited-style-name="Internet_20_link">9</text:a></text:p>
          <text:p text:style-name="P71"><text:a xlink:type="simple" xlink:href="#__RefHeading__10133_813993393" text:style-name="Internet_20_link" text:visited-style-name="Internet_20_link">4.5. <text:s/></text:a>APktDir: "Dir"<text:tab/><text:a xlink:type="simple" xlink:href="#__RefHeading__10133_813993393" text:style-name="Internet_20_link" text:visited-style-name="Internet_20_link">9</text:a></text:p>
          <text:p text:style-name="P71"><text:a xlink:type="simple" xlink:href="#__RefHeading__10135_813993393" text:style-name="Internet_20_link" text:visited-style-name="Internet_20_link">4.6. <text:s/></text:a>BadMessages: &lt;Mode&gt;<text:tab/><text:a xlink:type="simple" xlink:href="#__RefHeading__10135_813993393" text:style-name="Internet_20_link" text:visited-style-name="Internet_20_link">9</text:a></text:p>
          <text:p text:style-name="P71"><text:a xlink:type="simple" xlink:href="#__RefHeading__10137_813993393" text:style-name="Internet_20_link" text:visited-style-name="Internet_20_link">4.7. <text:s/></text:a>BadPackets: &lt;Mode&gt;<text:tab/><text:a xlink:type="simple" xlink:href="#__RefHeading__10137_813993393" text:style-name="Internet_20_link" text:visited-style-name="Internet_20_link">10</text:a></text:p>
          <text:p text:style-name="P71"><text:a xlink:type="simple" xlink:href="#__RefHeading__10139_813993393" text:style-name="Internet_20_link" text:visited-style-name="Internet_20_link">4.8. <text:s/></text:a>BodyMask: * * *<text:tab/><text:a xlink:type="simple" xlink:href="#__RefHeading__10139_813993393" text:style-name="Internet_20_link" text:visited-style-name="Internet_20_link">10</text:a></text:p>
          <text:p text:style-name="P71"><text:a xlink:type="simple" xlink:href="#__RefHeading__10141_813993393" text:style-name="Internet_20_link" text:visited-style-name="Internet_20_link">4.9. <text:s/></text:a>CheckPoints: &lt;Mode&gt;<text:tab/><text:a xlink:type="simple" xlink:href="#__RefHeading__10141_813993393" text:style-name="Internet_20_link" text:visited-style-name="Internet_20_link">11</text:a></text:p>
          <text:p text:style-name="P71"><text:a xlink:type="simple" xlink:href="#__RefHeading__10143_813993393" text:style-name="Internet_20_link" text:visited-style-name="Internet_20_link">4.10. <text:s/></text:a>CreateMissingBase<text:tab/><text:a xlink:type="simple" xlink:href="#__RefHeading__10143_813993393" text:style-name="Internet_20_link" text:visited-style-name="Internet_20_link">11</text:a></text:p>
          <text:p text:style-name="P71"><text:a xlink:type="simple" xlink:href="#__RefHeading__10145_813993393" text:style-name="Internet_20_link" text:visited-style-name="Internet_20_link">4.11. <text:s/></text:a>Domain: "fidonet" 2:*/*.*<text:tab/><text:a xlink:type="simple" xlink:href="#__RefHeading__10145_813993393" text:style-name="Internet_20_link" text:visited-style-name="Internet_20_link">11</text:a></text:p>
          <text:p text:style-name="P71"><text:a xlink:type="simple" xlink:href="#__RefHeading__10147_813993393" text:style-name="Internet_20_link" text:visited-style-name="Internet_20_link">4.12. <text:s/></text:a>FileBox: "h:\fbox\alex" 2:5030/9999<text:tab/><text:a xlink:type="simple" xlink:href="#__RefHeading__10147_813993393" text:style-name="Internet_20_link" text:visited-style-name="Internet_20_link">11</text:a></text:p>
          <text:p text:style-name="P71"><text:a xlink:type="simple" xlink:href="#__RefHeading__10149_813993393" text:style-name="Internet_20_link" text:visited-style-name="Internet_20_link">4.13. <text:s/></text:a>FileBoxDir: "h:\out\fboxes"<text:tab/><text:a xlink:type="simple" xlink:href="#__RefHeading__10149_813993393" text:style-name="Internet_20_link" text:visited-style-name="Internet_20_link">11</text:a></text:p>
          <text:p text:style-name="P71"><text:a xlink:type="simple" xlink:href="#__RefHeading__10151_813993393" text:style-name="Internet_20_link" text:visited-style-name="Internet_20_link">4.14. <text:s/></text:a>FileBoxType: &lt;Type&gt;<text:tab/><text:a xlink:type="simple" xlink:href="#__RefHeading__10151_813993393" text:style-name="Internet_20_link" text:visited-style-name="Internet_20_link">12</text:a></text:p>
          <text:p text:style-name="P71"><text:a xlink:type="simple" xlink:href="#__RefHeading__10153_813993393" text:style-name="Internet_20_link" text:visited-style-name="Internet_20_link">4.15. <text:s/></text:a>FileInbound: "h:\inb\prot"<text:tab/><text:a xlink:type="simple" xlink:href="#__RefHeading__10153_813993393" text:style-name="Internet_20_link" text:visited-style-name="Internet_20_link">12</text:a></text:p>
          <text:p text:style-name="P71"><text:a xlink:type="simple" xlink:href="#__RefHeading__10155_813993393" text:style-name="Internet_20_link" text:visited-style-name="Internet_20_link">4.16. <text:s/></text:a>ForceINTL<text:tab/><text:a xlink:type="simple" xlink:href="#__RefHeading__10155_813993393" text:style-name="Internet_20_link" text:visited-style-name="Internet_20_link">12</text:a></text:p>
          <text:p text:style-name="P71"><text:a xlink:type="simple" xlink:href="#__RefHeading__10159_813993393" text:style-name="Internet_20_link" text:visited-style-name="Internet_20_link">4.17. <text:s/></text:a>IgnoreAttachPath<text:tab/><text:a xlink:type="simple" xlink:href="#__RefHeading__10159_813993393" text:style-name="Internet_20_link" text:visited-style-name="Internet_20_link">12</text:a></text:p>
          <text:p text:style-name="P71"><text:a xlink:type="simple" xlink:href="#__RefHeading__10161_813993393" text:style-name="Internet_20_link" text:visited-style-name="Internet_20_link">4.18. <text:s/></text:a>IgnoreBSY<text:tab/><text:a xlink:type="simple" xlink:href="#__RefHeading__10161_813993393" text:style-name="Internet_20_link" text:visited-style-name="Internet_20_link">12</text:a></text:p>
          <text:p text:style-name="P71"><text:a xlink:type="simple" xlink:href="#__RefHeading__21788_173365471" text:style-name="Internet_20_link" text:visited-style-name="Internet_20_link">4.19. <text:s/></text:a>Include: "SomeFile"<text:tab/><text:a xlink:type="simple" xlink:href="#__RefHeading__21788_173365471" text:style-name="Internet_20_link" text:visited-style-name="Internet_20_link">12</text:a></text:p>
          <text:p text:style-name="P71"><text:a xlink:type="simple" xlink:href="#__RefHeading__10163_813993393" text:style-name="Internet_20_link" text:visited-style-name="Internet_20_link">4.20. <text:s/></text:a>IndexFile: "o:\nodelist\RNtrack.ndl"<text:tab/><text:a xlink:type="simple" xlink:href="#__RefHeading__10163_813993393" text:style-name="Internet_20_link" text:visited-style-name="Internet_20_link">13</text:a></text:p>
          <text:p text:style-name="P71"><text:a xlink:type="simple" xlink:href="#__RefHeading__10167_813993393" text:style-name="Internet_20_link" text:visited-style-name="Internet_20_link">4.21. <text:s/></text:a>KillRoutedMessage: &lt;Mode&gt;<text:tab/><text:a xlink:type="simple" xlink:href="#__RefHeading__10167_813993393" text:style-name="Internet_20_link" text:visited-style-name="Internet_20_link">13</text:a></text:p>
          <text:p text:style-name="P71"><text:a xlink:type="simple" xlink:href="#__RefHeading__10169_813993393" text:style-name="Internet_20_link" text:visited-style-name="Internet_20_link">4.22. <text:s/></text:a>KludgeMask: * * *<text:tab/><text:a xlink:type="simple" xlink:href="#__RefHeading__10169_813993393" text:style-name="Internet_20_link" text:visited-style-name="Internet_20_link">13</text:a></text:p>
          <text:p text:style-name="P71"><text:a xlink:type="simple" xlink:href="#__RefHeading__10171_813993393" text:style-name="Internet_20_link" text:visited-style-name="Internet_20_link">4.23. <text:s/></text:a>LogFile: "c:\log\RNtrack.log"<text:tab/><text:a xlink:type="simple" xlink:href="#__RefHeading__10171_813993393" text:style-name="Internet_20_link" text:visited-style-name="Internet_20_link">14</text:a></text:p>
          <text:p text:style-name="P71"><text:a xlink:type="simple" xlink:href="#__RefHeading__10173_813993393" text:style-name="Internet_20_link" text:visited-style-name="Internet_20_link">4.24. <text:s/></text:a>LogLevel: 1<text:tab/><text:a xlink:type="simple" xlink:href="#__RefHeading__10173_813993393" text:style-name="Internet_20_link" text:visited-style-name="Internet_20_link">14</text:a></text:p>
          <text:p text:style-name="P71"><text:soft-page-break/><text:a xlink:type="simple" xlink:href="#__RefHeading__10175_813993393" text:style-name="Internet_20_link" text:visited-style-name="Internet_20_link">4.25. <text:s/></text:a>LoopStr: " 2:5030/9999 RNtrack"<text:tab/><text:a xlink:type="simple" xlink:href="#__RefHeading__10175_813993393" text:style-name="Internet_20_link" text:visited-style-name="Internet_20_link">14</text:a></text:p>
          <text:p text:style-name="P71"><text:a xlink:type="simple" xlink:href="#__RefHeading__10177_813993393" text:style-name="Internet_20_link" text:visited-style-name="Internet_20_link">4.26. <text:s/></text:a>Mask: * * * * * *<text:tab/><text:a xlink:type="simple" xlink:href="#__RefHeading__10177_813993393" text:style-name="Internet_20_link" text:visited-style-name="Internet_20_link">15</text:a></text:p>
          <text:p text:style-name="P71"><text:a xlink:type="simple" xlink:href="#__RefHeading__10179_813993393" text:style-name="Internet_20_link" text:visited-style-name="Internet_20_link">4.27. <text:s/></text:a>MaxAge: 2<text:tab/><text:a xlink:type="simple" xlink:href="#__RefHeading__10179_813993393" text:style-name="Internet_20_link" text:visited-style-name="Internet_20_link">15</text:a></text:p>
          <text:p text:style-name="P71"><text:a xlink:type="simple" xlink:href="#__RefHeading__10181_813993393" text:style-name="Internet_20_link" text:visited-style-name="Internet_20_link">4.28. <text:s/></text:a>MaxAttachSize: 2048<text:tab/><text:a xlink:type="simple" xlink:href="#__RefHeading__10181_813993393" text:style-name="Internet_20_link" text:visited-style-name="Internet_20_link">15</text:a></text:p>
          <text:p text:style-name="P71"><text:a xlink:type="simple" xlink:href="#__RefHeading__10183_813993393" text:style-name="Internet_20_link" text:visited-style-name="Internet_20_link">4.29. <text:s/></text:a>MaxNodelistAge: 14<text:tab/><text:a xlink:type="simple" xlink:href="#__RefHeading__10183_813993393" text:style-name="Internet_20_link" text:visited-style-name="Internet_20_link">15</text:a></text:p>
          <text:p text:style-name="P71"><text:a xlink:type="simple" xlink:href="#__RefHeading__10185_813993393" text:style-name="Internet_20_link" text:visited-style-name="Internet_20_link">4.30. <text:s/></text:a>MaxMsgSize: 2048<text:tab/><text:a xlink:type="simple" xlink:href="#__RefHeading__10185_813993393" text:style-name="Internet_20_link" text:visited-style-name="Internet_20_link">16</text:a></text:p>
          <text:p text:style-name="P71"><text:a xlink:type="simple" xlink:href="#__RefHeading__10187_813993393" text:style-name="Internet_20_link" text:visited-style-name="Internet_20_link">4.31. <text:s/></text:a>MaxPktSize: 2048<text:tab/><text:a xlink:type="simple" xlink:href="#__RefHeading__10187_813993393" text:style-name="Internet_20_link" text:visited-style-name="Internet_20_link">16</text:a></text:p>
          <text:p text:style-name="P71"><text:a xlink:type="simple" xlink:href="#__RefHeading__10191_813993393" text:style-name="Internet_20_link" text:visited-style-name="Internet_20_link">4.32. <text:s/></text:a>Nodelist: "o:\nodelist\nodelist.*" [Zone]<text:tab/><text:a xlink:type="simple" xlink:href="#__RefHeading__10191_813993393" text:style-name="Internet_20_link" text:visited-style-name="Internet_20_link">16</text:a></text:p>
          <text:p text:style-name="P71"><text:a xlink:type="simple" xlink:href="#__RefHeading__10193_813993393" text:style-name="Internet_20_link" text:visited-style-name="Internet_20_link">4.33. <text:s/></text:a>NodelistPath: "o:\nodelist"<text:tab/><text:a xlink:type="simple" xlink:href="#__RefHeading__10193_813993393" text:style-name="Internet_20_link" text:visited-style-name="Internet_20_link">16</text:a></text:p>
          <text:p text:style-name="P71"><text:a xlink:type="simple" xlink:href="#__RefHeading__10195_813993393" text:style-name="Internet_20_link" text:visited-style-name="Internet_20_link">4.34. <text:s/></text:a>NoLogIgnore<text:tab/><text:a xlink:type="simple" xlink:href="#__RefHeading__10195_813993393" text:style-name="Internet_20_link" text:visited-style-name="Internet_20_link">16</text:a></text:p>
          <text:p text:style-name="P71"><text:a xlink:type="simple" xlink:href="#__RefHeading__21784_173365471" text:style-name="Internet_20_link" text:visited-style-name="Internet_20_link">4.35. <text:s/></text:a>Origin: "My best origin"<text:tab/><text:a xlink:type="simple" xlink:href="#__RefHeading__21784_173365471" text:style-name="Internet_20_link" text:visited-style-name="Internet_20_link">16</text:a></text:p>
          <text:p text:style-name="P71"><text:a xlink:type="simple" xlink:href="#__RefHeading__10197_813993393" text:style-name="Internet_20_link" text:visited-style-name="Internet_20_link">4.36. <text:s/></text:a>Outbound: "h:\tst\outb"<text:tab/><text:a xlink:type="simple" xlink:href="#__RefHeading__10197_813993393" text:style-name="Internet_20_link" text:visited-style-name="Internet_20_link">16</text:a></text:p>
          <text:p text:style-name="P71"><text:a xlink:type="simple" xlink:href="#__RefHeading__10199_813993393" text:style-name="Internet_20_link" text:visited-style-name="Internet_20_link">4.37. <text:s/></text:a>Password: "Pwd" 2:5020/*.*<text:tab/><text:a xlink:type="simple" xlink:href="#__RefHeading__10199_813993393" text:style-name="Internet_20_link" text:visited-style-name="Internet_20_link">17</text:a></text:p>
          <text:p text:style-name="P71"><text:a xlink:type="simple" xlink:href="#__RefHeading__10201_813993393" text:style-name="Internet_20_link" text:visited-style-name="Internet_20_link">4.38. <text:s/></text:a>ScanDir: ...<text:tab/><text:a xlink:type="simple" xlink:href="#__RefHeading__10201_813993393" text:style-name="Internet_20_link" text:visited-style-name="Internet_20_link">17</text:a></text:p>
          <text:p text:style-name="P71"><text:a xlink:type="simple" xlink:href="#__RefHeading__10203_813993393" text:style-name="Internet_20_link" text:visited-style-name="Internet_20_link">4.39. <text:s/></text:a>Semaphore: Time "File"<text:tab/><text:a xlink:type="simple" xlink:href="#__RefHeading__10203_813993393" text:style-name="Internet_20_link" text:visited-style-name="Internet_20_link">18</text:a></text:p>
          <text:p text:style-name="P71"><text:a xlink:type="simple" xlink:href="#__RefHeading__10205_813993393" text:style-name="Internet_20_link" text:visited-style-name="Internet_20_link">4.40. <text:s/></text:a>SetViaAlways<text:tab/><text:a xlink:type="simple" xlink:href="#__RefHeading__10205_813993393" text:style-name="Internet_20_link" text:visited-style-name="Internet_20_link">19</text:a></text:p>
          <text:p text:style-name="P71"><text:a xlink:type="simple" xlink:href="#__RefHeading__10207_813993393" text:style-name="Internet_20_link" text:visited-style-name="Internet_20_link">4.41. <text:s/></text:a>ScriptFile: "File"<text:tab/><text:a xlink:type="simple" xlink:href="#__RefHeading__10207_813993393" text:style-name="Internet_20_link" text:visited-style-name="Internet_20_link">19</text:a></text:p>
          <text:p text:style-name="P71"><text:a xlink:type="simple" xlink:href="#__RefHeading__10209_813993393" text:style-name="Internet_20_link" text:visited-style-name="Internet_20_link">4.42. <text:s/></text:a>ScriptMask: "smask"<text:tab/><text:a xlink:type="simple" xlink:href="#__RefHeading__10209_813993393" text:style-name="Internet_20_link" text:visited-style-name="Internet_20_link">19</text:a></text:p>
          <text:p text:style-name="P71"><text:a xlink:type="simple" xlink:href="#__RefHeading__10211_813993393" text:style-name="Internet_20_link" text:visited-style-name="Internet_20_link">4.43. <text:s/></text:a>SkipHiddenFiles<text:tab/><text:a xlink:type="simple" xlink:href="#__RefHeading__10211_813993393" text:style-name="Internet_20_link" text:visited-style-name="Internet_20_link">19</text:a></text:p>
          <text:p text:style-name="P71"><text:a xlink:type="simple" xlink:href="#__RefHeading__10213_813993393" text:style-name="Internet_20_link" text:visited-style-name="Internet_20_link">4.44. <text:s/></text:a>SoftCheckInNodelists<text:tab/><text:a xlink:type="simple" xlink:href="#__RefHeading__10213_813993393" text:style-name="Internet_20_link" text:visited-style-name="Internet_20_link">19</text:a></text:p>
          <text:p text:style-name="P71"><text:a xlink:type="simple" xlink:href="#__RefHeading__10215_813993393" text:style-name="Internet_20_link" text:visited-style-name="Internet_20_link">4.45. <text:s/></text:a>SysopName: "Vladimir Putin"<text:tab/><text:a xlink:type="simple" xlink:href="#__RefHeading__10215_813993393" text:style-name="Internet_20_link" text:visited-style-name="Internet_20_link">19</text:a></text:p>
          <text:p text:style-name="P71"><text:a xlink:type="simple" xlink:href="#__RefHeading__10217_813993393" text:style-name="Internet_20_link" text:visited-style-name="Internet_20_link">4.46. <text:s/></text:a>Tearline: "Your tear line"<text:tab/><text:a xlink:type="simple" xlink:href="#__RefHeading__10217_813993393" text:style-name="Internet_20_link" text:visited-style-name="Internet_20_link">20</text:a></text:p>
          <text:p text:style-name="P71"><text:a xlink:type="simple" xlink:href="#__RefHeading__10219_813993393" text:style-name="Internet_20_link" text:visited-style-name="Internet_20_link">4.47. <text:s/></text:a>TempMail: "h:\tst\temp"<text:tab/><text:a xlink:type="simple" xlink:href="#__RefHeading__10219_813993393" text:style-name="Internet_20_link" text:visited-style-name="Internet_20_link">20</text:a></text:p>
          <text:p text:style-name="P71"><text:a xlink:type="simple" xlink:href="#__RefHeading__10221_813993393" text:style-name="Internet_20_link" text:visited-style-name="Internet_20_link">4.48. <text:s/></text:a>TimeStampFile: "c:\ftrstamp.bin"<text:tab/><text:a xlink:type="simple" xlink:href="#__RefHeading__10221_813993393" text:style-name="Internet_20_link" text:visited-style-name="Internet_20_link">20</text:a></text:p>
          <text:p text:style-name="P71"><text:a xlink:type="simple" xlink:href="#__RefHeading__10223_813993393" text:style-name="Internet_20_link" text:visited-style-name="Internet_20_link">4.49. <text:s/></text:a>TrafficLog: "h:\log\RNtrack.trf"<text:tab/><text:a xlink:type="simple" xlink:href="#__RefHeading__10223_813993393" text:style-name="Internet_20_link" text:visited-style-name="Internet_20_link">20</text:a></text:p>
          <text:p text:style-name="P71"><text:a xlink:type="simple" xlink:href="#__RefHeading__10225_813993393" text:style-name="Internet_20_link" text:visited-style-name="Internet_20_link">4.50. <text:s/></text:a>TrafficLogTemplate: "File"<text:tab/><text:a xlink:type="simple" xlink:href="#__RefHeading__10225_813993393" text:style-name="Internet_20_link" text:visited-style-name="Internet_20_link">20</text:a></text:p>
          <text:p text:style-name="P71"><text:a xlink:type="simple" xlink:href="#__RefHeading__10227_813993393" text:style-name="Internet_20_link" text:visited-style-name="Internet_20_link">4.51. <text:s/></text:a>UseASO<text:tab/><text:a xlink:type="simple" xlink:href="#__RefHeading__10227_813993393" text:style-name="Internet_20_link" text:visited-style-name="Internet_20_link">20</text:a></text:p>
          <text:p text:style-name="P71"><text:a xlink:type="simple" xlink:href="#__RefHeading__10229_813993393" text:style-name="Internet_20_link" text:visited-style-name="Internet_20_link">4.52. <text:s/></text:a>UseBrake<text:tab/><text:a xlink:type="simple" xlink:href="#__RefHeading__10229_813993393" text:style-name="Internet_20_link" text:visited-style-name="Internet_20_link">20</text:a></text:p>
          <text:p text:style-name="P71"><text:a xlink:type="simple" xlink:href="#__RefHeading__10231_813993393" text:style-name="Internet_20_link" text:visited-style-name="Internet_20_link">4.53. <text:s/></text:a>UseFileBoxes<text:tab/><text:a xlink:type="simple" xlink:href="#__RefHeading__10231_813993393" text:style-name="Internet_20_link" text:visited-style-name="Internet_20_link">21</text:a></text:p>
          <text:p text:style-name="P71"><text:a xlink:type="simple" xlink:href="#__RefHeading__21786_173365471" text:style-name="Internet_20_link" text:visited-style-name="Internet_20_link">4.54. <text:s/></text:a>UseNewVia<text:tab/><text:a xlink:type="simple" xlink:href="#__RefHeading__21786_173365471" text:style-name="Internet_20_link" text:visited-style-name="Internet_20_link">21</text:a></text:p>
          <text:p text:style-name="P71"><text:a xlink:type="simple" xlink:href="#__RefHeading__10233_813993393" text:style-name="Internet_20_link" text:visited-style-name="Internet_20_link">4.55. <text:s/></text:a>UseOwnZone<text:tab/><text:a xlink:type="simple" xlink:href="#__RefHeading__10233_813993393" text:style-name="Internet_20_link" text:visited-style-name="Internet_20_link">21</text:a></text:p>
          <text:p text:style-name="P71"><text:soft-page-break/><text:a xlink:type="simple" xlink:href="#__RefHeading__10235_813993393" text:style-name="Internet_20_link" text:visited-style-name="Internet_20_link">4.56. <text:s/></text:a>UTC: +3<text:tab/><text:a xlink:type="simple" xlink:href="#__RefHeading__10235_813993393" text:style-name="Internet_20_link" text:visited-style-name="Internet_20_link">21</text:a></text:p>
          <text:p text:style-name="P58"><text:a xlink:type="simple" xlink:href="#__RefHeading__10237_813993393" text:style-name="Internet_20_link" text:visited-style-name="Internet_20_link">5. <text:s/></text:a>Параметры слова Mask:<text:tab/><text:a xlink:type="simple" xlink:href="#__RefHeading__10237_813993393" text:style-name="Internet_20_link" text:visited-style-name="Internet_20_link">21</text:a></text:p>
          <text:p text:style-name="P71"><text:a xlink:type="simple" xlink:href="#__RefHeading__14278_1391431384" text:style-name="Internet_20_link" text:visited-style-name="Internet_20_link">5.1. <text:s/></text:a>FromName, ToName<text:tab/><text:a xlink:type="simple" xlink:href="#__RefHeading__14278_1391431384" text:style-name="Internet_20_link" text:visited-style-name="Internet_20_link">22</text:a></text:p>
          <text:p text:style-name="P71"><text:a xlink:type="simple" xlink:href="#__RefHeading__14280_1391431384" text:style-name="Internet_20_link" text:visited-style-name="Internet_20_link">5.2. <text:s/></text:a>FromAddr, ToAddr<text:tab/><text:a xlink:type="simple" xlink:href="#__RefHeading__14280_1391431384" text:style-name="Internet_20_link" text:visited-style-name="Internet_20_link">22</text:a></text:p>
          <text:p text:style-name="P71"><text:a xlink:type="simple" xlink:href="#__RefHeading__14282_1391431384" text:style-name="Internet_20_link" text:visited-style-name="Internet_20_link">5.3. <text:s/></text:a>Subject<text:tab/><text:a xlink:type="simple" xlink:href="#__RefHeading__14282_1391431384" text:style-name="Internet_20_link" text:visited-style-name="Internet_20_link">23</text:a></text:p>
          <text:p text:style-name="P71"><text:a xlink:type="simple" xlink:href="#__RefHeading__14284_1391431384" text:style-name="Internet_20_link" text:visited-style-name="Internet_20_link">5.4. <text:s/></text:a>Flags<text:tab/><text:a xlink:type="simple" xlink:href="#__RefHeading__14284_1391431384" text:style-name="Internet_20_link" text:visited-style-name="Internet_20_link">23</text:a></text:p>
          <text:p text:style-name="P71"><text:a xlink:type="simple" xlink:href="#__RefHeading__10239_813993393" text:style-name="Internet_20_link" text:visited-style-name="Internet_20_link">5.5. <text:s/></text:a>Параметры слова 'ScriptMask:'<text:tab/><text:a xlink:type="simple" xlink:href="#__RefHeading__10239_813993393" text:style-name="Internet_20_link" text:visited-style-name="Internet_20_link">26</text:a></text:p>
          <text:p text:style-name="P58"><text:a xlink:type="simple" xlink:href="#__RefHeading__10241_813993393" text:style-name="Internet_20_link" text:visited-style-name="Internet_20_link">6. <text:s/></text:a>Параметры слова 'Action:'<text:tab/><text:a xlink:type="simple" xlink:href="#__RefHeading__10241_813993393" text:style-name="Internet_20_link" text:visited-style-name="Internet_20_link">26</text:a></text:p>
          <text:p text:style-name="P71"><text:a xlink:type="simple" xlink:href="#__RefHeading__14286_1391431384" text:style-name="Internet_20_link" text:visited-style-name="Internet_20_link">6.1. <text:s/></text:a>Примеры<text:tab/><text:a xlink:type="simple" xlink:href="#__RefHeading__14286_1391431384" text:style-name="Internet_20_link" text:visited-style-name="Internet_20_link">30</text:a></text:p>
          <text:p text:style-name="P71"><text:a xlink:type="simple" xlink:href="#__RefHeading__14288_1391431384" text:style-name="Internet_20_link" text:visited-style-name="Internet_20_link">6.2. <text:s/></text:a>Макросы в шаблонах<text:tab/><text:a xlink:type="simple" xlink:href="#__RefHeading__14288_1391431384" text:style-name="Internet_20_link" text:visited-style-name="Internet_20_link">30</text:a></text:p>
          <text:p text:style-name="P58"><text:a xlink:type="simple" xlink:href="#__RefHeading__10243_813993393" text:style-name="Internet_20_link" text:visited-style-name="Internet_20_link">7. <text:s/></text:a>Префиксы "*" и "+" для масок<text:tab/><text:a xlink:type="simple" xlink:href="#__RefHeading__10243_813993393" text:style-name="Internet_20_link" text:visited-style-name="Internet_20_link">32</text:a></text:p>
          <text:p text:style-name="P58"><text:a xlink:type="simple" xlink:href="#__RefHeading__10245_813993393" text:style-name="Internet_20_link" text:visited-style-name="Internet_20_link">8. <text:s/></text:a>Примеры использования 'Mask:' и 'Action:'<text:tab/><text:a xlink:type="simple" xlink:href="#__RefHeading__10245_813993393" text:style-name="Internet_20_link" text:visited-style-name="Internet_20_link">33</text:a></text:p>
          <text:p text:style-name="P58"><text:a xlink:type="simple" xlink:href="#__RefHeading__10247_813993393" text:style-name="Internet_20_link" text:visited-style-name="Internet_20_link">9. <text:s/></text:a>Особенности работы<text:tab/><text:a xlink:type="simple" xlink:href="#__RefHeading__10247_813993393" text:style-name="Internet_20_link" text:visited-style-name="Internet_20_link">37</text:a></text:p>
          <text:p text:style-name="P58"><text:a xlink:type="simple" xlink:href="#__RefHeading__10249_813993393" text:style-name="Internet_20_link" text:visited-style-name="Internet_20_link">10. <text:s/></text:a>Поддерживаемые типы баз<text:tab/><text:a xlink:type="simple" xlink:href="#__RefHeading__10249_813993393" text:style-name="Internet_20_link" text:visited-style-name="Internet_20_link">37</text:a></text:p>
          <text:p text:style-name="P71"><text:a xlink:type="simple" xlink:href="#__RefHeading__10251_813993393" text:style-name="Internet_20_link" text:visited-style-name="Internet_20_link">10.1. <text:s/></text:a>Squish<text:tab/><text:a xlink:type="simple" xlink:href="#__RefHeading__10251_813993393" text:style-name="Internet_20_link" text:visited-style-name="Internet_20_link">37</text:a></text:p>
          <text:p text:style-name="P71"><text:a xlink:type="simple" xlink:href="#__RefHeading__10253_813993393" text:style-name="Internet_20_link" text:visited-style-name="Internet_20_link">10.2. <text:s/></text:a>*.PKT<text:tab/><text:a xlink:type="simple" xlink:href="#__RefHeading__10253_813993393" text:style-name="Internet_20_link" text:visited-style-name="Internet_20_link">38</text:a></text:p>
          <text:p text:style-name="P71"><text:a xlink:type="simple" xlink:href="#__RefHeading__10255_813993393" text:style-name="Internet_20_link" text:visited-style-name="Internet_20_link">10.3. <text:s/></text:a>*.MSG<text:tab/><text:a xlink:type="simple" xlink:href="#__RefHeading__10255_813993393" text:style-name="Internet_20_link" text:visited-style-name="Internet_20_link">38</text:a></text:p>
          <text:p text:style-name="P71"><text:a xlink:type="simple" xlink:href="#__RefHeading__10257_813993393" text:style-name="Internet_20_link" text:visited-style-name="Internet_20_link">10.4. <text:s/></text:a>JAM<text:tab/><text:a xlink:type="simple" xlink:href="#__RefHeading__10257_813993393" text:style-name="Internet_20_link" text:visited-style-name="Internet_20_link">39</text:a></text:p>
          <text:p text:style-name="P58"><text:a xlink:type="simple" xlink:href="#__RefHeading__10259_813993393" text:style-name="Internet_20_link" text:visited-style-name="Internet_20_link">11. <text:s/></text:a>Работа с нодлистами<text:tab/><text:a xlink:type="simple" xlink:href="#__RefHeading__10259_813993393" text:style-name="Internet_20_link" text:visited-style-name="Internet_20_link">39</text:a></text:p>
          <text:p text:style-name="P71"><text:a xlink:type="simple" xlink:href="#__RefHeading__3042_61882448" text:style-name="Internet_20_link" text:visited-style-name="Internet_20_link">11.1. <text:s/></text:a>Адресная маска "#"<text:tab/><text:a xlink:type="simple" xlink:href="#__RefHeading__3042_61882448" text:style-name="Internet_20_link" text:visited-style-name="Internet_20_link">40</text:a></text:p>
          <text:p text:style-name="P71"><text:a xlink:type="simple" xlink:href="#__RefHeading__3044_61882448" text:style-name="Internet_20_link" text:visited-style-name="Internet_20_link">11.2. <text:s/></text:a>Адресная маска "&amp;"<text:tab/><text:a xlink:type="simple" xlink:href="#__RefHeading__3044_61882448" text:style-name="Internet_20_link" text:visited-style-name="Internet_20_link">40</text:a></text:p>
          <text:p text:style-name="P58"><text:a xlink:type="simple" xlink:href="#__RefHeading__10261_813993393" text:style-name="Internet_20_link" text:visited-style-name="Internet_20_link">12. <text:s/></text:a>Работа со скриптами<text:tab/><text:a xlink:type="simple" xlink:href="#__RefHeading__10261_813993393" text:style-name="Internet_20_link" text:visited-style-name="Internet_20_link">41</text:a></text:p>
          <text:p text:style-name="P71"><text:a xlink:type="simple" xlink:href="#__RefHeading__14290_1391431384" text:style-name="Internet_20_link" text:visited-style-name="Internet_20_link">12.1. <text:s/></text:a>Константы<text:tab/><text:a xlink:type="simple" xlink:href="#__RefHeading__14290_1391431384" text:style-name="Internet_20_link" text:visited-style-name="Internet_20_link">41</text:a></text:p>
          <text:p text:style-name="P71"><text:a xlink:type="simple" xlink:href="#__RefHeading__14292_1391431384" text:style-name="Internet_20_link" text:visited-style-name="Internet_20_link">12.2. <text:s/></text:a>Переменные<text:tab/><text:a xlink:type="simple" xlink:href="#__RefHeading__14292_1391431384" text:style-name="Internet_20_link" text:visited-style-name="Internet_20_link">42</text:a></text:p>
          <text:p text:style-name="P71"><text:a xlink:type="simple" xlink:href="#__RefHeading__14294_1391431384" text:style-name="Internet_20_link" text:visited-style-name="Internet_20_link">12.3. <text:s/></text:a>Функции<text:tab/><text:a xlink:type="simple" xlink:href="#__RefHeading__14294_1391431384" text:style-name="Internet_20_link" text:visited-style-name="Internet_20_link">43</text:a></text:p>
          <text:p text:style-name="P85"><text:a xlink:type="simple" xlink:href="#__RefHeading__14296_1391431384" text:style-name="Internet_20_link" text:visited-style-name="Internet_20_link">12.3.1. <text:s/></text:a>Log("text");<text:tab/><text:a xlink:type="simple" xlink:href="#__RefHeading__14296_1391431384" text:style-name="Internet_20_link" text:visited-style-name="Internet_20_link">43</text:a></text:p>
          <text:p text:style-name="P85"><text:a xlink:type="simple" xlink:href="#__RefHeading__14298_1391431384" text:style-name="Internet_20_link" text:visited-style-name="Internet_20_link">12.3.2. <text:s/></text:a>Update();<text:tab/><text:a xlink:type="simple" xlink:href="#__RefHeading__14298_1391431384" text:style-name="Internet_20_link" text:visited-style-name="Internet_20_link">43</text:a></text:p>
          <text:p text:style-name="P85"><text:a xlink:type="simple" xlink:href="#__RefHeading__14300_1391431384" text:style-name="Internet_20_link" text:visited-style-name="Internet_20_link">12.3.3. <text:s/></text:a>ExistsInNodelist("99:99/999");<text:tab/><text:a xlink:type="simple" xlink:href="#__RefHeading__14300_1391431384" text:style-name="Internet_20_link" text:visited-style-name="Internet_20_link">44</text:a></text:p>
          <text:p text:style-name="P85"><text:a xlink:type="simple" xlink:href="#__RefHeading__14302_1391431384" text:style-name="Internet_20_link" text:visited-style-name="Internet_20_link">12.3.4. <text:s/></text:a>FindHub("99:99/999");<text:tab/><text:a xlink:type="simple" xlink:href="#__RefHeading__14302_1391431384" text:style-name="Internet_20_link" text:visited-style-name="Internet_20_link">44</text:a></text:p>
          <text:p text:style-name="P85"><text:a xlink:type="simple" xlink:href="#__RefHeading__14304_1391431384" text:style-name="Internet_20_link" text:visited-style-name="Internet_20_link">12.3.5. <text:s/></text:a>NewMsg(...)<text:tab/><text:a xlink:type="simple" xlink:href="#__RefHeading__14304_1391431384" text:style-name="Internet_20_link" text:visited-style-name="Internet_20_link">44</text:a></text:p>
          <text:p text:style-name="P58"><text:a xlink:type="simple" xlink:href="#__RefHeading__10263_813993393" text:style-name="Internet_20_link" text:visited-style-name="Internet_20_link">13. <text:s/></text:a>Гарантии<text:tab/><text:a xlink:type="simple" xlink:href="#__RefHeading__10263_813993393" text:style-name="Internet_20_link" text:visited-style-name="Internet_20_link">44</text:a></text:p>
          <text:p text:style-name="P58"><text:soft-page-break/><text:a xlink:type="simple" xlink:href="#__RefHeading__10265_813993393" text:style-name="Internet_20_link" text:visited-style-name="Internet_20_link">14. <text:s/></text:a>Благодарности<text:tab/><text:a xlink:type="simple" xlink:href="#__RefHeading__10265_813993393" text:style-name="Internet_20_link" text:visited-style-name="Internet_20_link">44</text:a></text:p>
          <text:p text:style-name="P58"><text:a xlink:type="simple" xlink:href="#__RefHeading__10267_813993393" text:style-name="Internet_20_link" text:visited-style-name="Internet_20_link">15. <text:s/></text:a>Как найти разработчиков<text:tab/><text:a xlink:type="simple" xlink:href="#__RefHeading__10267_813993393" text:style-name="Internet_20_link" text:visited-style-name="Internet_20_link">45</text:a></text:p>
        </text:index-body>
      </text:table-of-content>
      <text:p text:style-name="P3"/>
      <text:list xml:id="list3819194672" text:style-name="Outline">
        <text:list-item>
          <text:h text:style-name="P84" text:outline-level="1"><text:bookmark-start text:name="__RefHeading__10115_813993393"/>Для чего эта штука может понадобиться<text:bookmark-end text:name="__RefHeading__10115_813993393"/></text:h>
        </text:list-item>
      </text:list>
      <text:p text:style-name="Text_20_body">Это "трекалка" нетмейла. Предназначена для обработки нетмейла на нетмейловых хабах, хотя может быть полезна и обычному узлу.</text:p>
      <text:list xml:id="list200127509558945" text:continue-numbering="true" text:style-name="Outline">
        <text:list-item>
          <text:h text:style-name="Heading_20_1" text:outline-level="1"><text:bookmark-start text:name="__RefHeading__10117_813993393"/>Как она работает<text:bookmark-end text:name="__RefHeading__10117_813993393"/></text:h>
        </text:list-item>
      </text:list>
      <text:p text:style-name="Text_20_body">Берёт письмо, сравнивает его с маской и, если сравнение оказалось успешным, выполняет над данным письмом соответствующую операцию. <text:span text:style-name="T69">Не углубляясь в детали, можно сказать, что в конфигурационном файле это выглядит так:</text:span></text:p>
      <text:p text:style-name="P33">Mask: …</text:p>
      <text:p text:style-name="P33">Action: …</text:p>
      <text:p text:style-name="P47"><text:span text:style-name="T70">К</text:span>оманда <text:span text:style-name="T73">'</text:span><text:span text:style-name="T8">Mask:</text:span><text:span text:style-name="T73">'</text:span> задаёт маску (сама маска здесь не показана и заменена на многоточие), а команда <text:span text:style-name="T73">'</text:span><text:span text:style-name="T8">Action:</text:span><text:span text:style-name="T73">'</text:span> задаёт действие (здесь также не показано). <text:span text:style-name="T75">Например, если письмо пришло не от моего обычного линка, я проверяю, направлено ли оно в мою сеть 2:5020, в которую я как хаб обязан пересылать все письма. Поэтому в качестве маски выступает выражение '2:5020/*.*', которое сравнивается с адресом получателя в письме. </text:span></text:p>
      <text:p text:style-name="P47"><text:span text:style-name="T75">Есть ещё одна важная команда: '</text:span><text:span text:style-name="T10">ScanDir:</text:span><text:span text:style-name="T70">'. В самом общем виде обработка писем в конфигурационном файле выглядит так:</text:span></text:p>
      <text:p text:style-name="P34">ScanDir: message_base_1</text:p>
      <text:p text:style-name="P34">Mask: mask_1</text:p>
      <text:p text:style-name="P34">Action: action_1</text:p>
      <text:p text:style-name="P35">Mask: mask_<text:span text:style-name="T71">2</text:span></text:p>
      <text:p text:style-name="P35">Action: action_<text:span text:style-name="T71">2</text:span></text:p>
      <text:p text:style-name="P35">…</text:p>
      <text:p text:style-name="P34">Mask: mask_n</text:p>
      <text:p text:style-name="P34">Action: action_n</text:p>
      <text:p text:style-name="P34">ScanDir: message_base_2</text:p>
      <text:p text:style-name="P34">…</text:p>
      <text:p text:style-name="P44">Команда «<text:span text:style-name="T8">ScanDir: message_base_1</text:span>» последовательно, одно за другим читает письма из базы писем <text:span text:style-name="T8">message_base_1</text:span>. В качестве такой базы может выступать каталог с пакетами <text:span text:style-name="T8">*.pkt</text:span>, каталог с сообщениями в формате MSG/Opus <text:span text:style-name="T8">*.msg</text:span>, база в формате JAM или база в формате Squish. Каждое <text:span text:style-name="T71">прочтённое письмо последовательно сравнивается с масками </text:span><text:span text:style-name="T8">mask_1</text:span>, <text:span text:style-name="T8">mask_</text:span><text:span text:style-name="T11">2</text:span><text:span text:style-name="T71">, …, </text:span><text:span text:style-name="T8">mask_n</text:span>. <text:span text:style-name="T71">Если письмо не сравнилось с маской </text:span><text:span text:style-name="T8">mask_1</text:span>, <text:span text:style-name="T71">то действие </text:span><text:span text:style-name="T8">action_1</text:span> <text:span text:style-name="T71">не выполняется, и письмо сравнивается с </text:span><text:span text:style-name="T8">mask_</text:span><text:span text:style-name="T11">2</text:span><text:span text:style-name="T71">. Если оно сравнилось с </text:span><text:span text:style-name="T8">mask_</text:span><text:span text:style-name="T11">2</text:span><text:span text:style-name="T71">, то выполняется действие </text:span><text:soft-page-break/><text:span text:style-name="T8">action_</text:span><text:span text:style-name="T11">2</text:span><text:span text:style-name="T71">, и обработка данного письма в этом </text:span>«<text:span text:style-name="T8">ScanDir: message_base_1</text:span>» <text:span text:style-name="T71">заканчивается, то есть сравнение со всеми последующими масками вплоть до следующей команды </text:span>«<text:span text:style-name="T8">ScanDir: message_base_2</text:span>» <text:span text:style-name="T71">не выполняется.</text:span></text:p>
      <text:p text:style-name="P45">Можно записать несколько действий подряд.</text:p>
      <text:p text:style-name="P36">ScanDir: message_base_1</text:p>
      <text:p text:style-name="P37">… </text:p>
      <text:p text:style-name="P38">Mask: mask1</text:p>
      <text:p text:style-name="P38">Action: action1</text:p>
      <text:p text:style-name="P38">Action: action2</text:p>
      <text:p text:style-name="P38">Action: action3</text:p>
      <text:p text:style-name="P38">Mask: mask2</text:p>
      <text:p text:style-name="P38">… </text:p>
      <text:p text:style-name="P45">Если письмо сравнилось с маской, то выполняются все записанные подряд за этой маской действия. При этом само письмо сохраняется в памяти, даже если одним из действий оно было удалено из базы сообщений. <text:span text:style-name="T72">Поэтому можно первым действием удалить письмо из базы сообщений, а вторым — скопировать его в другую базу. </text:span>Цепочка выполняемых действий прерывается следующей маской <text:span text:style-name="T72">и письмо удаляется из памяти</text:span>. <text:span text:style-name="T77">Если письмо в этой базе осталось, то в следующий раз мы можем встретиться с этим письмом при сканировании той же базы в другой команде '</text:span><text:span text:style-name="T12">ScanDir:</text:span><text:span text:style-name="T72">', расположенной ниже в конфигурационном файле или при следующем запуске </text:span><text:span text:style-name="T40">RNtrack</text:span><text:span text:style-name="T72">.</text:span></text:p>
      <text:list xml:id="list200127730163209" text:continue-numbering="true" text:style-name="Outline">
        <text:list-item>
          <text:h text:style-name="Heading_20_1" text:outline-level="1"><text:bookmark-start text:name="__RefHeading__10119_813993393"/>Запуск<text:bookmark-end text:name="__RefHeading__10119_813993393"/></text:h>
        </text:list-item>
      </text:list>
      <text:p text:style-name="P48">Если запустить <text:span text:style-name="Teletype"><text:span text:style-name="T29">RNtrack</text:span></text:span> без параметров, то <text:span text:style-name="T76">в Windows он в качестве конфигурационного попытается прочесть файл <text:s/></text:span><text:span text:style-name="T13">%USERPROFILE%\fido\rntrack.cfg</text:span><text:span text:style-name="T76">, в юниксоподобной операционной системе </text:span>он попытается <text:span text:style-name="T76">прочесть </text:span><text:span text:style-name="T13">~/fido/etc/rntrack.conf</text:span><text:span text:style-name="T76">, а в остальных операционных системах попытается</text:span> найти в текущем каталоге файл <text:span text:style-name="T13">rn</text:span><text:span text:style-name="Teletype"><text:span text:style-name="T8">track.cfg</text:span></text:span> и обработать его. </text:p>
      <text:p text:style-name="Text_20_body">Вы можете установить переменную окружения <text:span text:style-name="Teletype"><text:span text:style-name="T29">RNTRACKCONFIG</text:span></text:span> (или использовать специальный ключ командной строки) для выбора другого пути.</text:p>
      <text:p text:style-name="Text_20_body">Возможные ключи командной стро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5">-с</text:p>
          </table:table-cell>
          <table:table-cell table:style-name="Таблица3.A1" office:value-type="string">
            <text:p text:style-name="P24">Имя файла конфигурации. Например, <text:span text:style-name="Teletype"><text:span text:style-name="T29">-c "d:\soft\</text:span></text:span><text:span text:style-name="Teletype"><text:span text:style-name="T30">fido</text:span></text:span><text:span text:style-name="Teletype"><text:span text:style-name="T29">\RNtrack.cfg"</text:span></text:span>. Пробел между '<text:span text:style-name="Teletype"><text:span text:style-name="T29">-c</text:span></text:span><text:span text:style-name="Teletype"><text:span text:style-name="T6">'</text:span></text:span> и началом пути обязателен. Кавычки обязательны. <text:span text:style-name="T44">Значение этого ключа замещает значение переменной среды RNTRACKCONFIG.</text:span></text:p>
          </table:table-cell>
        </table:table-row>
        <table:table-row>
          <table:table-cell table:style-name="Таблица3.A1" office:value-type="string">
            <text:p text:style-name="P25">-u</text:p>
          </table:table-cell>
          <table:table-cell table:style-name="Таблица3.A1" office:value-type="string">
            <text:p text:style-name="P23">Указывает, что требуется распаковка аутбаунда. Перед тем, как выполнить <text:soft-page-break/>основные функции, описанные в файле конфигурации, RNtrack распакует весь аутбаунд в каталог, указанный в ключевом слове <text:span text:style-name="T29">'</text:span><text:span text:style-name="Internet_20_link"><text:span text:style-name="T35"><text:bookmark-ref text:reference-format="text" text:ref-name="TempMail">TempMail:</text:bookmark-ref></text:span></text:span><text:span text:style-name="T29">'</text:span>.</text:p>
          </table:table-cell>
        </table:table-row>
        <table:table-row>
          <table:table-cell table:style-name="Таблица3.A1" office:value-type="string">
            <text:p text:style-name="P25">-t</text:p>
          </table:table-cell>
          <table:table-cell table:style-name="Таблица3.A1" office:value-type="string">
            <text:p text:style-name="P23">Выполнить все <text:span text:style-name="T29">'</text:span><text:span text:style-name="Internet_20_link"><text:span text:style-name="T35"><text:bookmark-ref text:reference-format="text" text:ref-name="ScanDir">ScanDir:</text:bookmark-ref></text:span></text:span><text:span text:style-name="T29">'</text:span>, для которых указано однократное выполнение, невзирая на то, должны они сейчас выполняться или нет.</text:p>
          </table:table-cell>
        </table:table-row>
        <table:table-row>
          <table:table-cell table:style-name="Таблица3.A1" office:value-type="string">
            <text:p text:style-name="P25">-v</text:p>
          </table:table-cell>
          <table:table-cell table:style-name="Таблица3.A1" office:value-type="string">
            <text:p text:style-name="P10">Вывести на экран версию программы и список авторов.</text:p>
          </table:table-cell>
        </table:table-row>
        <table:table-row>
          <table:table-cell table:style-name="Таблица3.A1" office:value-type="string">
            <text:p text:style-name="P25">-h</text:p>
          </table:table-cell>
          <table:table-cell table:style-name="Таблица3.A1" office:value-type="string">
            <text:p text:style-name="P23">Вывести на экран подсказку.</text:p>
          </table:table-cell>
        </table:table-row>
      </table:table>
      <text:list xml:id="list200127574124730" text:continue-numbering="true" text:style-name="Outline">
        <text:list-item>
          <text:h text:style-name="P81" text:outline-level="1"><text:bookmark-start text:name="__RefHeading__10121_813993393"/>Конфигурационный файл<text:bookmark-end text:name="__RefHeading__10121_813993393"/></text:h>
        </text:list-item>
      </text:list>
      <text:p text:style-name="Text_20_body"><text:span text:style-name="T45">Конфигурационный файл RNtrack состоит из директив. Каждая директива располагается на отдельной строке и состоит из ключевого слова и, возможно, одного или нескольких параметров. </text:span>Все ключевые слова регистронезависимые. <text:span text:style-name="T45">Для директив с параметрами д</text:span>воеточие является составной частью ключевого слова. Поэтому нельзя писать <text:span text:style-name="T29">"</text:span><text:span text:style-name="T35">Address :</text:span><text:span text:style-name="T29">"</text:span> вместо <text:span text:style-name="T29">"</text:span><text:span text:style-name="T35">Address:</text:span><text:span text:style-name="T29">"</text:span>. Комментарии могут начинаться с символа <text:span text:style-name="Teletype"><text:span text:style-name="T29">'\'</text:span></text:span> <text:span text:style-name="T45">и продолжаться </text:span>до конца строки или <text:span text:style-name="T45">начинаться с открывающей скобки </text:span><text:span text:style-name="Teletype"><text:span text:style-name="T29">'('</text:span></text:span> <text:span text:style-name="T45">и продолжаться до закрывающей скобки </text:span><text:span text:style-name="T37">'</text:span><text:span text:style-name="T29">)</text:span><text:span text:style-name="T37">'</text:span>.</text:p>
      <text:p text:style-name="Text_20_body">Везде, где в качестве параметров используется строка, можно использовать подстановку переменных окружения в виде <text:span text:style-name="Teletype"><text:span text:style-name="T29">%VAR%</text:span></text:span>. Например: </text:p>
      <text:p text:style-name="Text_20_body"><text:span text:style-name="T34">Nodelist</text:span><text:span text:style-name="T35">:</text:span><text:span text:style-name="T29"> </text:span><text:span text:style-name="Teletype"><text:span text:style-name="T29">"%NDL%\</text:span></text:span><text:span text:style-name="Teletype"><text:span text:style-name="T30">nodelist</text:span></text:span><text:span text:style-name="Teletype"><text:span text:style-name="T29">.*"</text:span></text:span></text:p>
      <text:p text:style-name="Text_20_body">Если строку <text:span text:style-name="Teletype"><text:span text:style-name="T29">%..%</text:span></text:span> не удалось разобрать как переменную окружения, то RNtrack будет пытаться разобрать её как шестнадцатеричное число <text:span text:style-name="T46">и будет считать это число</text:span> код<text:span text:style-name="T46">ом</text:span> символа. <text:s/>Например, <text:span text:style-name="Teletype"><text:span text:style-name="T29">%22%</text:span></text:span> будет воспринято как <text:span text:style-name="T46">кавычка</text:span> <text:span text:style-name="Teletype"><text:span text:style-name="T29">'"'</text:span></text:span>.</text:p>
      <text:p text:style-name="Text_20_body">Для того, чтобы использовать символ <text:span text:style-name="Teletype"><text:span text:style-name="T29">'%'</text:span></text:span> в строках, его надо писать дважды. Например:</text:p>
      <text:p text:style-name="Text_20_body"><text:span text:style-name="T35">Action: </text:span><text:span text:style-name="T34">NewMsg</text:span><text:span text:style-name="T30"> </text:span><text:span text:style-name="Teletype"><text:span text:style-name="T30">"tpl\badfrom.tpl" "h:\fido\post\netmail\out" "Alex Bagmanov" @ "%%" % "Bad source address" +l</text:span></text:span></text:p>
      <text:p text:style-name="Text_20_body">Ниже приведены все <text:span text:style-name="T46">директивы</text:span>, отсортированные по алфавиту.</text:p>
      <text:list xml:id="list200127529387770" text:continue-numbering="true" text:style-name="Outline">
        <text:list-item>
          <text:list>
            <text:list-item>
              <text:h text:style-name="P72" text:outline-level="2"><text:bookmark-start text:name="__RefHeading__10123_813993393"/>Action: <text:span text:style-name="T1">SomeAction</text:span> { [Time] }<text:bookmark-end text:name="__RefHeading__10123_813993393"/></text:h>
            </text:list-item>
          </text:list>
        </text:list-item>
      </text:list>
      <text:p text:style-name="Text_20_body">Указывает операцию <text:span text:style-name="T30">SomeAction</text:span>, которая будет выполнена над письмом, совпавшим с маской. Подробнее об этой операции написано в главе <text:span text:style-name="Internet_20_link"><text:bookmark-ref text:reference-format="chapter" text:ref-name="__RefHeading__10241_813993393">6</text:bookmark-ref></text:span>. Может быть указано время, в которое будет срабатывать данная команда. Формат параметра <text:span text:style-name="T36">Time</text:span> аналогичен параметру <text:span text:style-name="Internet_20_link"><text:span text:style-name="T35"><text:bookmark-ref text:reference-format="text" text:ref-name="Time">Time</text:bookmark-ref></text:span></text:span> в команде <text:span text:style-name="T35">'</text:span><text:span text:style-name="T34">ScanDir</text:span><text:span text:style-name="T35">:'</text:span> и подробно описан в описании этой команды. (см. <text:span text:style-name="Internet_20_link"><text:span text:style-name="T29"><text:bookmark-ref text:reference-format="text" text:ref-name="Time">Time</text:bookmark-ref></text:span></text:span>)</text:p>
      <text:list xml:id="list200128126173216" text:continue-numbering="true" text:style-name="Outline">
        <text:list-item>
          <text:list>
            <text:list-item>
              <text:h text:style-name="P72" text:outline-level="2"><text:bookmark-start text:name="__RefHeading__10125_813993393"/>Address: <text:s/>2:5030/9999<text:bookmark-end text:name="__RefHeading__10125_813993393"/></text:h>
            </text:list-item>
          </text:list>
        </text:list-item>
      </text:list>
      <text:p text:style-name="Text_20_body">Адрес Вашей системы. Должен быть 3D (ну, или 4D, хотя я слабо себе представляю <text:soft-page-break/>пойнта, который поставит себе RNtrack).</text:p>
      <text:list xml:id="list200126881307688" text:continue-numbering="true" text:style-name="Outline">
        <text:list-item>
          <text:list>
            <text:list-item>
              <text:h text:style-name="P73" text:outline-level="2"><text:bookmark-start text:name="__RefHeading__10127_813993393"/>A<text:span text:style-name="T5">d</text:span>d<text:span text:style-name="T82">ToNullPkt</text:span><text:bookmark-end text:name="__RefHeading__10127_813993393"/></text:h>
            </text:list-item>
          </text:list>
        </text:list-item>
      </text:list>
      <text:p text:style-name="Text_20_body">Разрешает допаковывать в файлы <text:span text:style-name="T29">*.</text:span><text:span text:style-name="Teletype"><text:span text:style-name="T29">?UT</text:span></text:span> нулевой длины. По умолчанию на такие <text:span text:style-name="Teletype"><text:span text:style-name="T29">*.?UT</text:span></text:span> RNtrack ругается.</text:p>
      <text:list xml:id="list200128199589608" text:continue-numbering="true" text:style-name="Outline">
        <text:list-item>
          <text:list>
            <text:list-item>
              <text:h text:style-name="P74" text:outline-level="2"><text:bookmark-start text:name="__RefHeading__10131_813993393"/>Aka: 7:1130/79 7:*/*.*<text:bookmark-end text:name="__RefHeading__10131_813993393"/></text:h>
            </text:list-item>
          </text:list>
        </text:list-item>
      </text:list>
      <text:p text:style-name="Text_20_body">Ваши AKA. Первым параметром этого слова идёт ваше AKA, вторым -- маска. Маска указывает, при работе с какими адресами будет использован этот ака. Более подробно работа с AKA изложена в описании модификатора адреса <text:span text:style-name="T29">'@'</text:span><text:span text:style-name="T14"> </text:span><text:span text:style-name="T8">(</text:span><text:span text:style-name="T27">см.</text:span> <text:span text:style-name="Internet_20_link"><text:span text:style-name="T29"><text:bookmark-ref text:reference-format="text" text:ref-name="Модификатор адреса">Модификатор '@'</text:bookmark-ref></text:span></text:span><text:span text:style-name="T14">)</text:span> и в описании команды <text:span text:style-name="T29">'</text:span><text:span text:style-name="Internet_20_link"><text:span text:style-name="T35"><text:reference-ref text:reference-format="text" text:ref-name="Action: Route">Action: Route</text:reference-ref></text:span></text:span><text:span text:style-name="T29">'</text:span> (или <text:span text:style-name="T29">'</text:span><text:span text:style-name="Internet_20_link"><text:span text:style-name="T35"><text:reference-ref text:reference-format="text" text:ref-name="Action: RouteFilebox">Action: RouteFilebox</text:reference-ref></text:span></text:span><text:span text:style-name="T29">'</text:span>).</text:p>
      <text:list xml:id="list200127413899403" text:continue-numbering="true" text:style-name="Outline">
        <text:list-item>
          <text:list>
            <text:list-item>
              <text:h text:style-name="P74" text:outline-level="2"><text:bookmark-start text:name="__RefHeading__10133_813993393"/><text:span text:style-name="T1">APktDir</text:span>: "Dir"<text:bookmark-end text:name="__RefHeading__10133_813993393"/></text:h>
            </text:list-item>
          </text:list>
        </text:list-item>
      </text:list>
      <text:p text:style-name="Text_20_body">Изменяет способ роутинга писем с приаттаченными файлами. По умолчанию данные письма роутятся как обычные (т.е. добавляются в общий <text:span text:style-name="T29">?UT</text:span>, а приаттаченные файлы в соответствующий <text:span text:style-name="T29">?LO</text:span>). Если указан <text:span text:style-name="T30">APktDir</text:span>, то письма с приаттаченными файлами будут класться в отдельные PKT (одно письмо в одном PKT) в указанном каталоге и прописываться в <text:span text:style-name="T29">?LO</text:span> файл после приаттаченных файлов. За счёт этого гарантируется, что сначала будут переданы файлы, а уже потом - письмо, к которому эти файлы приаттачены. <text:s/>Каталог, указанный в <text:span text:style-name="T29">'</text:span><text:span text:style-name="T30">APktDir</text:span><text:span text:style-name="T29">:'</text:span>, не должен совпадать с каталогом, указанным в <text:span text:style-name="T29">'</text:span><text:span text:style-name="Internet_20_link"><text:span text:style-name="T29"><text:bookmark-ref text:reference-format="text" text:ref-name="Outbound">Outbound:</text:bookmark-ref></text:span></text:span><text:span text:style-name="T29">'</text:span>.</text:p>
      <text:list xml:id="list200127599219128" text:continue-numbering="true" text:style-name="Outline">
        <text:list-item>
          <text:list>
            <text:list-item>
              <text:h text:style-name="P74" text:outline-level="2"><text:bookmark-start text:name="__RefHeading__10135_813993393"/><text:span text:style-name="T1">BadMessages</text:span>: &lt;Mode&gt;<text:bookmark-end text:name="__RefHeading__10135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е" (нулевой длины, с нарушенной структурой, залоченное другим процессом и т.д.) письмо.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>
          <table:table-cell table:style-name="Таблица4.A1" office:value-type="string">
            <text:p text:style-name="P15">&lt;Mode&gt;</text:p>
          </table:table-cell>
          <table:table-cell table:style-name="Таблица4.A1" office:value-type="string">
            <text:p text:style-name="P14">Skip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пропуст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Delete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Standard">удалить "плохое" письмо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Move "Dir"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переместить "плохое" письмо в указанную базу.</text:p>
          </table:table-cell>
        </table:table-row>
        <table:table-row>
          <table:table-cell table:style-name="Таблица4.A1" office:value-type="string">
            <text:p text:style-name="Table_20_Contents"/>
          </table:table-cell>
          <table:table-cell table:style-name="Таблица4.A1" office:value-type="string">
            <text:p text:style-name="P14">Exit</text:p>
          </table:table-cell>
          <table:table-cell table:style-name="Таблица4.A1" office:value-type="string">
            <text:p text:style-name="P13">—</text:p>
          </table:table-cell>
          <table:table-cell table:style-name="Таблица4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29">Exit</text:span>.</text:p>
      <text:p text:style-name="Text_20_body">Учтите, что операции <text:span text:style-name="T27">"</text:span><text:span text:style-name="T29">Delete</text:span><text:span text:style-name="T27">"</text:span> и "<text:span text:style-name="T29">Move</text:span>" могут повести себя непредсказуемо, если возникла <text:span text:style-name="T17">действительно</text:span> сложная ситуация. Поэтому я рекомендую ими пользоваться только в том случае, если вы <text:span text:style-name="T17">абсолютно</text:span> уверены в том, что Вы делаете. </text:p>
      <text:p text:style-name="Text_20_body"><text:soft-page-break/>Дополнительные ограничения: </text:p>
      <text:list xml:id="list2276246822" text:style-name="L1">
        <text:list-item>
          <text:p text:style-name="P60">В качестве базы <text:span text:style-name="T47">для операции "</text:span><text:span text:style-name="T38">Move</text:span><text:span text:style-name="T47">" </text:span>можно указывать базу только в формате <text:span text:style-name="T29">*.MSG</text:span>.</text:p>
        </text:list-item>
        <text:list-item>
          <text:p text:style-name="P59">Для всех баз, кроме <text:span text:style-name="T29">*.MSG</text:span> операции <text:span text:style-name="T29">Delete</text:span> и <text:span text:style-name="T29">Move</text:span> работают как <text:span text:style-name="T29">Skip</text:span>. Это связано с тем, что неправильно читающиеся письма из этих баз являются первым признаком того, что данная база разрушена. И попытки удалить "плохие" письма могут привести к ещё более серьёзным разрушениям.</text:p>
        </text:list-item>
      </text:list>
      <text:list xml:id="list200127027774025" text:continue-list="list200127599219128" text:style-name="Outline">
        <text:list-item>
          <text:list>
            <text:list-item>
              <text:h text:style-name="P74" text:outline-level="2"><text:bookmark-start text:name="__RefHeading__10137_813993393"/><text:span text:style-name="T1">BadPackets</text:span>: &lt;Mode&gt;<text:bookmark-end text:name="__RefHeading__10137_813993393"/></text:h>
            </text:list-item>
          </text:list>
        </text:list-item>
      </text:list>
      <text:p text:style-name="Text_20_body">Указывает, что делать <text:span text:style-name="T1">RNtrack-у</text:span>, если он встретил "плохой" (нулевой длины, с нарушенной структурой, залоченный другим процессом и т.д.) пакет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15">&lt;Mode&gt;</text:p>
          </table:table-cell>
          <table:table-cell table:style-name="Таблица5.A1" office:value-type="string">
            <text:p text:style-name="P14">Skip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ропуст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Delete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удалить "плохой" пакет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Move "Dir"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переместить "плохой" пакет в указанную базу.</text:p>
          </table:table-cell>
        </table:table-row>
        <table:table-row>
          <table:table-cell table:style-name="Таблица5.A1" office:value-type="string">
            <text:p text:style-name="Table_20_Contents"/>
          </table:table-cell>
          <table:table-cell table:style-name="Таблица5.A1" office:value-type="string">
            <text:p text:style-name="P14">Exit</text:p>
          </table:table-cell>
          <table:table-cell table:style-name="Таблица5.A1" office:value-type="string">
            <text:p text:style-name="P13">—</text:p>
          </table:table-cell>
          <table:table-cell table:style-name="Таблица5.A1" office:value-type="string">
            <text:p text:style-name="P9">завершить работу <text:span text:style-name="T1">Rntrack-а</text:span>.</text:p>
          </table:table-cell>
        </table:table-row>
      </table:table>
      <text:p text:style-name="Text_20_body"/>
      <text:p text:style-name="Text_20_body">По умолчанию отрабатывает конструкция <text:span text:style-name="T14">Skip</text:span>.</text:p>
      <text:list xml:id="list200127872209201" text:continue-numbering="true" text:style-name="Outline">
        <text:list-item>
          <text:list>
            <text:list-item>
              <text:h text:style-name="P74" text:outline-level="2"><text:bookmark-start text:name="__RefHeading__10139_813993393"/><text:bookmark-start text:name="BodyMask"/><text:span text:style-name="T1">BodyMask</text:span>:<text:bookmark-end text:name="BodyMask"/> * * *<text:bookmark-end text:name="__RefHeading__10139_813993393"/></text:h>
            </text:list-item>
          </text:list>
        </text:list-item>
      </text:list>
      <text:p text:style-name="Text_20_body">Маска, с которой сравнивается тело каждого письма из каталога, указанного '<text:span text:style-name="Internet_20_link"><text:bookmark-ref text:reference-format="text" text:ref-name="ScanDir">ScanDir:</text:bookmark-ref></text:span>'. Порядок параметров такой: </text:p>
      <text:p text:style-name="P32">BodyMask: "StringInBody" &lt;Lines&gt; &lt;Bytes&gt;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9">StringInBody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Standard"><text:span text:style-name="T27">Строка, которая будет искаться в теле письма. Подробнее о формате этой строки можно прочитать в главе </text:span><text:span text:style-name="T78"><text:bookmark-ref text:reference-format="text" text:ref-name="__RefHeading__10237_813993393">Параметры слова Mask:</text:bookmark-ref></text:span><text:span text:style-name="T27">, в пункте, описывающем маски</text:span><text:span text:style-name="T18"> </text:span><text:span text:style-name="T30">FromName</text:span><text:span text:style-name="T18"> </text:span><text:span text:style-name="T27">и</text:span><text:span text:style-name="T18"> </text:span><text:span text:style-name="T30">ToName</text:span><text:span text:style-name="T18"> (</text:span><text:span text:style-name="T27">см.</text:span><text:span text:style-name="T18"> </text:span><text:span text:style-name="Internet_20_link"><text:span text:style-name="T8"><text:bookmark-ref text:reference-format="text" text:ref-name="FromName">FromName</text:bookmark-ref></text:span></text:span><text:span text:style-name="T18">). </text:span><text:span text:style-name="T27">Будьте внимательны, маска </text:span><text:span text:style-name="T18">"</text:span><text:span text:style-name="T29">Hi</text:span><text:span text:style-name="T18">" </text:span><text:span text:style-name="T27">(например) будет означать именно то, что Вы написали. А именно, письмо должно состоять из одной строки </text:span><text:span text:style-name="T18">"</text:span><text:span text:style-name="T29">Hi</text:span><text:span text:style-name="T18">"</text:span><text:span text:style-name="T27"> (причём даже без перевода строки), для того, чтобы совпасть с этой маской. Поэтому правильной маской в этом случае будет </text:span><text:span text:style-name="T18">"</text:span><text:span text:style-name="T29">*Hi*</text:span><text:span text:style-name="T18">".</text:span></text:p>
          </table:table-cell>
        </table:table-row>
        <table:table-row>
          <table:table-cell table:style-name="Таблица9.A1" office:value-type="string">
            <text:p text:style-name="P31">[!]Lin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22">Сравнивается количество строк в теле письма с заданным. Без знака '<text:span text:style-name="T14">!</text:span>' <text:span text:style-name="T48">письмо совпадает с этим параметром, если число строк в письме</text:span> <text:span text:style-name="T49">больше или равно</text:span> <text:span text:style-name="T48">заданного параметром</text:span>. Со <text:soft-page-break/>знаком '<text:span text:style-name="T14">!</text:span>' <text:span text:style-name="T48">письмо совпадает с этим параметром, если число строк в письме</text:span> <text:span text:style-name="T50">меньше</text:span> <text:span text:style-name="T48">заданного параметром</text:span>.</text:p>
          </table:table-cell>
        </table:table-row>
        <table:table-row>
          <table:table-cell table:style-name="Таблица9.A1" office:value-type="string">
            <text:p text:style-name="P30">[!]Bytes</text:p>
          </table:table-cell>
          <table:table-cell table:style-name="Таблица9.A1" office:value-type="string">
            <text:p text:style-name="P26">—</text:p>
          </table:table-cell>
          <table:table-cell table:style-name="Таблица9.A1" office:value-type="string">
            <text:p text:style-name="P11">Сравнивается количество байт <text:s/>в теле письма с заданным. Без знака '<text:span text:style-name="T14">!</text:span>' <text:span text:style-name="T48">письмо совпадает с этим параметром, если число байтов в письме</text:span> <text:span text:style-name="T49">больше или равно</text:span> <text:span text:style-name="T48">заданного параметром</text:span>. Со знаком '<text:span text:style-name="T14">!</text:span>' <text:span text:style-name="T48">письмо совпадает с этим параметром, если число байтов в письме</text:span> <text:span text:style-name="T50">меньше</text:span> <text:span text:style-name="T48">заданного параметром</text:span>.</text:p>
          </table:table-cell>
        </table:table-row>
      </table:table>
      <text:p text:style-name="P57">Тело письма совпадает с маской, если оно совпадает со всеми тремя параметрами.</text:p>
      <text:list xml:id="list200126998929532" text:continue-numbering="true" text:style-name="Outline">
        <text:list-item>
          <text:list>
            <text:list-item>
              <text:h text:style-name="P74" text:outline-level="2"><text:bookmark-start text:name="__RefHeading__10141_813993393"/><text:bookmark-start text:name="CheckPoints"/><text:span text:style-name="T1">CheckPoints</text:span>:<text:bookmark-end text:name="CheckPoints"/> &lt;Mode&gt;<text:bookmark-end text:name="__RefHeading__10141_813993393"/></text:h>
            </text:list-item>
          </text:list>
        </text:list-item>
      </text:list>
      <text:p text:style-name="Text_20_body">Установка режима проверки наличия пойнтов в пойнтлисте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5">&lt;Mode&gt;</text:p>
          </table:table-cell>
          <table:table-cell table:style-name="Таблица6.A1" office:value-type="string">
            <text:p text:style-name="P14">Never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Не проверять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Hard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жёстко".</text:p>
          </table:table-cell>
        </table:table-row>
        <table:table-row>
          <table:table-cell table:style-name="Таблица6.A1" office:value-type="string">
            <text:p text:style-name="Table_20_Contents"/>
          </table:table-cell>
          <table:table-cell table:style-name="Таблица6.A1" office:value-type="string">
            <text:p text:style-name="P14">Soft</text:p>
          </table:table-cell>
          <table:table-cell table:style-name="Таблица6.A1" office:value-type="string">
            <text:p text:style-name="P13">—</text:p>
          </table:table-cell>
          <table:table-cell table:style-name="Таблица6.A1" office:value-type="string">
            <text:p text:style-name="P9">Проверять "мягко".</text:p>
          </table:table-cell>
        </table:table-row>
      </table:table>
      <text:p text:style-name="P56">Подробнее о действии данно<text:span text:style-name="T51">й директивы</text:span> читайте в главах <text:span text:style-name="Internet_20_link"><text:bookmark-ref text:reference-format="text" text:ref-name="__RefHeading__3042_61882448">Адресная маска "#"</text:bookmark-ref></text:span> <text:span text:style-name="T7">и </text:span><text:span text:style-name="Internet_20_link"><text:bookmark-ref text:reference-format="text" text:ref-name="__RefHeading__3044_61882448">Адресная маска "&amp;"</text:bookmark-ref></text:span><text:span text:style-name="T7">. </text:span><text:span text:style-name="T27">Если данн</text:span><text:span text:style-name="T28">ая</text:span><text:span text:style-name="T27"> </text:span><text:span text:style-name="T28">директива</text:span><text:span text:style-name="T27"> пропущен</text:span><text:span text:style-name="T28">а</text:span><text:span text:style-name="T27">, то считается</text:span><text:span text:style-name="T18"> </text:span><text:span text:style-name="T29">'Checkpoints: Never'</text:span><text:span text:style-name="T18">.</text:span></text:p>
      <text:list xml:id="list200128810879305" text:continue-numbering="true" text:style-name="Outline">
        <text:list-item>
          <text:list>
            <text:list-item>
              <text:h text:style-name="P75" text:outline-level="2"><text:bookmark-start text:name="__RefHeading__10143_813993393"/>CreateMissingBase<text:bookmark-end text:name="__RefHeading__10143_813993393"/></text:h>
            </text:list-item>
          </text:list>
        </text:list-item>
      </text:list>
      <text:p text:style-name="Text_20_body">Если <text:span text:style-name="T53">данная директива присутствует в конфигурационном файле и в процессе исполнения другой директивы обнаружилось, что</text:span> указанная <text:span text:style-name="T53">в ней</text:span> база <text:span text:style-name="T53">писем</text:span> отсутствует, то <text:span text:style-name="T53">будет создана новая база</text:span>. По умолчанию создание новых баз запрещено.</text:p>
      <text:list xml:id="list200128191626611" text:continue-numbering="true" text:style-name="Outline">
        <text:list-item>
          <text:list>
            <text:list-item>
              <text:h text:style-name="P74" text:outline-level="2"><text:bookmark-start text:name="__RefHeading__10145_813993393"/>Domain: "<text:span text:style-name="T1">fidonet</text:span>" 2:*/*.*<text:bookmark-end text:name="__RefHeading__10145_813993393"/></text:h>
            </text:list-item>
          </text:list>
        </text:list-item>
      </text:list>
      <text:p text:style-name="P39">Определяет <text:span text:style-name="T52">FTN </text:span>домен для адреса (адресов). Используется в The Brake!-файл-боксах. По умолчанию: "<text:span text:style-name="T30">fidonet</text:span>".</text:p>
      <text:list xml:id="list200128362430536" text:continue-numbering="true" text:style-name="Outline">
        <text:list-item>
          <text:list>
            <text:list-item>
              <text:h text:style-name="P75" text:outline-level="2"><text:bookmark-start text:name="__RefHeading__10147_813993393"/>FileBox: "h:\fbox\alex" 2:5030/9999<text:bookmark-end text:name="__RefHeading__10147_813993393"/></text:h>
            </text:list-item>
          </text:list>
        </text:list-item>
      </text:list>
      <text:p text:style-name="Text_20_body">Определяет персональный файл-бокс для указанного адреса.</text:p>
      <text:list xml:id="list200128842610517" text:continue-numbering="true" text:style-name="Outline">
        <text:list-item>
          <text:list>
            <text:list-item>
              <text:h text:style-name="P75" text:outline-level="2"><text:bookmark-start text:name="__RefHeading__10149_813993393"/><text:bookmark-start text:name="FileBoxDir"/>FileBoxDir<text:bookmark-end text:name="FileBoxDir"/>: "h:\out\fboxes"<text:bookmark-end text:name="__RefHeading__10149_813993393"/></text:h>
            </text:list-item>
          </text:list>
        </text:list-item>
      </text:list>
      <text:p text:style-name="Text_20_body">Указывает каталог, в котором будут создаваться файл-боксы.</text:p>
      <text:p text:style-name="Text_20_body">Формат файл-бокса: <text:s/><text:span text:style-name="T30">z.n.f.p</text:span>, <text:s/>где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p text:style-name="Text_20_body"><text:soft-page-break/>Пример: <text:span text:style-name="T29">2.5030.1157.0</text:span><text:span text:style-name="T14"> </text:span><text:span text:style-name="T16">— </text:span>это файл-бокс узла 2:5030/1157.</text:p>
      <text:list xml:id="list200127374090307" text:continue-numbering="true" text:style-name="Outline">
        <text:list-item>
          <text:list>
            <text:list-item>
              <text:h text:style-name="P74" text:outline-level="2"><text:bookmark-start text:name="__RefHeading__10151_813993393"/><text:span text:style-name="T1">FileBoxType</text:span>: &lt;Type&gt;<text:bookmark-end text:name="__RefHeading__10151_813993393"/></text:h>
            </text:list-item>
          </text:list>
        </text:list-item>
      </text:list>
      <text:p text:style-name="Standard">Тип файл-бокс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&lt;Type&gt;</text:p>
          </table:table-cell>
          <table:table-cell table:style-name="Таблица1.A1" office:value-type="string">
            <text:p text:style-name="P16">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</text:span> (по умолчанию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long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.n.f.p; z.n.f.p.h</text:span> если hold (T-Mail long box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7">Tmshort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znf.p; znf.ph</text:span> если hold (T-mail short box, представление по основанию 32)</text:p>
          </table:table-cell>
        </table:table-row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16">Brake</text:p>
          </table:table-cell>
          <table:table-cell table:style-name="Таблица1.A1" office:value-type="string">
            <text:p text:style-name="P12">—</text:p>
          </table:table-cell>
          <table:table-cell table:style-name="Таблица1.A1" office:value-type="string">
            <text:p text:style-name="P10"><text:span text:style-name="T30">domain.z.n.f.p.flavour</text:span> (The Brake!, <text:span text:style-name="T1">flavour</text:span> = <text:span text:style-name="T29">hold, normal, direct, crash, immediate</text:span>).</text:p>
          </table:table-cell>
        </table:table-row>
      </table:table>
      <text:p text:style-name="Text_20_body">Здесь <text:span text:style-name="T29">z</text:span> <text:span text:style-name="T16">—</text:span> зона, <text:span text:style-name="T29">n</text:span> <text:span text:style-name="T16">—</text:span> сеть, <text:span text:style-name="T29">f</text:span> <text:span text:style-name="T16">—</text:span> узел, <text:span text:style-name="T29">p</text:span> <text:span text:style-name="T16">—</text:span> пойнт.</text:p>
      <text:list xml:id="list200128022610699" text:continue-numbering="true" text:style-name="Outline">
        <text:list-item>
          <text:list>
            <text:list-item>
              <text:h text:style-name="Heading_20_2" text:outline-level="2"><text:bookmark-start text:name="__RefHeading__10153_813993393"/><text:span text:style-name="T21">FileInbound</text:span><text:span text:style-name="T20">: "h:\</text:span><text:span text:style-name="T21">inb\prot</text:span><text:span text:style-name="T20">"</text:span> <text:bookmark-end text:name="__RefHeading__10153_813993393"/></text:h>
            </text:list-item>
          </text:list>
        </text:list-item>
      </text:list>
      <text:p text:style-name="Text_20_body">Указывает каталог, в котором будет выполнен поиск приаттаченных файлов, если в аттаче не указан полный путь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Если эта команда опущена, то поиск файлов будет выполнен в текущем каталоге.</text:p>
      <text:list xml:id="list200127541510159" text:continue-numbering="true" text:style-name="Outline">
        <text:list-item>
          <text:list>
            <text:list-item>
              <text:h text:style-name="P75" text:outline-level="2"><text:bookmark-start text:name="__RefHeading__10155_813993393"/>ForceINTL<text:bookmark-end text:name="__RefHeading__10155_813993393"/></text:h>
            </text:list-item>
          </text:list>
        </text:list-item>
      </text:list>
      <text:p text:style-name="Text_20_body">Если в письме отсутствует кладж <text:span text:style-name="T29">INTL</text:span>, то этот кладж добавляется при всех перемещениях и изменениях этого письма, см. также '<text:span text:style-name="Internet_20_link"><text:span text:style-name="T29"><text:bookmark-ref text:reference-format="text" text:ref-name="__RefHeading__10233_813993393">UseOwnZone</text:bookmark-ref></text:span></text:span>'.</text:p>
      <text:list xml:id="list200127218707218" text:continue-numbering="true" text:style-name="Outline">
        <text:list-item>
          <text:list>
            <text:list-item>
              <text:h text:style-name="P75" text:outline-level="2"><text:bookmark-start text:name="__RefHeading__10159_813993393"/>IgnoreAttachPath<text:bookmark-end text:name="__RefHeading__10159_813993393"/></text:h>
            </text:list-item>
          </text:list>
        </text:list-item>
      </text:list>
      <text:p text:style-name="Text_20_body">Игнорировать путь во всех аттачах.</text:p>
      <text:list xml:id="list200127799329994" text:continue-numbering="true" text:style-name="Outline">
        <text:list-item>
          <text:list>
            <text:list-item>
              <text:h text:style-name="P75" text:outline-level="2"><text:bookmark-start text:name="__RefHeading__10161_813993393"/>IgnoreBSY<text:bookmark-end text:name="__RefHeading__10161_813993393"/></text:h>
            </text:list-item>
          </text:list>
        </text:list-item>
      </text:list>
      <text:p text:style-name="Text_20_body">Игнорировать <text:span text:style-name="T29">.</text:span><text:span text:style-name="T30">bsy</text:span> флаги. При указании данного слова RNtrack не проверяет и не создаёт данные флаги. <text:span text:style-name="T5">Внимание!</text:span> Это потенциально опасная команда. Используйте её, только если Вы отчётливо понимаете, зачем и почему используются данные флаги.</text:p>
      <text:list xml:id="list200127140766660" text:continue-numbering="true" text:style-name="Outline">
        <text:list-item>
          <text:list>
            <text:list-item>
              <text:h text:style-name="P75" text:outline-level="2"><text:bookmark-start text:name="__RefHeading__21788_173365471"/>Include: "SomeFile"<text:bookmark-end text:name="__RefHeading__21788_173365471"/></text:h>
            </text:list-item>
          </text:list>
        </text:list-item>
      </text:list>
      <text:p text:style-name="Text_20_body">Подключение дополнительного файла конфигурации. Возможна любая вложенность файлов. RNtrack начинает обрабатывать это ключевое слово сразу же, как только встретит его, и, обработав, продолжает просмотр основного конфига.</text:p>
      <text:list xml:id="list200127827141382" text:continue-numbering="true" text:style-name="Outline">
        <text:list-item>
          <text:list>
            <text:list-item>
              <text:h text:style-name="P75" text:outline-level="2"><text:bookmark-start text:name="__RefHeading__10163_813993393"/><text:soft-page-break/>IndexFile: "o:\nodelist\RNtrack.ndl"<text:bookmark-end text:name="__RefHeading__10163_813993393"/></text:h>
            </text:list-item>
          </text:list>
        </text:list-item>
      </text:list>
      <text:p text:style-name="Text_20_body">Указывает имя файла, в котором будет храниться скомпилированный нодлист. Если это слово опущено, то имя файла будет <text:span text:style-name="T30">RNtrack.ndl</text:span>, и создаваться он будет в текущем каталоге.</text:p>
      <text:list xml:id="list200126916018190" text:continue-numbering="true" text:style-name="Outline">
        <text:list-item>
          <text:list>
            <text:list-item>
              <text:h text:style-name="P75" text:outline-level="2"><text:bookmark-start text:name="__RefHeading__10167_813993393"/>KillRoutedMessage: &lt;Mode&gt;<text:bookmark-end text:name="__RefHeading__10167_813993393"/></text:h>
            </text:list-item>
          </text:list>
        </text:list-item>
      </text:list>
      <text:p text:style-name="Text_20_body">Указывает, что делать с письмом после выполнения команды <text:span text:style-name="Internet_20_link"><text:span text:style-name="T29"><text:reference-ref text:reference-format="text" text:ref-name="Action: Route">Action: Route</text:reference-ref></text:span></text:span> (или <text:span text:style-name="Internet_20_link"><text:span text:style-name="T29"><text:reference-ref text:reference-format="text" text:ref-name="Action: RouteFilebox">Action: RouteFilebox</text:reference-ref></text:span></text:span>)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6">&lt;Mode&gt;</text:p>
          </table:table-cell>
          <table:table-cell table:style-name="Таблица2.A1" office:value-type="string">
            <text:p text:style-name="P6">Always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всегда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6">Never</text:p>
          </table:table-cell>
          <table:table-cell table:style-name="Таблица2.A1" office:value-type="string">
            <text:p text:style-name="P5">—</text:p>
          </table:table-cell>
          <table:table-cell table:style-name="Таблица2.A1" office:value-type="string">
            <text:p text:style-name="Text_20_body">После выполнения команды письмо никогда не удаляется.</text:p>
          </table:table-cell>
        </table:table-row>
        <table:table-row>
          <table:table-cell table:style-name="Таблица2.A1" office:value-type="string">
            <text:p text:style-name="Table_20_Contents"/>
          </table:table-cell>
          <table:table-cell table:style-name="Таблица2.A1" office:value-type="string">
            <text:p text:style-name="P21">Flag</text:p>
          </table:table-cell>
          <table:table-cell table:style-name="Таблица2.A1" office:value-type="string">
            <text:p text:style-name="P20">—</text:p>
          </table:table-cell>
          <table:table-cell table:style-name="Таблица2.A1" office:value-type="string">
            <text:p text:style-name="Text_20_body">Если на письме стоит флаг <text:span text:style-name="T30">KillSent</text:span> (<text:span text:style-name="T29">k</text:span>), то письмо будет удалено, иначе <text:span text:style-name="T16">—</text:span> нет.</text:p>
          </table:table-cell>
        </table:table-row>
      </table:table>
      <text:p text:style-name="P46">По умолчанию считается, что '<text:span text:style-name="T30">KillRoutedMessage</text:span><text:span text:style-name="T29">: Always</text:span>'. Удаление письма выполняется в базе писем, указанной в той команде '<text:span text:style-name="Internet_20_link"><text:span text:style-name="T29"><text:bookmark-ref text:reference-format="text" text:ref-name="ScanDir">ScanDir:</text:bookmark-ref></text:span></text:span>', к которой относится '<text:span text:style-name="Internet_20_link"><text:span text:style-name="T29"><text:reference-ref text:reference-format="text" text:ref-name="Action: Route">Action: Route</text:reference-ref></text:span></text:span>'. В то же время, это письмо остаётся в памяти и возможна его дальнейшая обработка <text:span text:style-name="T73">другими командами '</text:span><text:span text:style-name="T9">Action:</text:span><text:span text:style-name="T73">', расположенными непосредственно вслед за данной</text:span>.</text:p>
      <text:list xml:id="list200127274283843" text:continue-numbering="true" text:style-name="Outline">
        <text:list-item>
          <text:list>
            <text:list-item>
              <text:h text:style-name="P75" text:outline-level="2"><text:bookmark-start text:name="__RefHeading__10169_813993393"/><text:bookmark-start text:name="KludgeMask"/>KludgeMask:<text:bookmark-end text:name="KludgeMask"/> * * *<text:bookmark-end text:name="__RefHeading__10169_813993393"/></text:h>
            </text:list-item>
          </text:list>
        </text:list-item>
      </text:list>
      <text:p text:style-name="Text_20_body">Маска, с которой сравниваются кладжи каждого письма из базы, указанной в '<text:span text:style-name="Internet_20_link"><text:bookmark-ref text:reference-format="text" text:ref-name="ScanDir">ScanDir:</text:bookmark-ref></text:span>'. Идёт сравнение всех кладжей (и тех, что считаются <text:span text:style-name="T14">Kludges</text:span>, и тех, что считаются <text:span text:style-name="T15">Vias</text:span>). Порядок параметров такой: </text:p>
      <text:p text:style-name="P32"><text:span text:style-name="T1">KludgeMask: "KludgeName" "KludgeBody"</text:span> &lt;Times&gt;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7">KludgeName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имена кладжей. Подробнее о формате этой строки можно прочитать в главе 5, в пункте, описывающем маски <text:span text:style-name="T30">FromName</text:span> и <text:span text:style-name="T30">ToName</text:span> (см. <text:span text:style-name="Internet_20_link"><text:span text:style-name="T29"><text:bookmark-ref text:reference-format="text" text:ref-name="FromName">FromName</text:bookmark-ref></text:span></text:span>).</text:p>
          </table:table-cell>
        </table:table-row>
        <table:table-row>
          <table:table-cell table:style-name="Таблица7.A1" office:value-type="string">
            <text:p text:style-name="P7">KludgeBody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Строка, с которой будут сравниваться тела кладжей.</text:p>
          </table:table-cell>
        </table:table-row>
        <table:table-row>
          <table:table-cell table:style-name="Таблица7.A1" office:value-type="string">
            <text:p text:style-name="P6">[!]Times</text:p>
          </table:table-cell>
          <table:table-cell table:style-name="Таблица7.A1" office:value-type="string">
            <text:p text:style-name="P4">—</text:p>
          </table:table-cell>
          <table:table-cell table:style-name="Таблица7.A1" office:value-type="string">
            <text:p text:style-name="Text_20_body">Количество совпадений с <text:span text:style-name="T30">KludgeName</text:span> и <text:span text:style-name="T30">KludgeBody</text:span> в письме. Без знака <text:span text:style-name="T14">'!'</text:span> сравнение идёт на "больше или равно". Со знаком <text:span text:style-name="T14">'!'</text:span> сравнение идёт на "меньше". Для того, чтобы понять, как RNtrack разбирает тот или иной кладж, я рекомендую запустить RNtrack с отладочным журналом и посмотреть результат. Я <text:soft-page-break/>думаю, что если Вы настолько сильны в FTN технологии, чтобы понять, как работает эта маска и вообще для чего она предназначена, то Вам не составит труда разобраться в отладочном журнале <text:span text:style-name="T1">RNtrack-а</text:span>.</text:p>
          </table:table-cell>
        </table:table-row>
      </table:table>
      <text:list xml:id="list200128177545719" text:continue-numbering="true" text:style-name="Outline">
        <text:list-item>
          <text:list>
            <text:list-item>
              <text:h text:style-name="P75" text:outline-level="2"><text:bookmark-start text:name="__RefHeading__10171_813993393"/>LogFile: "c:\log\RNtrack.log"<text:bookmark-end text:name="__RefHeading__10171_813993393"/></text:h>
            </text:list-item>
          </text:list>
        </text:list-item>
      </text:list>
      <text:p text:style-name="Text_20_body">Имя файла, в который пишется журнал. Учтите, что использование файла журнала начинается сразу, как только в конфигурационном файле встретится эта команда. Поэтому я рекомендую ставить её в самое начало файла конфигурации. Вы можете не указывать файл журнала. </text:p>
      <text:list xml:id="list200127428353232" text:continue-numbering="true" text:style-name="Outline">
        <text:list-item>
          <text:list>
            <text:list-item>
              <text:h text:style-name="P75" text:outline-level="2"><text:bookmark-start text:name="__RefHeading__10173_813993393"/>LogLevel: 1<text:bookmark-end text:name="__RefHeading__10173_813993393"/></text:h>
            </text:list-item>
          </text:list>
        </text:list-item>
      </text:list>
      <text:p text:style-name="Text_20_body">Уровень детализации журнала. Возможные значения от 0 до 5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Standard">Уровень 0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даются только сообщения о серьёзных ошибках и информация по '<text:span text:style-name="Internet_20_link"><text:span text:style-name="T29"><text:bookmark-ref text:reference-format="text" text:ref-name="ActionDisplay">Action: Display</text:bookmark-ref></text:span></text:span>'.</text:p>
          </table:table-cell>
        </table:table-row>
        <table:table-row>
          <table:table-cell table:style-name="Таблица8.A1" office:value-type="string">
            <text:p text:style-name="Standard">Уровень 1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Предупреждения. Дополнительно к сообщениям об ошибках выдаются предупреждения о несуразностях в обрабатываемых письмах и файлах.</text:p>
          </table:table-cell>
        </table:table-row>
        <table:table-row>
          <table:table-cell table:style-name="Таблица8.A1" office:value-type="string">
            <text:p text:style-name="Standard">Уровень 2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Информация. Дополнительно к ошибкам и предупреждениям, выдаются сообщения о всех действиях, вносящих изменения в обрабатываемые объекты.</text:p>
          </table:table-cell>
        </table:table-row>
        <table:table-row>
          <table:table-cell table:style-name="Таблица8.A1" office:value-type="string">
            <text:p text:style-name="Standard">Уровень 5</text:p>
          </table:table-cell>
          <table:table-cell table:style-name="Таблица8.A1" office:value-type="string">
            <text:p text:style-name="P26">—</text:p>
          </table:table-cell>
          <table:table-cell table:style-name="Таблица8.A1" office:value-type="string">
            <text:p text:style-name="Text_20_body">Вывод отладочной информации. Я не рекомендую пользоваться подобным уровнем в обычных ситуациях, так как при этом файл журнала начинает расти с ужасающей скоростью, да и скорость работы несколько понижается.</text:p>
          </table:table-cell>
        </table:table-row>
      </table:table>
      <text:list xml:id="list200128485136452" text:continue-numbering="true" text:style-name="Outline">
        <text:list-item>
          <text:list>
            <text:list-item>
              <text:h text:style-name="P75" text:outline-level="2"><text:bookmark-start text:name="__RefHeading__10175_813993393"/><text:bookmark-start text:name="LoopStr"/>LoopStr:<text:bookmark-end text:name="LoopStr"/> " 2:5030/9999 RNtrack"<text:bookmark-end text:name="__RefHeading__10175_813993393"/></text:h>
            </text:list-item>
          </text:list>
        </text:list-item>
      </text:list>
      <text:p text:style-name="P49">Указывает строчку, по которой будут ловиться зацикленные письма (лупы) — письма, которые мы отослали, а они, пройдя через другие узлы, снова вернулись к нам. Может быть указана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Эта строка используется как подстрока для поиска в Via. Так как сам RNtrack проставляет Via только при использовании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то приходится ловить такие лупы и по чужим Via. И хотя существует стандарт FTS-4009, есть много старых программ, в которых каждый лепит, кто во что горазд. Поэтому для системы с адресом 2:5030/9999 нельзя использовать строку "<text:span text:style-name="T29">2:5030/9999</text:span>" как маску, ибо эта подстрока входит в адрес 2:5030/99999 (например). Да и мои собственные пойнты ... В общем, я использую <text:soft-page-break/>"<text:span text:style-name="T29">2:5030/9999 @</text:span>", потому что пакую нетмейл самим <text:span text:style-name="T1">RNtrack-ом</text:span> и использую новый формат Via-строки. Для тех, кто использует для этой цели <text:span text:style-name="T1">Unimail</text:span>, я могу порекомендовать использовать строку типа <text:span text:style-name="T20">"</text:span><text:span text:style-name="T29">2:5030/9999,</text:span><text:span text:style-name="T20">"</text:span> ибо <text:span text:style-name="T1">Unimail</text:span> ставит в Via строку вида: </text:p>
      <text:p text:style-name="P54"><text:span text:style-name="T22">UniMail</text:span><text:span text:style-name="T23">/W32 0.43b 2:5030/9999, 02 Jun 1998 15:39:32 UTC +0400</text:span><text:span text:style-name="T26">.</text:span></text:p>
      <text:list xml:id="list200127008633947" text:continue-numbering="true" text:style-name="Outline">
        <text:list-item>
          <text:list>
            <text:list-item>
              <text:h text:style-name="P74" text:outline-level="2"><text:bookmark-start text:name="__RefHeading__10177_813993393"/>Mask: * * * * * *<text:bookmark-end text:name="__RefHeading__10177_813993393"/></text:h>
            </text:list-item>
          </text:list>
        </text:list-item>
      </text:list>
      <text:p text:style-name="Text_20_body">Маска, с которой сравнивается каждое письмо из каталога, указанного '<text:span text:style-name="Internet_20_link"><text:span text:style-name="T29"><text:bookmark-ref text:reference-format="text" text:ref-name="ScanDir">ScanDir:</text:bookmark-ref></text:span></text:span>'. Порядок параметров такой:</text:p>
      <text:p text:style-name="P32">Mask: <text:span text:style-name="T1">FromName FromAddr ToName ToAddr Subject Flags</text:span></text:p>
      <text:p text:style-name="Text_20_body">Подробнее о возможных значениях маски рассказано в главе <text:span text:style-name="T79"><text:bookmark-ref text:reference-format="text" text:ref-name="__RefHeading__10237_813993393">Параметры слова Mask:</text:bookmark-ref></text:span>.</text:p>
      <text:list xml:id="list200126920835184" text:continue-numbering="true" text:style-name="Outline">
        <text:list-item>
          <text:list>
            <text:list-item>
              <text:h text:style-name="P75" text:outline-level="2"><text:bookmark-start text:name="__RefHeading__10179_813993393"/><text:bookmark-start text:name="MaxAge"/>MaxAge:<text:bookmark-end text:name="MaxAge"/> 2<text:bookmark-end text:name="__RefHeading__10179_813993393"/></text:h>
            </text:list-item>
          </text:list>
        </text:list-item>
      </text:list>
      <text:p text:style-name="Text_20_body">Максимальный возраст письма. Используется совместно с флагом '<text:span text:style-name="T29">g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 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p text:style-name="Text_20_body">По умолчанию возраст письма, используемый при работе с флагом '<text:span text:style-name="T20">-g</text:span>', рассчитывается следующим образом: от текущего времени отнимается время написания письма и получается возраст письма в днях. Если дату написания письма не удаётся получить, или оно явно "странное" (ну, например, если верить дате, то письмо написано через 10 лет), то считается что письмо написано только что.</text:p>
      <text:list xml:id="list200128920169998" text:continue-numbering="true" text:style-name="Outline">
        <text:list-item>
          <text:list>
            <text:list-item>
              <text:h text:style-name="P75" text:outline-level="2"><text:bookmark-start text:name="__RefHeading__10181_813993393"/><text:bookmark-start text:name="MaxAttachSize"/>MaxAttachSize:<text:bookmark-end text:name="MaxAttachSize"/> 2048<text:bookmark-end text:name="__RefHeading__10181_813993393"/></text:h>
            </text:list-item>
          </text:list>
        </text:list-item>
      </text:list>
      <text:p text:style-name="Text_20_body">Максимальный размер файлов, приаттаченных к письму. Размер указывается в байтах. Используется совместно с флагом '<text:span text:style-name="T29">A</text:span>' в '<text:span text:style-name="Internet_20_link"><text:span text:style-name="T29"><text:bookmark-ref text:reference-format="text" text:ref-name="Mask">Mask:</text:bookmark-ref></text:span></text:span>'. Может быть указан как глобально для всего конфига, так и локально для одного '<text:span text:style-name="Internet_20_link"><text:span text:style-name="T29"><text:bookmark-ref text:reference-format="text" text:ref-name="ScanDir">ScanDir:</text:bookmark-ref></text:span></text:span>'.</text:p>
      <text:p text:style-name="Text_20_body">Подробнее об использовании этого параметра рассказано в главе 5 в описании флагов (см. <text:span text:style-name="Internet_20_link"><text:span text:style-name="T29"><text:bookmark-ref text:reference-format="text" text:ref-name="Flags">Flags</text:bookmark-ref></text:span></text:span>).</text:p>
      <text:list xml:id="list200128765876399" text:continue-numbering="true" text:style-name="Outline">
        <text:list-item>
          <text:list>
            <text:list-item>
              <text:h text:style-name="P75" text:outline-level="2"><text:bookmark-start text:name="__RefHeading__10183_813993393"/><text:bookmark-start text:name="MaxNodelistAge"/>MaxNodelistAge:<text:bookmark-end text:name="MaxNodelistAge"/> 14<text:bookmark-end text:name="__RefHeading__10183_813993393"/></text:h>
            </text:list-item>
          </text:list>
        </text:list-item>
      </text:list>
      <text:p text:style-name="Text_20_body">Максимальный возраст нодлиста, при превышении которого отключается проверка на наличие адреса в нодлисте (будет считаться, что любой адрес присутствует в нодлисте). Подробнее об использовании этого параметра рассказано в главе <text:span text:style-name="Internet_20_link"><text:bookmark-ref text:reference-format="number" text:ref-name="__RefHeading__10259_813993393">11</text:bookmark-ref></text:span></text:p>
      <text:list xml:id="list200128819318882" text:continue-numbering="true" text:style-name="Outline">
        <text:list-item>
          <text:list>
            <text:list-item>
              <text:h text:style-name="P75" text:outline-level="2"><text:bookmark-start text:name="__RefHeading__10185_813993393"/><text:bookmark-start text:name="MaxMsgSize"/><text:soft-page-break/>MaxMsgSize:<text:bookmark-end text:name="MaxMsgSize"/> 2048<text:bookmark-end text:name="__RefHeading__10185_813993393"/></text:h>
            </text:list-item>
          </text:list>
        </text:list-item>
      </text:list>
      <text:p text:style-name="Text_20_body">Максимальный размер входящего письма. Размер указывается в байтах. Письма в Squish и Jam базах не проверяются.</text:p>
      <text:list xml:id="list200127815719976" text:continue-numbering="true" text:style-name="Outline">
        <text:list-item>
          <text:list>
            <text:list-item>
              <text:h text:style-name="P75" text:outline-level="2"><text:bookmark-start text:name="__RefHeading__10187_813993393"/>MaxPktSize: 2048<text:bookmark-end text:name="__RefHeading__10187_813993393"/></text:h>
            </text:list-item>
          </text:list>
        </text:list-item>
      </text:list>
      <text:p text:style-name="Text_20_body">Максимальный размер входящего pkt файла. Размер указывается в байтах.</text:p>
      <text:list xml:id="list200128272710590" text:continue-numbering="true" text:style-name="Outline">
        <text:list-item>
          <text:list>
            <text:list-item>
              <text:h text:style-name="P75" text:outline-level="2"><text:bookmark-start text:name="__RefHeading__10191_813993393"/><text:bookmark-start text:name="Nodelist"/>Nodelist:<text:bookmark-end text:name="Nodelist"/> "o:\nodelist\nodelist.*" [Zone]<text:bookmark-end text:name="__RefHeading__10191_813993393"/></text:h>
            </text:list-item>
          </text:list>
        </text:list-item>
      </text:list>
      <text:p text:style-name="Text_20_body">Имя нодлиста. Таких ключевых слов может быть несколько. Если в расширении имени используется символ '<text:span text:style-name="T20">*</text:span>', то берётся файл с наибольшим номером. Если Вы хотите использовать "усечённые" версии нодлиста, то Вы должны указать в данной команде зону (Zone), которая будет использоваться по умолчанию. Скомпилированный нодлист (RNtrack автоматически компилирует нодлист при необходимости) хранится в текущем каталоге или там, где указывает слово '<text:span text:style-name="T30">IndexFile</text:span>'. Подробнее про работу <text:span text:style-name="T1">RNtrack-а</text:span> с нодлистами написано в главе <text:span text:style-name="Internet_20_link"><text:bookmark-ref text:reference-format="number" text:ref-name="__RefHeading__10259_813993393">11</text:bookmark-ref></text:span></text:p>
      <text:list xml:id="list200128534787866" text:continue-numbering="true" text:style-name="Outline">
        <text:list-item>
          <text:list>
            <text:list-item>
              <text:h text:style-name="P75" text:outline-level="2"><text:bookmark-start text:name="__RefHeading__10193_813993393"/>NodelistPath: "o:\nodelist"<text:bookmark-end text:name="__RefHeading__10193_813993393"/></text:h>
            </text:list-item>
          </text:list>
        </text:list-item>
      </text:list>
      <text:p text:style-name="Text_20_body">После этого слова все последующие команды '<text:span text:style-name="Internet_20_link"><text:bookmark-ref text:reference-format="text" text:ref-name="Nodelist">Nodelist:</text:bookmark-ref></text:span>' будут использовать указанный каталог как корень, за исключением случая, когда в команде '<text:span text:style-name="Internet_20_link"><text:bookmark-ref text:reference-format="text" text:ref-name="Nodelist">Nodelist:</text:bookmark-ref></text:span>' указан полный путь к файлу. Например:</text:p>
      <text:p text:style-name="P32">NodelistPath: "o:\nodelist"</text:p>
      <text:p text:style-name="Text_20_body"><text:span text:style-name="T30">Nodelist: "nodelist.*" </text:span><text:span text:style-name="T1">эквивалентно</text:span><text:span text:style-name="T29"> </text:span><text:span text:style-name="T30">"o:\nodelist\nodelist.*"</text:span></text:p>
      <text:p text:style-name="Text_20_body"><text:span text:style-name="T30">Nodelist: "z7\z7-list.*"</text:span><text:span text:style-name="T29"> </text:span><text:span text:style-name="T1">эквивалентно</text:span><text:span text:style-name="T29"> </text:span><text:span text:style-name="T30">"o:\nodelist\z7\z7-list.*"</text:span></text:p>
      <text:p text:style-name="Text_20_body"><text:span text:style-name="T30">Nodelist: "c:\addlist.*"</text:span><text:span text:style-name="T29"> </text:span><text:span text:style-name="T1">эквивалентно</text:span><text:span text:style-name="T29"> </text:span><text:span text:style-name="T30">"c:\addlist.*"</text:span></text:p>
      <text:list xml:id="list200127040040261" text:continue-numbering="true" text:style-name="Outline">
        <text:list-item>
          <text:list>
            <text:list-item>
              <text:h text:style-name="P75" text:outline-level="2"><text:bookmark-start text:name="__RefHeading__10195_813993393"/>NoLogIgnore<text:bookmark-end text:name="__RefHeading__10195_813993393"/></text:h>
            </text:list-item>
          </text:list>
        </text:list-item>
      </text:list>
      <text:p text:style-name="Text_20_body">Отключает вывод информации на экран и в журнал в случае отрабатывания '<text:span text:style-name="Internet_20_link"><text:span text:style-name="T29"><text:bookmark-ref text:reference-format="text" text:ref-name="ActionIgnore">Action: Ignore</text:bookmark-ref></text:span></text:span>'. По умолчанию вывод на экран и в журнал включён.</text:p>
      <text:list xml:id="list200127476463866" text:continue-numbering="true" text:style-name="Outline">
        <text:list-item>
          <text:list>
            <text:list-item>
              <text:h text:style-name="P74" text:outline-level="2"><text:bookmark-start text:name="__RefHeading__21784_173365471"/>Origin: "My best origin"<text:bookmark-end text:name="__RefHeading__21784_173365471"/></text:h>
            </text:list-item>
          </text:list>
        </text:list-item>
      </text:list>
      <text:p text:style-name="Text_20_body">Указывает ориджин, который будет использоваться в макросе <text:span text:style-name="Internet_20_link"><text:span text:style-name="T29"><text:bookmark-ref text:reference-format="text" text:ref-name="Origin">@Origin</text:bookmark-ref></text:span></text:span>.</text:p>
      <text:list xml:id="list200128327077769" text:continue-numbering="true" text:style-name="Outline">
        <text:list-item>
          <text:list>
            <text:list-item>
              <text:h text:style-name="P75" text:outline-level="2"><text:bookmark-start text:name="__RefHeading__10197_813993393"/><text:bookmark-start text:name="Outbound"/>Outbound:<text:bookmark-end text:name="Outbound"/> "h:\tst\outb"<text:bookmark-end text:name="__RefHeading__10197_813993393"/></text:h>
            </text:list-item>
          </text:list>
        </text:list-item>
      </text:list>
      <text:p text:style-name="Text_20_body">Указывает каталог, в котором хранится <text:span text:style-name="T1">Binkley</text:span> Style Outbound. Этот ключ может быть пропущен, если Вы не пользуетесь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, а маршрутизируете нетмейл другой программой.</text:p>
      <text:list xml:id="list200128932853909" text:continue-numbering="true" text:style-name="Outline">
        <text:list-item>
          <text:list>
            <text:list-item>
              <text:h text:style-name="P75" text:outline-level="2"><text:bookmark-start text:name="__RefHeading__10199_813993393"/><text:bookmark-start text:name="Password"/><text:soft-page-break/>Password:<text:bookmark-end text:name="Password"/> "Pwd" 2:5020/*.*<text:bookmark-end text:name="__RefHeading__10199_813993393"/></text:h>
            </text:list-item>
          </text:list>
        </text:list-item>
      </text:list>
      <text:p text:style-name="Text_20_body">Указывает пароль, который будет использоваться при упаковке пакетов на данный адрес. Может быть несколько таких команд. Команда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проверяет адрес получателя пакета, и если он подпадает под маску, то в пакет записывается указанный пароль.</text:p>
      <text:list xml:id="list200126968902845" text:continue-numbering="true" text:style-name="Outline">
        <text:list-item>
          <text:list>
            <text:list-item>
              <text:h text:style-name="P76" text:outline-level="2"><text:bookmark-start text:name="__RefHeading__10201_813993393"/><text:bookmark-start text:name="ScanDir"/><text:span text:style-name="T20">ScanDir:</text:span><text:bookmark-end text:name="ScanDir"/><text:span text:style-name="T20"> ...</text:span><text:bookmark-end text:name="__RefHeading__10201_813993393"/></text:h>
            </text:list-item>
          </text:list>
        </text:list-item>
      </text:list>
      <text:p text:style-name="Text_20_body">Команда '<text:span text:style-name="T30">ScanDir:</text:span>' может быть двух видов:</text:p>
      <text:p text:style-name="P32">ScanDir: "o:\netmail" [Renumber] [Unpack] [Time] [Flag "[!|#]File"][ScriptBefore "Func1"] [ScriptAfter "Func2"]</text:p>
      <text:p text:style-name="Text_20_body">(в конфигурационном файле команда должна размещаться в одной строчке) или</text:p>
      <text:p text:style-name="P32">ScanDir: @BeforeRoute|@AfterRoute [Flag "[!|#]File"]</text:p>
      <text:p text:style-name="Text_20_body">Указывает базу писем, над которой будет производиться действо. Таких баз может быть несколько. Письма из базы последовательно считываются в память. Дальше каждое письмо можно сравнить с маской командой '<text:span text:style-name="Internet_20_link"><text:span text:style-name="T29"><text:bookmark-ref text:reference-format="text" text:ref-name="Mask">Mask:</text:bookmark-ref></text:span></text:span>' и при совпадении с маской можно выполнить над ним действия командами '<text:span text:style-name="T29">Action:</text:span>' (см. главу <text:span text:style-name="Internet_20_link"><text:bookmark-ref text:reference-format="text" text:ref-name="__RefHeading__10241_813993393">Параметры слова 'Action:'</text:bookmark-ref></text:span>). Все команды, указанные ниже данной команды '<text:span text:style-name="T30">ScanDir:</text:span>', относятся к ней, пока не встретится новая команда '<text:span text:style-name="T30">ScanDir:</text:span>' или не закончится текст конфигурационного файла.</text:p>
      <text:p text:style-name="Text_20_body">Если указано дополнительное слово <text:span text:style-name="T29">Renumber</text:span> (естественно, без квадратных скобок), то после того, как над базой будут выполнены все указанные действия, все сообщения в базе будут перенумерованы. Перенумерация писем в базе работает только для <text:span text:style-name="T29">*.MSG</text:span> формата.</text:p>
      <text:p text:style-name="Text_20_body">Если указано <text:span text:style-name="T29">Unpack</text:span> <text:span text:style-name="T16">—</text:span> распаковать аутбаунд в указанную базу <text:span text:style-name="T5">перед</text:span> тем, как будут выполнены любые действия с базой.</text:p>
      <text:p text:style-name="Text_20_body">Если указано <text:span text:style-name="T29">Flag "File"</text:span>, то сканирование данной базы будет произведено только при наличии соответствующего файла. Если перед именем файла идёт знак '<text:span text:style-name="T29">!</text:span>', то сканирование будет произведено только при <text:span text:style-name="T5">отсутствии</text:span> данного файла. Если перед именем файла идёт знак '<text:span text:style-name="T29">#</text:span>', то этот файл будет удалён после сканирования базы.</text:p>
      <text:p text:style-name="Text_20_body">Формат <text:bookmark-start text:name="Time"/><text:span text:style-name="T29">Time</text:span><text:bookmark-end text:name="Time"/> следующий:</text:p>
      <text:p text:style-name="P32">Daily [StartTime[-EndTime]|[P.PeriodTime] [...]</text:p>
      <text:p text:style-name="P32">Weekly [StartDay[-EndDay] [...]</text:p>
      <text:p text:style-name="Standard">Нумерация дней недели: 0 - воскресенье, 1 — понедельник, ..., 6 — суббота. Время должно быть указано в формате ЧЧ:ММ. Модификаторы времени работают только в том случае, если указан '<text:span text:style-name="Internet_20_link"><text:span text:style-name="T29"><text:bookmark-ref text:reference-format="text" text:ref-name="TimeStampFile">TimeStampFile</text:bookmark-ref></text:span></text:span>'.</text:p>
      <text:p text:style-name="Text_20_body">Как это работает:</text:p>
      <text:p text:style-name="P32">Daily</text:p>
      <text:p text:style-name="Text_20_body"><text:soft-page-break/>Если параметры опущены, то сканируем данную базу <text:span text:style-name="T5">один</text:span> раз каждый день (после 00:00).</text:p>
      <text:p text:style-name="P32">Daily 17:00</text:p>
      <text:p text:style-name="Text_20_body">Сканируем базу <text:span text:style-name="T5">один</text:span> раз в день, после 17:00.</text:p>
      <text:p text:style-name="P32">Daily 17:00-18:00</text:p>
      <text:p text:style-name="Text_20_body">Сканируем базу при <text:span text:style-name="T5">каждом</text:span> запуске в данном промежутке времени.</text:p>
      <text:p text:style-name="P32">Daily 08:00 12:00 14:00 20:00-22:00</text:p>
      <text:p text:style-name="Text_20_body">Сканируем базу <text:span text:style-name="T5">один</text:span> раз после 8 утра, <text:span text:style-name="T5">один</text:span> раз после 12 дня, <text:span text:style-name="T5">один</text:span> раз после 14 дня и <text:span text:style-name="T5">каждый</text:span> запуск в промежутке с 20:00 по 22:00.</text:p>
      <text:p text:style-name="P32">Daily P.00:15</text:p>
      <text:p text:style-name="Text_20_body">Сканируем базу <text:span text:style-name="T5">один</text:span> раз через каждые 15 минут. Эта запись <text:span text:style-name="T16">—</text:span> сокращённый вариант записи <text:span text:style-name="T29">Daily 00:00 00:15 00:30 00:45 01:00...</text:span> Первое событие при использовании данной формы записи всегда начинается в 00:00. Последнее событие <text:span text:style-name="T16">—</text:span> всегда в пределах 00:00-23:59. Например, при указании <text:span text:style-name="T29">P.00:54</text:span> первое событие будет в 00:00, второе <text:span text:style-name="T16">—</text:span> в 00:54, последнее <text:span text:style-name="T16">—</text:span> в 23:24.</text:p>
      <text:p text:style-name="P32">Weekly</text:p>
      <text:p text:style-name="Text_20_body">Если параметры опущены, то сканируем данную базу <text:span text:style-name="T5">один</text:span> раз каждую неделю (после 00:00 воскресенья).</text:p>
      <text:p text:style-name="P32">Weekly 1</text:p>
      <text:p text:style-name="Text_20_body">Сканируем базу <text:span text:style-name="T5">один</text:span> раз в понедельник.</text:p>
      <text:p text:style-name="P32">Weekly 2-3</text:p>
      <text:p text:style-name="Text_20_body">Сканируем базу при <text:span text:style-name="T5">каждом</text:span> запуске со вторника по среду включительно.</text:p>
      <text:p text:style-name="Text_20_body"><text:span text:style-name="T29">Weekly 1 3 5</text:span> </text:p>
      <text:p text:style-name="Text_20_body">Сканируем базу <text:span text:style-name="T5">один</text:span> раз в понедельник, <text:span text:style-name="T5">один</text:span> раз в среду и <text:span text:style-name="T5">один</text:span> раз в пятницу.</text:p>
      <text:p text:style-name="Text_20_body">Обратите внимание на то, когда база сканируется <text:span text:style-name="T5">один</text:span> раз (если указано только начало события) и когда при <text:span text:style-name="T5">каждом</text:span> запуске (если указан диапазон).</text:p>
      <text:p text:style-name="Text_20_body">Если в качестве базы указано <text:bookmark-start text:name="BeforeRoute"/><text:span text:style-name="T30">@BeforeRoute</text:span><text:bookmark-end text:name="BeforeRoute"/> или <text:bookmark-start text:name="AfterRoute"/><text:span text:style-name="T30">@AfterRoute</text:span><text:bookmark-end text:name="AfterRoute"/>, то данный '<text:span text:style-name="T30">ScanDir:</text:span>' будет срабатывать до или после выполнения команд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 в <text:s/>последующих '<text:span text:style-name="T30">ScanDir:</text:span>'. Использование модификаторов <text:span text:style-name="T29">Renumber</text:span>, <text:span text:style-name="T29">Unpack</text:span> и <text:span text:style-name="T29">Time</text:span> для '<text:span text:style-name="T30">ScanDir:</text:span>' данного типа невозможно. Также запрещено использование '<text:span text:style-name="Internet_20_link"><text:span text:style-name="T29"><text:reference-ref text:reference-format="text" text:ref-name="Action: Route">Action: Route</text:reference-ref></text:span></text:span>'.</text:p>
      <text:list xml:id="list200127869754217" text:continue-numbering="true" text:style-name="Outline">
        <text:list-item>
          <text:list>
            <text:list-item>
              <text:h text:style-name="P74" text:outline-level="2"><text:bookmark-start text:name="__RefHeading__10203_813993393"/>Semaphore: Time "File"<text:bookmark-end text:name="__RefHeading__10203_813993393"/></text:h>
            </text:list-item>
          </text:list>
        </text:list-item>
      </text:list>
      <text:p text:style-name="Text_20_body">Указывает семафор активности <text:span text:style-name="T1">RNtrack-а</text:span>. Если файл "<text:span text:style-name="T29">File</text:span>" существует, значит активна другая копия <text:span text:style-name="T1">RNtrack-а</text:span>. Параметр <text:span text:style-name="T29">Time</text:span> указывает время, в течение <text:soft-page-break/>которого RNtrack ждёт пропадания этого файла. Время указывается в минутах. Если в качестве времени указано 0, RNtrack ждёт до пропадания файла. Иначе, по истечении указанного времени RNtrack все равно начинает работу. </text:p>
      <text:p text:style-name="Text_20_body">Пример:</text:p>
      <text:p text:style-name="P32">Semaphore: 60 "c:\temp\RNtrack.bsy"</text:p>
      <text:list xml:id="list200127171219742" text:continue-numbering="true" text:style-name="Outline">
        <text:list-item>
          <text:list>
            <text:list-item>
              <text:h text:style-name="P75" text:outline-level="2"><text:bookmark-start text:name="__RefHeading__10205_813993393"/>SetViaAlways<text:bookmark-end text:name="__RefHeading__10205_813993393"/></text:h>
            </text:list-item>
          </text:list>
        </text:list-item>
      </text:list>
      <text:p text:style-name="Text_20_body">По умолчанию RNtrack добавляет собственную строку Via только при выполнении команды "<text:span text:style-name="T29">Route</text:span>". Если использовать данное слово, то Via будет добавляться и при выполнении команд "<text:span text:style-name="Internet_20_link"><text:span text:style-name="T29"><text:bookmark-ref text:reference-format="text" text:ref-name="Copy">Copy</text:bookmark-ref></text:span></text:span>" (будет добавлено к копии), "<text:span text:style-name="Internet_20_link"><text:span text:style-name="T29"><text:bookmark-ref text:reference-format="text" text:ref-name="Move">Move</text:bookmark-ref></text:span></text:span>", "<text:span text:style-name="Internet_20_link"><text:span text:style-name="T29"><text:bookmark-ref text:reference-format="text" text:ref-name="AddNote">AddNote</text:bookmark-ref></text:span></text:span>", "<text:span text:style-name="Internet_20_link"><text:span text:style-name="T29"><text:bookmark-ref text:reference-format="text" text:ref-name="Rewrite">Rewrite</text:bookmark-ref></text:span></text:span>" и других команд, изменяющих само письмо (команда "<text:span text:style-name="Internet_20_link"><text:span text:style-name="T29"><text:bookmark-ref text:reference-format="text" text:ref-name="ActionIgnore">Action: Ignore</text:bookmark-ref></text:span></text:span>", например, письмо не меняет, поэтому и Via в письмо не добавится). При этом, если Вы несколько раз перекинули письмо из базы в базу, то в письмо попадёт все равно только одна строка Via, и время в этой строке будет последнего переброса/копирования/изменения.</text:p>
      <text:list xml:id="list200128749755279" text:continue-numbering="true" text:style-name="Outline">
        <text:list-item>
          <text:list>
            <text:list-item>
              <text:h text:style-name="P75" text:outline-level="2"><text:bookmark-start text:name="__RefHeading__10207_813993393"/><text:bookmark-start text:name="ScriptFile"/>ScriptFile<text:bookmark-end text:name="ScriptFile"/>: "File"<text:bookmark-end text:name="__RefHeading__10207_813993393"/></text:h>
            </text:list-item>
          </text:list>
        </text:list-item>
      </text:list>
      <text:p text:style-name="Text_20_body"><text:s/>Путь к файлу со скриптом. Для вызова функций из этого файла используют <text:span text:style-name="Internet_20_link"><text:span text:style-name="T29"><text:bookmark-ref text:reference-format="text" text:ref-name="ActionScript">Action: Script</text:bookmark-ref></text:span></text:span>.</text:p>
      <text:list xml:id="list200127243910859" text:continue-numbering="true" text:style-name="Outline">
        <text:list-item>
          <text:list>
            <text:list-item>
              <text:h text:style-name="P75" text:outline-level="2"><text:bookmark-start text:name="__RefHeading__10209_813993393"/><text:bookmark-start text:name="ScriptMask"/>ScriptMask:<text:bookmark-end text:name="ScriptMask"/> "smask"<text:bookmark-end text:name="__RefHeading__10209_813993393"/></text:h>
            </text:list-item>
          </text:list>
        </text:list-item>
      </text:list>
      <text:p text:style-name="Text_20_body">Здесь "<text:span text:style-name="T30">smask</text:span>" <text:span text:style-name="T16">—</text:span>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ext:list xml:id="list200128241955704" text:continue-numbering="true" text:style-name="Outline">
        <text:list-item>
          <text:list>
            <text:list-item>
              <text:h text:style-name="P75" text:outline-level="2"><text:bookmark-start text:name="__RefHeading__10211_813993393"/>SkipHiddenFiles<text:bookmark-end text:name="__RefHeading__10211_813993393"/></text:h>
            </text:list-item>
          </text:list>
        </text:list-item>
      </text:list>
      <text:p text:style-name="Text_20_body">При проверке наличия <text:span text:style-name="T1">файл-аттачей</text:span> считать файлы с атрибутом Hidden как отсутствующие. По умолчанию такие файлы видимы.</text:p>
      <text:list xml:id="list200128526566835" text:continue-numbering="true" text:style-name="Outline">
        <text:list-item>
          <text:list>
            <text:list-item>
              <text:h text:style-name="P75" text:outline-level="2"><text:bookmark-start text:name="__RefHeading__10213_813993393"/>SoftCheckInNodelists<text:bookmark-end text:name="__RefHeading__10213_813993393"/></text:h>
            </text:list-item>
          </text:list>
        </text:list-item>
      </text:list>
      <text:p text:style-name="Text_20_body">Установка "мягкой" проверки наличия узла в нодлисте. Более подробно о том, что делает эта команда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79"><text:bookmark-ref text:reference-format="text" text:ref-name="__RefHeading__3044_61882448">Адресная маска "&amp;"</text:bookmark-ref></text:span>.</text:p>
      <text:list xml:id="list200127395821897" text:continue-numbering="true" text:style-name="Outline">
        <text:list-item>
          <text:list>
            <text:list-item>
              <text:h text:style-name="P75" text:outline-level="2"><text:bookmark-start text:name="__RefHeading__10215_813993393"/>SysopName: "Vladimir <text:span text:style-name="T55">Putin</text:span>"<text:bookmark-end text:name="__RefHeading__10215_813993393"/></text:h>
            </text:list-item>
          </text:list>
        </text:list-item>
      </text:list>
      <text:p text:style-name="Text_20_body">Ваше имя. Используется в шаблонах как <text:span text:style-name="T30">@Sysop</text:span>. Кавычки обязательны. И вообще, везде, где <text:span text:style-name="T54">в этом руководстве </text:span>кавычки стоят, они обязательны.</text:p>
      <text:list xml:id="list200126993248300" text:continue-numbering="true" text:style-name="Outline">
        <text:list-item>
          <text:list>
            <text:list-item>
              <text:h text:style-name="P75" text:outline-level="2"><text:bookmark-start text:name="__RefHeading__10217_813993393"/><text:soft-page-break/>Tearline: "Your tear line"<text:bookmark-end text:name="__RefHeading__10217_813993393"/></text:h>
            </text:list-item>
          </text:list>
        </text:list-item>
      </text:list>
      <text:p text:style-name="Text_20_body">Тирлайн, используемый в макросе <text:span text:style-name="T30">@Tearline</text:span>. Если не указан, будет использоваться <text:span text:style-name="T21">"</text:span><text:span text:style-name="T30">--- Rntrack/XXX X.XX.</text:span><text:span text:style-name="T31">X</text:span><text:span text:style-name="T30">X</text:span><text:span text:style-name="T21">"</text:span>.</text:p>
      <text:list xml:id="list200127233703037" text:continue-numbering="true" text:style-name="Outline">
        <text:list-item>
          <text:list>
            <text:list-item>
              <text:h text:style-name="P75" text:outline-level="2"><text:bookmark-start text:name="__RefHeading__10219_813993393"/><text:bookmark-start text:name="TempMail"/>TempMail:<text:bookmark-end text:name="TempMail"/> "h:\tst\temp"<text:bookmark-end text:name="__RefHeading__10219_813993393"/></text:h>
            </text:list-item>
          </text:list>
        </text:list-item>
      </text:list>
      <text:p text:style-name="Text_20_body">Указывает каталог, в который распаковываются пакеты при использовании функции <text:span text:style-name="T29">Unpack</text:span> (ключ <text:span text:style-name="T29">-u</text:span> в командной строке). Этот ключ может быть пропущен, если Вы не пользуетесь перепаковкой аутбаунда.</text:p>
      <text:list xml:id="list200127394363987" text:continue-numbering="true" text:style-name="Outline">
        <text:list-item>
          <text:list>
            <text:list-item>
              <text:h text:style-name="P75" text:outline-level="2"><text:bookmark-start text:name="__RefHeading__10221_813993393"/><text:bookmark-start text:name="TimeStampFile"/>TimeStampFile<text:bookmark-end text:name="TimeStampFile"/>: "c:\ftrstamp.bin"<text:bookmark-end text:name="__RefHeading__10221_813993393"/></text:h>
            </text:list-item>
          </text:list>
        </text:list-item>
      </text:list>
      <text:p text:style-name="Text_20_body">Указывает имя файла, который используется для корректной работы функций, срабатывающих в зависимости от времени. Если данного файла нет, он создаётся. Содержимое файла не изменяется и не используется. RNtrack изменяет у данного файла только "время изменения файла".</text:p>
      <text:list xml:id="list200126861836593" text:continue-numbering="true" text:style-name="Outline">
        <text:list-item>
          <text:list>
            <text:list-item>
              <text:h text:style-name="P75" text:outline-level="2"><text:bookmark-start text:name="__RefHeading__10223_813993393"/>TrafficLog: "h:\log\RNtrack.trf"<text:bookmark-end text:name="__RefHeading__10223_813993393"/></text:h>
            </text:list-item>
          </text:list>
        </text:list-item>
      </text:list>
      <text:p text:style-name="Text_20_body">Указывает файл, в который будет писаться журнал о всех письмах, обработанных командой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Данное ключевое слово может быть пропущено, тогда этот журнал вестись не будет.</text:p>
      <text:list xml:id="list200127065537864" text:continue-numbering="true" text:style-name="Outline">
        <text:list-item>
          <text:list>
            <text:list-item>
              <text:h text:style-name="P75" text:outline-level="2"><text:bookmark-start text:name="__RefHeading__10225_813993393"/>TrafficLogTemplate: "File"<text:bookmark-end text:name="__RefHeading__10225_813993393"/></text:h>
            </text:list-item>
          </text:list>
        </text:list-item>
      </text:list>
      <text:p text:style-name="Text_20_body">Указывает шаблон для журнала трафика. Если данное ключевое слово пропущено, то будет использован внутренний шаблон (он соответствует шаблону, лежащему в примерах с именем <text:span text:style-name="T1">traflog.tpl</text:span>).</text:p>
      <text:list xml:id="list200126886040879" text:continue-numbering="true" text:style-name="Outline">
        <text:list-item>
          <text:list>
            <text:list-item>
              <text:h text:style-name="P75" text:outline-level="2"><text:bookmark-start text:name="__RefHeading__10227_813993393"/>UseASO<text:bookmark-end text:name="__RefHeading__10227_813993393"/></text:h>
            </text:list-item>
          </text:list>
        </text:list-item>
      </text:list>
      <text:p text:style-name="Text_20_body">Включает альтернативный формат <text:span text:style-name="T1">outbound'а</text:span> — так называемый <text:span text:style-name="T1">AmigaDOS</text:span> Style Outbound <text:span text:style-name="T56">(ASO)</text:span>. Отличие его от традиционного BSO в том, что используется только одна директория для <text:span text:style-name="T1">outbound'а</text:span>, и файлы в ней имеют формат <text:span text:style-name="T1">z.n.f.p.ext.</text:span> Например:</text:p>
      <text:p text:style-name="P7">2.5020.9999.0.flo</text:p>
      <text:p text:style-name="P7">2.5020.999.888.hlo</text:p>
      <text:p text:style-name="P7">99.333.1.0.out</text:p>
      <text:list xml:id="list200126831469902" text:continue-numbering="true" text:style-name="Outline">
        <text:list-item>
          <text:list>
            <text:list-item>
              <text:h text:style-name="P75" text:outline-level="2"><text:bookmark-start text:name="__RefHeading__10229_813993393"/>UseBrake<text:bookmark-end text:name="__RefHeading__10229_813993393"/></text:h>
            </text:list-item>
          </text:list>
        </text:list-item>
      </text:list>
      <text:p text:style-name="Text_20_body">Включает The Brake! аутбаунд.</text:p>
      <text:list xml:id="list200127599504289" text:continue-numbering="true" text:style-name="Outline">
        <text:list-item>
          <text:list>
            <text:list-item>
              <text:h text:style-name="P75" text:outline-level="2"><text:bookmark-start text:name="__RefHeading__10231_813993393"/><text:soft-page-break/>UseFileBoxes<text:bookmark-end text:name="__RefHeading__10231_813993393"/></text:h>
            </text:list-item>
          </text:list>
        </text:list-item>
      </text:list>
      <text:p text:style-name="Text_20_body">Использовать файл-боксы вместо <text:span text:style-name="T29">*.?lo</text:span> для приаттаченных файлов. Вы должны определить <text:span text:style-name="Internet_20_link"><text:span text:style-name="T29"><text:bookmark-ref text:reference-format="text" text:ref-name="FileBoxDir">FileBoxDir</text:bookmark-ref></text:span></text:span> до этой директивы. Сообщение (которое содержит аттач) тоже кладётся в файл-бокс.</text:p>
      <text:list xml:id="list200128057220160" text:continue-numbering="true" text:style-name="Outline">
        <text:list-item>
          <text:list>
            <text:list-item>
              <text:h text:style-name="P75" text:outline-level="2"><text:bookmark-start text:name="__RefHeading__21786_173365471"/>UseNewVia<text:bookmark-end text:name="__RefHeading__21786_173365471"/></text:h>
            </text:list-item>
          </text:list>
        </text:list-item>
      </text:list>
      <text:p text:style-name="Text_20_body">Использовать новый формат строки <text:span text:style-name="T20">Via</text:span>. Отличия форматов в следующем.</text:p>
      <text:p text:style-name="Text_20_body">Без '<text:span text:style-name="T30">UseNewVia</text:span>' : </text:p>
      <text:p text:style-name="Text_20_body"><text:tab/><text:span text:style-name="T29">"Via 2:5030/9999 RNtrack </text:span><text:span text:style-name="T41">1</text:span><text:span text:style-name="T29">.06/W32 08 Oct 1999 03:03:59 UTC+0400"</text:span></text:p>
      <text:p text:style-name="Text_20_body">С использованием '<text:span text:style-name="T30">UseNewVia</text:span>' :</text:p>
      <text:p text:style-name="Text_20_body"><text:tab/>"<text:span text:style-name="T29">Via 2:5030/9999 @19991007.230359.UTC RNtrack </text:span><text:span text:style-name="T41">1</text:span><text:span text:style-name="T29">.06/W32</text:span>"</text:p>
      <text:p text:style-name="P40">Я настойчиво рекомендую использовать '<text:span text:style-name="T30">UseNewVia</text:span><text:span text:style-name="T1">', потому что этот вариант соответствует стандарту </text:span><text:span text:style-name="T2">FTS-4009</text:span>.</text:p>
      <text:p text:style-name="Text_20_body"><text:span text:style-name="T1">Если Вы пользовались старой версией RNtrack, в которой нет этой возможности, и решили перейти на новый формат строки Via, то не забудьте проверить, чтобы у Вас была правильно прописана строка в команде '</text:span><text:span text:style-name="T30"><text:bookmark-ref text:reference-format="text" text:ref-name="LoopStr">LoopStr:</text:bookmark-ref></text:span><text:span text:style-name="T1">', если, конечно, Вы ей пользуетесь.</text:span></text:p>
      <text:list xml:id="list200128533640417" text:continue-numbering="true" text:style-name="Outline">
        <text:list-item>
          <text:list>
            <text:list-item>
              <text:h text:style-name="P75" text:outline-level="2"><text:bookmark-start text:name="__RefHeading__10233_813993393"/>UseOwnZone<text:bookmark-end text:name="__RefHeading__10233_813993393"/></text:h>
            </text:list-item>
          </text:list>
        </text:list-item>
      </text:list>
      <text:p text:style-name="Text_20_body">Если в письме отсутствует кладж INTL, то считать, что письмо написано в той же зоне, что и мы. При этом выбирается тот наш адрес, маска которого первой совпадёт с адресом отправителя.</text:p>
      <text:list xml:id="list200128584781505" text:continue-numbering="true" text:style-name="Outline">
        <text:list-item>
          <text:list>
            <text:list-item>
              <text:h text:style-name="P74" text:outline-level="2"><text:bookmark-start text:name="__RefHeading__10235_813993393"/>UTC: +3<text:bookmark-end text:name="__RefHeading__10235_813993393"/></text:h>
            </text:list-item>
          </text:list>
        </text:list-item>
      </text:list>
      <text:p text:style-name="P41">Конфигурационное слово UTC задаёт разницу (в часах) между местным временем в компьютере и UTC. Для московского времени эта величина <text:span text:style-name="T42">равна</text:span> +3. Используется в кладжах при выполнении команды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большинстве случаев RNtrack сам определяет эту разницу, но если в Вашей системе не настроено правильно время (один из признаков этого <text:span text:style-name="T16">—</text:span> компьютер не переводит сам часы на летнее/зимнее время), или Вы хотите по какой-либо причине использовать другую разницу во времени, Вы можете воспользоваться этой командой. Если это ключевое слово пропущено, и системное время не настроено, то в кладжи будет писаться текущее время.</text:p>
      <text:list xml:id="list200128189274965" text:continue-numbering="true" text:style-name="Outline">
        <text:list-item>
          <text:h text:style-name="P82" text:outline-level="1"><text:bookmark-start text:name="__RefHeading__10237_813993393"/>Параметры слова Mask:<text:bookmark-end text:name="__RefHeading__10237_813993393"/></text:h>
        </text:list-item>
      </text:list>
      <text:p text:style-name="Text_20_body">Ключевое слово '<text:span text:style-name="T29">Mask:</text:span>' указывает маску, с которой будет сравниваться письмо. <text:soft-page-break/>Сейчас мы разберём это слово по косточкам.</text:p>
      <text:p text:style-name="Text_20_body">Итак, синтаксис этого слова таков:</text:p>
      <text:p text:style-name="P32"><text:bookmark-start text:name="Mask"/>Mask:<text:bookmark-end text:name="Mask"/> FromName FromAddr ToName ToAddr Subject Flags</text:p>
      <text:list xml:id="list200127290065168" text:continue-numbering="true" text:style-name="Outline">
        <text:list-item>
          <text:list>
            <text:list-item>
              <text:h text:style-name="P77" text:outline-level="2"><text:bookmark-start text:name="__RefHeading__14278_1391431384"/><text:bookmark-start text:name="FromName"/><text:span text:style-name="T1">FromName</text:span><text:bookmark-end text:name="FromName"/>, <text:span text:style-name="T1">ToName</text:span><text:bookmark-end text:name="__RefHeading__14278_1391431384"/></text:h>
            </text:list-item>
          </text:list>
        </text:list-item>
      </text:list>
      <text:p text:style-name="Text_20_body"><text:span text:style-name="T57">Эти поля маски сравниваются с т</text:span>екстовы<text:span text:style-name="T57">ми</text:span> поля<text:span text:style-name="T58">ми</text:span> из письма <text:span text:style-name="T57">с именами отправителя и получателя соответственно</text:span>. Сравнение регистронезависимое. Можно использовать следующие дополнительные символы:</text:p>
      <text:p text:style-name="P51">'<text:span text:style-name="T20">*</text:span>' <text:span text:style-name="T16">—</text:span> любое число любых символов;<text:line-break/>'<text:span text:style-name="T20">?</text:span>' <text:span text:style-name="T16">—</text:span> любой символ;<text:line-break/>'<text:span text:style-name="T20">#</text:span>' <text:span text:style-name="T16">—</text:span> любая цифра;<text:line-break/>'<text:span text:style-name="T20">$</text:span>' <text:span text:style-name="T16">—</text:span> любой печатный символ (т.е. все символы "больше" пробела);<text:line-break/>'<text:span text:style-name="T20">[</text:span>' и '<text:span text:style-name="T20">]</text:span>' <text:span text:style-name="T16">—</text:span> только указанные символы;<text:line-break/>'<text:span text:style-name="T20">[!</text:span>' и '<text:span text:style-name="T20">]</text:span>' <text:span text:style-name="T16">—</text:span> только <text:span text:style-name="T5">не</text:span> указанные символы.</text:p>
      <text:p text:style-name="Text_20_body">Если первым символом стоит '<text:span text:style-name="T20">!</text:span>', то проверяется на несовпадение.</text:p>
      <text:p text:style-name="Text_20_body">Например:</text:p>
      <text:p text:style-name="P51">"<text:span text:style-name="T29">*Fix*</text:span>" <text:span text:style-name="T16">—</text:span> проверить на нахождение данной подстроки. Например, "<text:span text:style-name="T19">AreaFix</text:span>", "<text:span text:style-name="T30">FixIt</text:span>" и "<text:span text:style-name="T30">Somefixation</text:span>" подпадут под эту маску.</text:p>
      <text:p text:style-name="P51">"<text:span text:style-name="T29">*@*.[rs]u</text:span>" <text:span text:style-name="T16">—</text:span> "<text:span text:style-name="T30">eddie@ironmaiden.com</text:span>" и "<text:span text:style-name="T30">some@where.su</text:span>" подпадут под эту маску, а "<text:span text:style-name="T30">some@where.net</text:span>" — нет.</text:p>
      <text:p text:style-name="P51">"<text:span text:style-name="T29">!*.*</text:span>" — соответственно, "<text:span text:style-name="T30">aaa.bbb</text:span>" и "<text:span text:style-name="T30">c.c.c.c</text:span>" <text:span text:style-name="T5">не</text:span> подпадут под эту маску, а "<text:span text:style-name="T30">SomeText</text:span>" — подпадёт.</text:p>
      <text:p text:style-name="Text_20_body">Для того, чтобы использовать символы '<text:span text:style-name="T29">*</text:span>', '<text:span text:style-name="T29">?</text:span>', '<text:span text:style-name="T29">[</text:span>', '<text:span text:style-name="T29">]</text:span>', '<text:span text:style-name="T29">!</text:span>' в качестве просто символов, а не части маски, их надо предварить символом '<text:span text:style-name="T29">\</text:span>'.</text:p>
      <text:p text:style-name="Text_20_body">Например:</text:p>
      <text:p text:style-name="Text_20_body">"<text:span text:style-name="T29">\*.\*</text:span>" <text:span text:style-name="T16">—</text:span> под эту маску подпадёт только строка "<text:span text:style-name="T20">*.*</text:span>".</text:p>
      <text:list xml:id="list200128442531702" text:continue-numbering="true" text:style-name="Outline">
        <text:list-item>
          <text:list>
            <text:list-item>
              <text:h text:style-name="P77" text:outline-level="2"><text:bookmark-start text:name="__RefHeading__14280_1391431384"/><text:span text:style-name="T1">FromAddr</text:span>, <text:span text:style-name="T1">ToAddr</text:span><text:bookmark-end text:name="__RefHeading__14280_1391431384"/></text:h>
            </text:list-item>
          </text:list>
        </text:list-item>
      </text:list>
      <text:p text:style-name="Text_20_body">Соответствующие поля из письма. Могут содержать <text:span text:style-name="T58">или</text:span> маску (например, <text:span text:style-name="T29">2:*/*</text:span> или просто <text:span text:style-name="T29">*</text:span>), <text:span text:style-name="T58">или</text:span> <text:span text:style-name="T60">один из </text:span>символ<text:span text:style-name="T60">ов<text:tab/></text:span>:</text:p>
      <text:p text:style-name="P51">'<text:span text:style-name="T29">#</text:span>' <text:span text:style-name="T16">—</text:span> проверить на наличие в нодлисте;<text:line-break/>'<text:span text:style-name="T29">H</text:span>' <text:span text:style-name="T16">—</text:span> <text:span text:style-name="T58">у</text:span>зел есть в нодлисте и у него стоит флаг 'Hold';<text:line-break/>'<text:span text:style-name="T29">U</text:span>' <text:span text:style-name="T16">—</text:span> <text:span text:style-name="T58">у</text:span>зел есть в нодлисте и у него стоит флаг 'Hub';<text:line-break/>'<text:span text:style-name="T29">D</text:span>' <text:span text:style-name="T16">—</text:span> <text:span text:style-name="T58">у</text:span>зел есть в нодлисте и у него стоит флаг 'Down';<text:line-break/>'<text:span text:style-name="T29">P</text:span>' <text:span text:style-name="T16">—</text:span> <text:span text:style-name="T58">у</text:span>зел есть в нодлисте и у него стоит флаг 'Pvt';<text:line-break/>'<text:reference-mark-start text:name="@ - наш адрес"/><text:span text:style-name="T29">@</text:span><text:reference-mark-end text:name="@ - наш адрес"/>' <text:span text:style-name="T16">—</text:span> наш(и) адрес(а).</text:p>
      <text:p text:style-name="Text_20_body"><text:soft-page-break/><text:span text:style-name="T59">В адресе п</text:span>осле точки ещё может стоять символ '<text:span text:style-name="T29">&amp;</text:span>'. Например, "<text:span text:style-name="T29">2:5030/9999.&amp;</text:span>". Эта запись означает "Узел, его пойнты, его подхабник (если это хаб), подхостник (если это хост) или весь регион (если это действительно регион)". Подробности работы с масками "<text:span text:style-name="T29">#</text:span>" и "<text:span text:style-name="T29">&amp;</text:span>" читайте в главах <text:span text:style-name="Internet_20_link"><text:bookmark-ref text:reference-format="text" text:ref-name="__RefHeading__3042_61882448">Адресная маска "#"</text:bookmark-ref></text:span> <text:span text:style-name="T81">и </text:span><text:span text:style-name="T80"><text:bookmark-ref text:reference-format="text" text:ref-name="__RefHeading__3044_61882448">Адресная маска "&amp;"</text:bookmark-ref></text:span><text:span text:style-name="T81">.</text:span></text:p>
      <text:p text:style-name="Text_20_body">Перед адресом может стоять символ '<text:span text:style-name="T29">!</text:span>', что означает '<text:span text:style-name="T5">не</text:span>'. Например, <text:span text:style-name="T29">! 2:5030/9999</text:span> <text:span text:style-name="T16">—</text:span> адрес <text:span text:style-name="T5">не</text:span> должен совпадать с 2:5030/9999.</text:p>
      <text:list xml:id="list200127349069072" text:continue-numbering="true" text:style-name="Outline">
        <text:list-item>
          <text:list>
            <text:list-item>
              <text:h text:style-name="Heading_20_2" text:outline-level="2"><text:bookmark-start text:name="__RefHeading__14282_1391431384"/>Subject<text:bookmark-end text:name="__RefHeading__14282_1391431384"/></text:h>
            </text:list-item>
          </text:list>
        </text:list-item>
      </text:list>
      <text:p text:style-name="P9">Тема письма. Маски, описанные в полях <text:span text:style-name="T30">FromName</text:span> и <text:span text:style-name="T30">ToName</text:span><text:span text:style-name="T21"> </text:span><text:span text:style-name="T1">(см. </text:span><text:span text:style-name="Internet_20_link"><text:span text:style-name="T29"><text:bookmark-ref text:reference-format="text" text:ref-name="FromName">FromName</text:bookmark-ref></text:span></text:span><text:span text:style-name="T1">)</text:span>, работают и для этого поля.</text:p>
      <text:list xml:id="list200128143954366" text:continue-numbering="true" text:style-name="Outline">
        <text:list-item>
          <text:list>
            <text:list-item>
              <text:h text:style-name="Heading_20_2" text:outline-level="2"><text:bookmark-start text:name="__RefHeading__14284_1391431384"/><text:bookmark-start text:name="Flags"/>Flags<text:bookmark-end text:name="__RefHeading__14284_1391431384"/><text:bookmark-end text:name="Flags"/></text:h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Text_20_body">Флаги письма</text:p>
          </table:table-cell>
          <table:table-cell table:style-name="Таблица10.A1" office:value-type="string">
            <text:p text:style-name="Text_20_body">Возможные значения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Attach</text:p>
          </table:table-cell>
        </table:table-row>
        <table:table-row>
          <table:table-cell table:style-name="Таблица10.A1" office:value-type="string">
            <text:p text:style-name="Text_20_body">A</text:p>
          </table:table-cell>
          <table:table-cell table:style-name="Таблица10.A1" office:value-type="string">
            <text:p text:style-name="Text_20_body">Проверить размер аттаче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A</text:span> <text:span text:style-name="T16">—</text:span> больше, чем указано в '<text:span text:style-name="Internet_20_link"><text:span text:style-name="T29"><text:bookmark-ref text:reference-format="text" text:ref-name="MaxAttachSize">MaxAttach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A</text:span> <text:span text:style-name="T16">—</text:span> меньше или равно, чем указано в '<text:span text:style-name="Internet_20_link"><text:span text:style-name="T29"><text:bookmark-ref text:reference-format="text" text:ref-name="MaxAttachSize">MaxAttachSize:</text:bookmark-ref></text:span></text:span>'.</text:p>
          </table:table-cell>
        </table:table-row>
        <table:table-row>
          <table:table-cell table:style-name="Таблица10.A1" office:value-type="string">
            <text:p text:style-name="Text_20_body">b</text:p>
          </table:table-cell>
          <table:table-cell table:style-name="Таблица10.A1" office:value-type="string">
            <text:p text:style-name="Text_20_body">ARQ</text:p>
          </table:table-cell>
        </table:table-row>
        <table:table-row>
          <table:table-cell table:style-name="Таблица10.A1" office:value-type="string">
            <text:p text:style-name="Text_20_body">c</text:p>
          </table:table-cell>
          <table:table-cell table:style-name="Таблица10.A1" office:value-type="string">
            <text:p text:style-name="Text_20_body">Crash</text:p>
          </table:table-cell>
        </table:table-row>
        <table:table-row>
          <table:table-cell table:style-name="Таблица10.A1" office:value-type="string">
            <text:p text:style-name="Text_20_body">d</text:p>
          </table:table-cell>
          <table:table-cell table:style-name="Таблица10.A1" office:value-type="string">
            <text:p text:style-name="Text_20_body">Direct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mpty (пустое тело письма. Кладжи не учитываются.)</text:p>
          </table:table-cell>
        </table:table-row>
        <table:table-row>
          <table:table-cell table:style-name="Таблица10.A1" office:value-type="string">
            <text:p text:style-name="Text_20_body">E</text:p>
          </table:table-cell>
          <table:table-cell table:style-name="Таблица10.A1" office:value-type="string">
            <text:p text:style-name="Text_20_body">Echo mail (письмо является эхомейлом)</text:p>
          </table:table-cell>
        </table:table-row>
        <table:table-row>
          <table:table-cell table:style-name="Таблица10.A1" office:value-type="string">
            <text:p text:style-name="Text_20_body">f</text:p>
          </table:table-cell>
          <table:table-cell table:style-name="Таблица10.A1" office:value-type="string">
            <text:p text:style-name="Text_20_body">File Request</text:p>
          </table:table-cell>
        </table:table-row>
        <table:table-row>
          <table:table-cell table:style-name="Таблица10.A1" office:value-type="string">
            <text:p text:style-name="Text_20_body">g</text:p>
          </table:table-cell>
          <table:table-cell table:style-name="Таблица10.A1" office:value-type="string">
            <text:p text:style-name="Text_20_body">Проверить возраст письма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g</text:span> <text:span text:style-name="T16">—</text:span> больше, чем указано в '<text:span text:style-name="T30"><text:bookmark-ref text:reference-format="text" text:ref-name="MaxAge">MaxAge:</text:bookmark-ref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g</text:span> <text:span text:style-name="T16">—</text:span> меньше или равно, чем указано в '<text:span text:style-name="T30"><text:bookmark-ref text:reference-format="text" text:ref-name="MaxAge">MaxAge:</text:bookmark-ref></text:span>'.</text:p>
          </table:table-cell>
        </table:table-row>
        <table:table-row>
          <table:table-cell table:style-name="Таблица10.A1" office:value-type="string">
            <text:p text:style-name="Text_20_body">h</text:p>
          </table:table-cell>
          <table:table-cell table:style-name="Таблица10.A1" office:value-type="string">
            <text:p text:style-name="Text_20_body">Hold</text:p>
          </table:table-cell>
        </table:table-row>
        <table:table-row>
          <table:table-cell table:style-name="Таблица10.A1" office:value-type="string">
            <text:p text:style-name="Text_20_body">i</text:p>
          </table:table-cell>
          <table:table-cell table:style-name="Таблица10.A1" office:value-type="string">
            <text:p text:style-name="Text_20_body">Forward/in transit<text:soft-page-break/></text:p>
          </table:table-cell>
        </table:table-row>
        <table:table-row>
          <table:table-cell table:style-name="Таблица10.A1" office:value-type="string">
            <text:p text:style-name="Text_20_body">j</text:p>
          </table:table-cell>
          <table:table-cell table:style-name="Таблица10.A1" office:value-type="string">
            <text:p text:style-name="Text_20_body">Kill File Sent</text:p>
          </table:table-cell>
        </table:table-row>
        <table:table-row>
          <table:table-cell table:style-name="Таблица10.A1" office:value-type="string">
            <text:p text:style-name="Text_20_body">k</text:p>
          </table:table-cell>
          <table:table-cell table:style-name="Таблица10.A1" office:value-type="string">
            <text:p text:style-name="Text_20_body">Kil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al</text:p>
          </table:table-cell>
        </table:table-row>
        <table:table-row>
          <table:table-cell table:style-name="Таблица10.A1" office:value-type="string">
            <text:p text:style-name="Text_20_body">L</text:p>
          </table:table-cell>
          <table:table-cell table:style-name="Таблица10.A1" office:value-type="string">
            <text:p text:style-name="Text_20_body">Lock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<text:span text:style-name="T1">i</text:span><text:span text:style-name="T3">m</text:span><text:span text:style-name="T1">mediate</text:span></text:p>
          </table:table-cell>
        </table:table-row>
        <table:table-row>
          <table:table-cell table:style-name="Таблица10.A1" office:value-type="string">
            <text:p text:style-name="Text_20_body">M</text:p>
          </table:table-cell>
          <table:table-cell table:style-name="Таблица10.A1" office:value-type="string">
            <text:p text:style-name="Text_20_body">Проверить размер сообщений: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+M</text:span> <text:span text:style-name="T16">—</text:span> больше, чем указано в '<text:span text:style-name="Internet_20_link"><text:span text:style-name="T29"><text:bookmark-ref text:reference-format="text" text:ref-name="MaxMsgSize">MaxMsgSize:</text:bookmark-ref></text:span></text:span>'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<text:span text:style-name="T29">-M</text:span> <text:span text:style-name="T16">—</text:span> меньше или равно, чем указано в '<text:span text:style-name="Internet_20_link"><text:span text:style-name="T29"><text:bookmark-ref text:reference-format="text" text:ref-name="MaxMsgSize">MaxMsgSize:</text:bookmark-ref></text:span></text:span>'</text:p>
          </table:table-cell>
        </table:table-row>
        <table:table-row>
          <table:table-cell table:style-name="Таблица10.A1" office:value-type="string">
            <text:p text:style-name="Text_20_body">n</text:p>
          </table:table-cell>
          <table:table-cell table:style-name="Таблица10.A1" office:value-type="string">
            <text:p text:style-name="Text_20_body">CFM</text:p>
          </table:table-cell>
        </table:table-row>
        <table:table-row>
          <table:table-cell table:style-name="Таблица10.A1" office:value-type="string">
            <text:p text:style-name="Text_20_body">o</text:p>
          </table:table-cell>
          <table:table-cell table:style-name="Таблица10.A1" office:value-type="string">
            <text:p text:style-name="Text_20_body">Orphan</text:p>
          </table:table-cell>
        </table:table-row>
        <table:table-row>
          <table:table-cell table:style-name="Таблица10.A1" office:value-type="string">
            <text:p text:style-name="Text_20_body">p</text:p>
          </table:table-cell>
          <table:table-cell table:style-name="Таблица10.A1" office:value-type="string">
            <text:p text:style-name="Text_20_body">Private</text:p>
          </table:table-cell>
        </table:table-row>
        <table:table-row>
          <table:table-cell table:style-name="Таблица10.A1" office:value-type="string">
            <text:p text:style-name="Text_20_body">q</text:p>
          </table:table-cell>
          <table:table-cell table:style-name="Таблица10.A1" office:value-type="string">
            <text:p text:style-name="Text_20_body">return receipt re<text:span text:style-name="T25">q</text:span>uest</text:p>
          </table:table-cell>
        </table:table-row>
        <table:table-row>
          <table:table-cell table:style-name="Таблица10.A1" office:value-type="string">
            <text:p text:style-name="Text_20_body">r</text:p>
          </table:table-cell>
          <table:table-cell table:style-name="Таблица10.A1" office:value-type="string">
            <text:p text:style-name="Text_20_body">Received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Sent</text:p>
          </table:table-cell>
        </table:table-row>
        <table:table-row>
          <table:table-cell table:style-name="Таблица10.A1" office:value-type="string">
            <text:p text:style-name="Text_20_body">S</text:p>
          </table:table-cell>
          <table:table-cell table:style-name="Таблица10.A1" office:value-type="string">
            <text:p text:style-name="Text_20_body">Archive/Sent</text:p>
          </table:table-cell>
        </table:table-row>
        <table:table-row>
          <table:table-cell table:style-name="Таблица10.A1" office:value-type="string">
            <text:p text:style-name="Text_20_body">t</text:p>
          </table:table-cell>
          <table:table-cell table:style-name="Таблица10.A1" office:value-type="string">
            <text:p text:style-name="Text_20_body">Truncate file sent</text:p>
          </table:table-cell>
        </table:table-row>
        <table:table-row>
          <table:table-cell table:style-name="Таблица10.A1" office:value-type="string">
            <text:p text:style-name="Text_20_body">u</text:p>
          </table:table-cell>
          <table:table-cell table:style-name="Таблица10.A1" office:value-type="string">
            <text:p text:style-name="Text_20_body">Update Request</text:p>
          </table:table-cell>
        </table:table-row>
        <table:table-row>
          <table:table-cell table:style-name="Таблица10.A1" office:value-type="string">
            <text:p text:style-name="Text_20_body">v</text:p>
          </table:table-cell>
          <table:table-cell table:style-name="Таблица10.A1" office:value-type="string">
            <text:p text:style-name="Text_20_body">Scanned (Только для эхо-баз в формате Squish)</text:p>
          </table:table-cell>
        </table:table-row>
        <table:table-row>
          <table:table-cell table:style-name="Таблица10.A1" office:value-type="string">
            <text:p text:style-name="Text_20_body">x</text:p>
          </table:table-cell>
          <table:table-cell table:style-name="Таблица10.A1" office:value-type="string">
            <text:p text:style-name="Text_20_body">Attach Exists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+x <text:span text:style-name="T16">—</text:span> на письме стоит флаг '<text:span text:style-name="T29">a</text:span>' и все перечисленные в аттаче файлы присутствуют;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P50">-x <text:span text:style-name="T16">—</text:span> на письме стоит флаг '<text:span text:style-name="T29">a</text:span>' и один или несколько приаттаченных файлов отсутствуют</text:p>
          </table:table-cell>
        </table:table-row>
        <table:table-row>
          <table:table-cell table:style-name="Таблица10.A1" office:value-type="string">
            <text:p text:style-name="Text_20_body">y</text:p>
          </table:table-cell>
          <table:table-cell table:style-name="Таблица10.A1" office:value-type="string">
            <text:p text:style-name="Text_20_body">return receipt</text:p>
          </table:table-cell>
        </table:table-row>
        <text:soft-page-break/>
        <table:table-row>
          <table:table-cell table:style-name="Таблица10.A1" office:value-type="string">
            <text:p text:style-name="Text_20_body">0 - 9</text:p>
          </table:table-cell>
          <table:table-cell table:style-name="Таблица10.A1" office:value-type="string">
            <text:p text:style-name="Text_20_body">Loop Count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Если перед флагом стоит знак '<text:span text:style-name="T29">+</text:span>', значит для того, чтобы письмо совпало с маской, этот флаг должен быть установлен; если стоит знак '<text:span text:style-name="T29">-</text:span>', то флаг должен быть сброшен. Особая ситуация с Loop. Флаг <text:span text:style-name="T29">+0</text:span> указывает, что ловится ситуация, когда письмо ещё ни разу не проходило через нашу станцию. Флаг <text:span text:style-name="T29">-0</text:span> ловит ситуацию, когда письмо проходило через нашу станцию хотя бы один раз. Флаг <text:span text:style-name="T29">+1</text:span><text:span text:style-name="T27">...</text:span><text:span text:style-name="T29">+9</text:span> ловит ситуацию, когда письмо проходило соответствующее число раз <text:span text:style-name="T5">или более</text:span>. Флаг <text:span text:style-name="T29">-1</text:span><text:span text:style-name="T27">...</text:span><text:span text:style-name="T29">-9</text:span> <text:span text:style-name="T16">—</text:span> когда письмо проходило <text:span text:style-name="T5">менее</text:span> этого числа раз <text:span text:style-name="T61">(имеется в виду число без знака)</text:span>. </text:p>
          </table:table-cell>
        </table:table-row>
        <table:table-row>
          <table:table-cell table:style-name="Таблица10.A1" office:value-type="string">
            <text:p text:style-name="Text_20_body"/>
          </table:table-cell>
          <table:table-cell table:style-name="Таблица10.A1" office:value-type="string">
            <text:p text:style-name="Text_20_body">То есть <text:span text:style-name="T29">+0 == -1</text:span><text:span text:style-name="T20">,</text:span> <text:span text:style-name="T29">-0 == +1</text:span><text:span text:style-name="T20">.</text:span></text:p>
          </table:table-cell>
        </table:table-row>
      </table:table>
      <text:p text:style-name="Text_20_body">Примеры некоторых масок:</text:p>
      <text:p text:style-name="P32">Mask: * * * * * *</text:p>
      <text:p text:style-name="P51">Под такую маску подпадает <text:span text:style-name="T5">любое</text:span> письмо.</text:p>
      <text:p text:style-name="P32">Mask: * * "*Lenin*" * * *</text:p>
      <text:p text:style-name="P51">Под такую маску подпадают те письма, которые написаны на имя, в котором есть слово Lenin.</text:p>
      <text:p text:style-name="P32">Mask: * !# * !# * *</text:p>
      <text:p text:style-name="P51">Под такую маску подпадают те письма, отправитель и получатель которых отсутствуют в нодлисте.</text:p>
      <text:p text:style-name="P32">Mask: * * * * * +s</text:p>
      <text:p text:style-name="P51">Под такую маску подпадают письма с установленным флагом Sent.</text:p>
      <text:p text:style-name="Text_20_body">Масок может быть несколько подряд. Например:</text:p>
      <text:p text:style-name="P32">Mask: * 2:5020/0 * * * *<text:line-break/>Mask: * 2:5020/381 * * * *<text:line-break/>Mask: * 2:5020/1381 * * * *</text:p>
      <text:p text:style-name="P51">Под такую маску подпадают письма, написанные с адреса 2:5020/0, или 2:5020/381, или 2:5020/1381.</text:p>
      <text:p text:style-name="Text_20_body"><text:bookmark-start text:name="Модификатор адреса"/>Модификатор '<text:span text:style-name="T29">@</text:span>'<text:bookmark-end text:name="Модификатор адреса"/> может быть использован в ситуации, когда надо указать в маске все наши адреса. Например:</text:p>
      <text:p text:style-name="P32">Address: 2:5030/9999<text:line-break/>Aka: 7:1130/79 7:*/*.*<text:line-break/>Aka: 8:888/888 8:*/*.*<text:line-break/>[…]<text:line-break/>Mask * * * !@ * *</text:p>
      <text:p text:style-name="P51">Под такую маску подпадут все письма, которые написаны не на 2:5030/9999, <text:soft-page-break/>не на 7:1130/79 и не на 8:888/888.</text:p>
      <text:list xml:id="list200127542442839" text:continue-numbering="true" text:style-name="Outline">
        <text:list-item>
          <text:list>
            <text:list-item>
              <text:h text:style-name="P77" text:outline-level="2"><text:bookmark-start text:name="__RefHeading__10239_813993393"/>Параметры слова '<text:span text:style-name="T1">ScriptMask:</text:span>'<text:bookmark-end text:name="__RefHeading__10239_813993393"/></text:h>
            </text:list-item>
          </text:list>
        </text:list-item>
      </text:list>
      <text:p text:style-name="Text_20_body">Синтаксис:</text:p>
      <text:p text:style-name="P52">ScriptMask: "smask"</text:p>
      <text:p text:style-name="Text_20_body">Здесь "<text:span text:style-name="T30">smask</text:span>" - имя функции в скрипте, которая будет вызвана при сравнении письма с данной маской. В зависимости от возвращаемого значения этой функции будет считаться, что письмо совпало или не совпало с маской.</text:p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Text_20_body">код возврата</text:p>
          </table:table-cell>
          <table:table-cell table:style-name="Таблица11.A1" office:value-type="string">
            <text:p text:style-name="Text_20_body">результат</text:p>
          </table:table-cell>
        </table:table-row>
        <table:table-row>
          <table:table-cell table:style-name="Таблица11.A1" office:value-type="string">
            <text:p text:style-name="Text_20_body">0</text:p>
          </table:table-cell>
          <table:table-cell table:style-name="Таблица11.A1" office:value-type="string">
            <text:p text:style-name="Text_20_body">сообщение не совпадает с маской</text:p>
          </table:table-cell>
        </table:table-row>
        <table:table-row>
          <table:table-cell table:style-name="Таблица11.A1" office:value-type="string">
            <text:p text:style-name="Text_20_body">1</text:p>
          </table:table-cell>
          <table:table-cell table:style-name="Таблица11.A1" office:value-type="string">
            <text:p text:style-name="Text_20_body">сообщение совпадает с маской</text:p>
          </table:table-cell>
        </table:table-row>
      </table:table>
      <text:p text:style-name="Text_20_body">Если функция возвращает 1, то считается, что письмо совпадает с маской. В противном случае письмо не совпадает с маской.</text:p>
      <text:list xml:id="list200128018337357" text:continue-numbering="true" text:style-name="Outline">
        <text:list-item>
          <text:h text:style-name="P82" text:outline-level="1"><text:bookmark-start text:name="__RefHeading__10241_813993393"/>Параметры слова 'Action:'<text:bookmark-end text:name="__RefHeading__10241_813993393"/></text:h>
        </text:list-item>
      </text:list>
      <text:p text:style-name="Text_20_body">Ключевое слово '<text:span text:style-name="T29">Action:</text:span>' указывает, что мы будем делать с письмом, совпавшим с маской. Возможные варианты этого слова:</text:p>
      <text:p text:style-name="P32">Action: <text:bookmark-start text:name="AddNote"/>AddNote<text:bookmark-end text:name="AddNote"/> "tpl"</text:p>
      <text:p text:style-name="P51">Добавить в начало тела письма указанный шаблон.</text:p>
      <text:p text:style-name="P32">Action: AddKludge "name" "value"</text:p>
      <text:p text:style-name="P51">Добавить кладж в письмо.</text:p>
      <text:p text:style-name="P32">Action: <text:bookmark-start text:name="Delete"/>Delete<text:bookmark-end text:name="Delete"/></text:p>
      <text:p text:style-name="P51">Удалить письмо. Письмо удаляется из базы, указанной в '<text:span text:style-name="T30">ScanDir:</text:span>', к которой относится данная команда. В то же время, письмо остаётся в памяти и возможна его дальнейшая обработка другими командами '<text:span text:style-name="T29">Action:</text:span>', относящимися к той же команде '<text:span text:style-name="T30">ScanDir:</text:span>' <text:span text:style-name="T74">и расположенными непосредственно вслед за данной командой '</text:span><text:span text:style-name="T39">Action:</text:span><text:span text:style-name="T74">'</text:span>.</text:p>
      <text:p text:style-name="P32">Action: <text:bookmark-start text:name="Move"/>Move<text:bookmark-end text:name="Move"/> "o:\new\dir"</text:p>
      <text:p text:style-name="P51">Переместить письмо в другую базу. После перемещения возможна обработка этого письма другими командами '<text:span text:style-name="T29">Action:</text:span>', относящимися к той же команде '<text:span text:style-name="T30">ScanDir:</text:span>'.</text:p>
      <text:p text:style-name="P32">Action: <text:bookmark-start text:name="Copy"/>Copy<text:bookmark-end text:name="Copy"/> "o:\new\dir"</text:p>
      <text:p text:style-name="P51">Скопировать письмо в другую базу.</text:p>
      <text:p text:style-name="P55"><text:soft-page-break/>Action: <text:bookmark-start text:name="Rewrite"/>Rewrite<text:bookmark-end text:name="Rewrite"/> * * * * * *</text:p>
      <text:p text:style-name="P51">Перезаписать письмо. <text:span text:style-name="T62">Смысл</text:span> полей, в которых в строчке выше стоят звёздочки, т<text:span text:style-name="T62">от</text:span> же, что и в <text:span text:style-name="Internet_20_link"><text:span text:style-name="T29"><text:bookmark-ref text:reference-format="text" text:ref-name="Mask">Mask:</text:bookmark-ref></text:span></text:span>. Символ '<text:span text:style-name="T29">*</text:span>' означает, что данное поле надо оставить без изменений. <text:span text:style-name="T62">Если в поле стоит конкретное значение, оно будет записано в базу. </text:span>Письмо из памяти записывается в базу писем, указанную в '<text:span text:style-name="Internet_20_link"><text:span text:style-name="T29"><text:bookmark-ref text:reference-format="text" text:ref-name="ScanDir">ScanDir:</text:bookmark-ref></text:span></text:span>'. В поле <text:span text:style-name="T29">Subject</text:span> можно использовать макросы, используемые в шаблонах.</text:p>
      <text:p text:style-name="P32"><text:bookmark-start text:name="ActionIgnore"/>Action: Ignore<text:bookmark-end text:name="ActionIgnore"/></text:p>
      <text:p text:style-name="P53">Проигнорировать письмо, <text:span text:style-name="T64">совпавшее с маской</text:span>. <text:span text:style-name="T63">Это означает, что это письмо будет исключено из действия последующих команд Action, относящихся к той же команде '</text:span><text:span text:style-name="T32">ScanDir:</text:span><text:span text:style-name="T63">'.</text:span></text:p>
      <text:p text:style-name="P32"><text:bookmark-start text:name="ActionDisplay"/>Action: Display<text:bookmark-end text:name="ActionDisplay"/> "Text"</text:p>
      <text:p text:style-name="P51">Вывести строку на экран и в журнал. В поле "<text:span text:style-name="T29">Text</text:span>" можно использовать макросы, используемые в шаблонах.</text:p>
      <text:p text:style-name="P32">Action: Flag "File"</text:p>
      <text:p text:style-name="P51">Создать файл нулевой длины. Если каталог, в котором должен быть создан флаг, отсутствует, то он создаётся.</text:p>
      <text:p text:style-name="P32">Action: DelFile "File"</text:p>
      <text:p text:style-name="P51">Удалить указанный файл. Если файл уже отсутствует, то сообщение об ошибке не выдаётся.</text:p>
      <text:p text:style-name="P32">Action: NewMsg "tpl" "dir" * * * * * *</text:p>
      <text:p text:style-name="P51">Создать новое письмо, используя шаблон. В поле Subject можно использовать макросы, используемые в шаблонах. "<text:span text:style-name="T30">tpl</text:span>" в этом слове указывает на шаблон, который будет использован при создании нового письма, а "<text:span text:style-name="T30">dir</text:span>" <text:span text:style-name="T16">—</text:span> это каталог, в котором это письмо будет создано. Остальные поля почти такие же, как в слове '<text:span text:style-name="Internet_20_link"><text:span text:style-name="T29"><text:bookmark-ref text:reference-format="text" text:ref-name="Mask">Mask:</text:bookmark-ref></text:span></text:span>' за исключением того, что здесь нельзя использовать символы '<text:span text:style-name="T29">&amp;</text:span>', '<text:span text:style-name="T29">!</text:span>' и '<text:span text:style-name="T29">#</text:span>', но есть три других символа <text:span text:style-name="T16">—</text:span> это '<text:span text:style-name="T29">$</text:span>', '<text:span text:style-name="T29">%</text:span>' и '<text:span text:style-name="T29">@</text:span>'. Символ '<text:span text:style-name="T29">%</text:span>' указывает, что в полях <text:span text:style-name="T29">From</text:span> или <text:span text:style-name="T29">To</text:span> надо использовать адрес или имя получателя, указанные в оригинальном письме. Символ '<text:span text:style-name="T29">$</text:span>' указывает, что надо использовать адрес или имя отправителя. Символ '<text:span text:style-name="T29">@</text:span>' в адресе указывает, что надо использовать наш адрес (или АКА).</text:p>
      <text:p text:style-name="P32">Action: <text:bookmark-start text:name="WriteFile"/>WriteFile<text:bookmark-end text:name="WriteFile"/> "tpl" "File"</text:p>
      <text:p text:style-name="P51">Создать файл <text:span text:style-name="T21">"</text:span><text:span text:style-name="T30">File</text:span><text:span text:style-name="T21">"</text:span><text:span text:style-name="T1"> и записать в него текст</text:span>, созданный из шаблон <text:span text:style-name="T21">"</text:span><text:span text:style-name="T30">tpl</text:span><text:span text:style-name="T21">"</text:span>.</text:p>
      <text:p text:style-name="P32">Action: AppendToFile "tpl" "File"</text:p>
      <text:p text:style-name="P51">Если файл <text:span text:style-name="T21">"</text:span><text:span text:style-name="T30">File</text:span><text:span text:style-name="T21">" </text:span>уже существует, то текст, созданный из шаблона <text:span text:style-name="T21">"</text:span><text:span text:style-name="T30">tpl</text:span><text:span text:style-name="T21">", </text:span>дописывается к концу этого файла, иначе <text:span text:style-name="T16">—</text:span><text:span text:style-name="T24"> а</text:span>налогично <text:span text:style-name="Internet_20_link"><text:span text:style-name="T29"><text:bookmark-ref text:reference-format="text" text:ref-name="WriteFile">WriteFile</text:bookmark-ref></text:span></text:span>.</text:p>
      <text:p text:style-name="P32">Action: Call "tpl" "File" "Prg"</text:p>
      <text:p text:style-name="P51"><text:soft-page-break/>Создать файл "<text:span text:style-name="T29">File</text:span>", используя шаблон "<text:span text:style-name="T30">tpl</text:span><text:span text:style-name="T1">" и затем</text:span> вызвать программу "<text:span text:style-name="T30">Prg</text:span>". После её завершения удалить созданный файл. Параметры "<text:span text:style-name="T30">tpl</text:span>" и "<text:span text:style-name="T29">File</text:span>" могут отсутствовать. В поле "<text:span text:style-name="T30">Prg</text:span>" можно использовать макросы, используемые в шаблонах.</text:p>
      <text:p text:style-name="P32"><text:reference-mark-start text:name="Action: Route"/>Action: Route<text:reference-mark-end text:name="Action: Route"/> &lt;Mode&gt; Address</text:p>
      <text:p text:style-name="P51">Отправить это письмо через соответствующий адрес. Mode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51"><text:span text:style-name="T29">%</text:span><text:span text:style-name="T20"> <text:s/></text:span><text:s/><text:span text:style-name="T16">—</text:span> отправить через самого получателя письма;<text:line-break/><text:span text:style-name="T29">%.0</text:span> <text:span text:style-name="T16">—</text:span> отправить через босса получателя письма.</text:p>
      <text:p text:style-name="P51">В качестве адреса отправителя пакета берётся тот Ваш адрес, который подпадает под соответствующую маску.</text:p>
      <text:p text:style-name="P32"><text:reference-mark-start text:name="Action: RouteFilebox"/><text:span text:style-name="T1">Action: RouteFilebox</text:span><text:reference-mark-end text:name="Action: RouteFilebox"/> &lt;Mode&gt; Address</text:p>
      <text:p text:style-name="P51">Отправить это письмо через соответствующий адрес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В качестве адреса могут быть использованы следующие символы: </text:p>
      <text:p text:style-name="P51"><text:span text:style-name="T29">%</text:span><text:span text:style-name="T20"> <text:s/></text:span><text:s/><text:span text:style-name="T16">—</text:span> отправить через самого получателя письма;<text:line-break/><text:span text:style-name="T29">%.0</text:span> <text:span text:style-name="T16">—</text:span> отправить через босса получателя письма.</text:p>
      <text:p text:style-name="P51">В качестве адреса отправителя пакета берётся тот Ваш адрес, который подпадает под соответствующую маску. Письмо кладётся в виде отдельного пакета в файл-бокс.</text:p>
      <text:p text:style-name="P32">Action: RouteHub &lt;Mode&gt;</text:p>
      <text:p text:style-name="P51">Отправить это письмо через хаб адреса назначения. <text:span text:style-name="T29">Mode</text:span> может быть <text:span text:style-name="T29">Hold</text:span>, <text:span text:style-name="T29">Crash</text:span>, <text:span text:style-name="T29">Direct</text:span>, <text:span text:style-name="T29">Normal</text:span> или <text:span text:style-name="T29">Immediate</text:span>. Отправляет на хост получателя если хаб не найден.</text:p>
      <text:p text:style-name="P32">Action: Poll &lt;Mode&gt; Address</text:p>
      <text:p text:style-name="P51">Сгенерировать Poll на указанный адрес. Аргументы <text:span text:style-name="T29">Mode</text:span> и <text:span text:style-name="T29">Address</text:span> аналогичны <text:s/>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В качестве Poll-а создаётся соответствующий <text:span text:style-name="T29">?LO</text:span> файл нулевой длины. Если данный <text:span text:style-name="T29">?LO</text:span> файл уже существует, команда не выполняет никаких действий.</text:p>
      <text:p text:style-name="P32">Action: DeleteAttach</text:p>
      <text:p text:style-name="P51">Удаляет аттачи, то есть файлы, приложенные к письму. Само письмо не трогается. Если на письме нет флага <text:span text:style-name="T30">FileAttach</text:span>, то данная команда игнорируется.</text:p>
      <text:p text:style-name="P32">Action: <text:bookmark-start text:name="ChangePath"/>ChangePath<text:bookmark-end text:name="ChangePath"/> "Dir"</text:p>
      <text:p text:style-name="P51">Изменяет путь файлов в теме письма с приложенными файлами. Сами файлы <text:soft-page-break/>никуда не перемещаются. Наличие такого каталога не проверяется. Если в качестве каталога указать <text:span text:style-name="T20">""</text:span>, то путь просто будет удалён. Если сумма длин всех новых имён превышает 71 символ (максимальная длина поля темы), то выдаётся предупреждение, и письмо остаётся без изменений. Если на письме нет флага <text:span text:style-name="T30">FileAttach</text:span>, то данная команда игнорируется.</text:p>
      <text:p text:style-name="P32">Action: <text:bookmark-start text:name="MoveAttach"/>MoveAttach<text:bookmark-end text:name="MoveAttach"/> "Dir"</text:p>
      <text:p text:style-name="P51">Перемещает присоединённый(<text:span text:style-name="T1">е</text:span>) файл(<text:span text:style-name="T1">ы</text:span>) в указанный каталог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MoveAttachFilebox &lt;Mode&gt; Address</text:p>
      <text:p text:style-name="P51">Перемеща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 и т.д.). В теме письма записывается новый путь. Если на письме нет флага <text:span text:style-name="T30">FileAttach</text:span>, то данная команда игнорируется.</text:p>
      <text:p text:style-name="P32">Action: CopyAttach "Dir"</text:p>
      <text:p text:style-name="P51">Копирует присоединённый(<text:span text:style-name="T1">е</text:span>) файл(<text:span text:style-name="T1">ы</text:span>) в указанный каталог. Тема письма не изменяется. Если на письме нет флага <text:span text:style-name="T30">FileAttach</text:span>, то данная команда игнорируется.</text:p>
      <text:p text:style-name="P32">Action: CopyAttachFilebox &lt;Mode&gt; Address</text:p>
      <text:p text:style-name="P51">Копирует присоединённый(<text:span text:style-name="T1">е</text:span>) файл(<text:span text:style-name="T1">ы</text:span>) в файл-бокс для указанного адреса. Аргументы <text:span text:style-name="T29">Mode</text:span> и <text:s/><text:span text:style-name="T29">Address</text:span> аналогичны таким же аргументам в команде '<text:span text:style-name="Internet_20_link"><text:span text:style-name="T29"><text:reference-ref text:reference-format="text" text:ref-name="Action: Route">Action: Route</text:reference-ref></text:span></text:span>' (или '<text:span text:style-name="Internet_20_link"><text:span text:style-name="T29"><text:reference-ref text:reference-format="text" text:ref-name="Action: RouteFilebox">Action: RouteFilebox</text:reference-ref></text:span></text:span>'). Тема письма не изменяется. Если на письме нет флага <text:span text:style-name="T30">FileAttach</text:span>, то данная команда игнорируется.</text:p>
      <text:p text:style-name="P32"><text:bookmark-start text:name="ActionScript"/>Action: Script<text:bookmark-end text:name="ActionScript"/> "Func"</text:p>
      <text:p text:style-name="P51">Вызывает функцию "<text:span text:style-name="T21">Func</text:span>" из файла, определённого в переменной <text:span text:style-name="Internet_20_link"><text:span text:style-name="T29"><text:bookmark-ref text:reference-format="text" text:ref-name="ScriptFile">ScriptFile</text:bookmark-ref></text:span></text:span>.</text:p>
      <text:p text:style-name="P32">Action: Split &lt;Lines&gt;</text:p>
      <text:p text:style-name="P51">Разрезает указанное письмо на несколько, с количеством строк в теле письма не большим <text:span text:style-name="T29">Lines</text:span>. Само письмо после этой операции уничтожается. В начало каждого письма добавляется кладж "<text:span text:style-name="T30">^aSPLIT: By Rntrack. Part N of M</text:span>", где <text:span text:style-name="T29">N</text:span> <text:span text:style-name="T16">—</text:span> номер текущей части, а <text:span text:style-name="T29">M</text:span> <text:span text:style-name="T16">—</text:span> сколько всего частей получилось.</text:p>
      <text:p text:style-name="P32">Action: ToLowerPath</text:p>
      <text:p text:style-name="P51">Конвертирует в теме письма путь и имя присоединённого(<text:span text:style-name="T1">ых</text:span>) файла(<text:span text:style-name="T1">ов</text:span>) в нижний регистр.</text:p>
      <text:p text:style-name="P32">Action: ToUpperPath</text:p>
      <text:p text:style-name="P51"><text:soft-page-break/>Конвертирует в теме письма путь и имя присоединённого(<text:span text:style-name="T1">ых</text:span>) файла(<text:span text:style-name="T1">ов</text:span>) в верхний регистр.</text:p>
      <text:p text:style-name="P32">Action: Recode "Recode.tbl"</text:p>
      <text:p text:style-name="P51">Перекодирует письмо в соответствии с таблицей перекодировки в файле "<text:span text:style-name="T30">Recode.tbl</text:span>". Формат файла перекодировки совместим с <text:span text:style-name="T1">hpt</text:span>. Примеры таких файлов смотрите в каталоге samples дистрибутива.</text:p>
      <text:list xml:id="list200127154589145" text:continue-numbering="true" text:style-name="Outline">
        <text:list-item>
          <text:list>
            <text:list-item>
              <text:h text:style-name="Heading_20_2" text:outline-level="2"><text:bookmark-start text:name="__RefHeading__14286_1391431384"/>Примеры<text:bookmark-end text:name="__RefHeading__14286_1391431384"/></text:h>
            </text:list-item>
          </text:list>
        </text:list-item>
      </text:list>
      <text:p text:style-name="P32">Action: Copy "o:\new\dir"<text:line-break/>Action: Delete</text:p>
      <text:p text:style-name="P51">Выполняет ту же операцию, что '<text:span text:style-name="T29">Action: Move "</text:span><text:span text:style-name="T30">o:\new\dir</text:span><text:span text:style-name="T29">"</text:span>'</text:p>
      <text:p text:style-name="P32">Action: Rewrite * * * * * -cdm</text:p>
      <text:p text:style-name="P51">Сбрасывает у письма атрибуты <text:span text:style-name="T29">Crash</text:span>, <text:span text:style-name="T29">Direct</text:span> и <text:span text:style-name="T29">Immediate</text:span>.</text:p>
      <text:p text:style-name="P32">Action: Route Direct 2:5020/1</text:p>
      <text:p text:style-name="P51">Отправляет письмо через узел 2:5020/1 с флавором <text:span text:style-name="T29">Direct</text:span>.</text:p>
      <text:p text:style-name="P32"><text:span text:style-name="T1">Action: NewMsg "tpl\badfrom.tpl" "o:\netmail\bout"<text:line-break/></text:span> <text:s text:c="7"/>"Vladimir Lenin" @ "%%" % "Bad source address" +l</text:p>
      <text:p text:style-name="P51">(В конфигурационном файле это должно быть написано в одну строку, сейчас эта команда разбита на две строки просто для удобства чтения). Эта команда, используя шаблон, находящийся в "<text:span text:style-name="T30">tpl\badfrom.tpl</text:span>", создаёт новое письмо в каталоге "<text:span text:style-name="T30">o:\netmail\bout</text:span>", написанное от имени "<text:span text:style-name="T29">Vladimir Lenin</text:span>" с адреса 2:5030/9999 на имя и адрес получателя оригинального письма с темой "<text:span text:style-name="T29">Bad source address</text:span>" и установленным флагом <text:span text:style-name="T29">Local</text:span>.</text:p>
      <text:list xml:id="list200127934186425" text:continue-numbering="true" text:style-name="Outline">
        <text:list-item>
          <text:list>
            <text:list-item>
              <text:h text:style-name="Heading_20_2" text:outline-level="2"><text:bookmark-start text:name="__RefHeading__14288_1391431384"/>Макросы в шаблонах<text:bookmark-end text:name="__RefHeading__14288_1391431384"/></text:h>
            </text:list-item>
          </text:list>
        </text:list-item>
      </text:list>
      <text:p text:style-name="Text_20_body">В шаблонах можно использовать следующие макросы: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2">@ToName</text:p>
          </table:table-cell>
          <table:table-cell table:style-name="Таблица12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ToAddr</text:p>
          </table:table-cell>
          <table:table-cell table:style-name="Таблица12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ToAddr</text:p>
          </table:table-cell>
          <table:table-cell table:style-name="Таблица12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ToZone</text:p>
          </table:table-cell>
          <table:table-cell table:style-name="Таблица12.A1" office:value-type="string">
            <text:p text:style-name="Text_20_body">Зона получателя письма.</text:p>
          </table:table-cell>
        </table:table-row>
        <table:table-row>
          <table:table-cell table:style-name="Таблица12.A1" office:value-type="string">
            <text:p text:style-name="P32">@ToNet</text:p>
          </table:table-cell>
          <table:table-cell table:style-name="Таблица12.A1" office:value-type="string">
            <text:p text:style-name="Text_20_body">Сеть получателя письма.</text:p>
          </table:table-cell>
        </table:table-row>
        <table:table-row>
          <table:table-cell table:style-name="Таблица12.A1" office:value-type="string">
            <text:p text:style-name="P32">@ToNode</text:p>
          </table:table-cell>
          <table:table-cell table:style-name="Таблица12.A1" office:value-type="string">
            <text:p text:style-name="Text_20_body">Узел получателя письма.</text:p>
          </table:table-cell>
        </table:table-row>
        <table:table-row>
          <table:table-cell table:style-name="Таблица12.A1" office:value-type="string">
            <text:p text:style-name="P32">@ToPoint</text:p>
          </table:table-cell>
          <table:table-cell table:style-name="Таблица12.A1" office:value-type="string">
            <text:p text:style-name="Text_20_body">Пойнт получателя письма.<text:soft-page-break/></text:p>
          </table:table-cell>
        </table:table-row>
        <table:table-row>
          <table:table-cell table:style-name="Таблица12.A1" office:value-type="string">
            <text:p text:style-name="P32">@FromName</text:p>
          </table:table-cell>
          <table:table-cell table:style-name="Таблица12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Addr</text:p>
          </table:table-cell>
          <table:table-cell table:style-name="Таблица12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InetFromAddr</text:p>
          </table:table-cell>
          <table:table-cell table:style-name="Таблица12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2.A1" office:value-type="string">
            <text:p text:style-name="P32">@FromZone</text:p>
          </table:table-cell>
          <table:table-cell table:style-name="Таблица12.A1" office:value-type="string">
            <text:p text:style-name="Text_20_body">Зона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et</text:p>
          </table:table-cell>
          <table:table-cell table:style-name="Таблица12.A1" office:value-type="string">
            <text:p text:style-name="Text_20_body">Сеть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Node</text:p>
          </table:table-cell>
          <table:table-cell table:style-name="Таблица12.A1" office:value-type="string">
            <text:p text:style-name="Text_20_body">Узел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FromPoint</text:p>
          </table:table-cell>
          <table:table-cell table:style-name="Таблица12.A1" office:value-type="string">
            <text:p text:style-name="Text_20_body">Пойнт отправителя оригинального письма.</text:p>
          </table:table-cell>
        </table:table-row>
        <table:table-row>
          <table:table-cell table:style-name="Таблица12.A1" office:value-type="string">
            <text:p text:style-name="P32">@Subject</text:p>
          </table:table-cell>
          <table:table-cell table:style-name="Таблица12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2.A1" office:value-type="string">
            <text:p text:style-name="P32">@MsgDate</text:p>
          </table:table-cell>
          <table:table-cell table:style-name="Таблица12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2.A1" office:value-type="string">
            <text:p text:style-name="P32">@MsgAge</text:p>
          </table:table-cell>
          <table:table-cell table:style-name="Таблица12.A1" office:value-type="string">
            <text:p text:style-name="Text_20_body">Возраст письма.</text:p>
          </table:table-cell>
        </table:table-row>
        <table:table-row>
          <table:table-cell table:style-name="Таблица12.A1" office:value-type="string">
            <text:p text:style-name="P32">@MsgHeader</text:p>
          </table:table-cell>
          <table:table-cell table:style-name="Таблица12.A1" office:value-type="string">
            <text:p text:style-name="Text_20_body">Заголовок оригинального письма.</text:p>
          </table:table-cell>
        </table:table-row>
        <table:table-row>
          <table:table-cell table:style-name="Таблица12.A1" office:value-type="string">
            <text:p text:style-name="P32">@MsgKludges</text:p>
          </table:table-cell>
          <table:table-cell table:style-name="Таблица12.A1" office:value-type="string">
            <text:p text:style-name="Text_20_body">Кладжи оригинального письма.</text:p>
          </table:table-cell>
        </table:table-row>
        <table:table-row>
          <table:table-cell table:style-name="Таблица12.A1" office:value-type="string">
            <text:p text:style-name="P32">@MsgBody</text:p>
          </table:table-cell>
          <table:table-cell table:style-name="Таблица12.A1" office:value-type="string">
            <text:p text:style-name="Text_20_body">Тело оригинального письма.</text:p>
          </table:table-cell>
        </table:table-row>
        <table:table-row>
          <table:table-cell table:style-name="Таблица12.A1" office:value-type="string">
            <text:p text:style-name="P32">@MsgVias</text:p>
          </table:table-cell>
          <table:table-cell table:style-name="Таблица12.A1" office:value-type="string">
            <text:p text:style-name="Text_20_body">Via и прочие технические строки в конце оригинального письма.</text:p>
          </table:table-cell>
        </table:table-row>
        <table:table-row>
          <table:table-cell table:style-name="Таблица12.A1" office:value-type="string">
            <text:p text:style-name="P32">@MsgAttr</text:p>
          </table:table-cell>
          <table:table-cell table:style-name="Таблица12.A1" office:value-type="string">
            <text:p text:style-name="Text_20_body">Атрибуты письма.</text:p>
          </table:table-cell>
        </table:table-row>
        <table:table-row>
          <table:table-cell table:style-name="Таблица12.A1" office:value-type="string">
            <text:p text:style-name="P32">@MsgLoops</text:p>
          </table:table-cell>
          <table:table-cell table:style-name="Таблица12.A1" office:value-type="string">
            <text:p text:style-name="Text_20_body">Loop Counter.</text:p>
          </table:table-cell>
        </table:table-row>
        <table:table-row>
          <table:table-cell table:style-name="Таблица12.A1" office:value-type="string">
            <text:p text:style-name="P32">@MsgAreaName</text:p>
          </table:table-cell>
          <table:table-cell table:style-name="Таблица12.A1" office:value-type="string">
            <text:p text:style-name="Text_20_body">Если письмо <text:span text:style-name="T16">—</text:span> эхомейл, то название эхообласти, из которой это письмо.</text:p>
          </table:table-cell>
        </table:table-row>
        <table:table-row>
          <table:table-cell table:style-name="Таблица12.A1" office:value-type="string">
            <text:p text:style-name="P32">@MsgAttachSize</text:p>
          </table:table-cell>
          <table:table-cell table:style-name="Таблица12.A1" office:value-type="string">
            <text:p text:style-name="Text_20_body">Размер всех приаттаченных файлов.</text:p>
          </table:table-cell>
        </table:table-row>
        <table:table-row>
          <table:table-cell table:style-name="Таблица12.A1" office:value-type="string">
            <text:p text:style-name="P32">@MsgSize</text:p>
          </table:table-cell>
          <table:table-cell table:style-name="Таблица12.A1" office:value-type="string">
            <text:p text:style-name="Text_20_body">Размер тела письма в байтах (без учёта кладжей).</text:p>
          </table:table-cell>
        </table:table-row>
        <table:table-row>
          <table:table-cell table:style-name="Таблица12.A1" office:value-type="string">
            <text:p text:style-name="P32">@MsgID</text:p>
          </table:table-cell>
          <table:table-cell table:style-name="Таблица12.A1" office:value-type="string">
            <text:p text:style-name="Text_20_body">MSGID письма.</text:p>
          </table:table-cell>
        </table:table-row>
        <table:table-row>
          <table:table-cell table:style-name="Таблица12.A1" office:value-type="string">
            <text:p text:style-name="P32">@MsgLines</text:p>
          </table:table-cell>
          <table:table-cell table:style-name="Таблица12.A1" office:value-type="string">
            <text:p text:style-name="Text_20_body">Количество строк тела письма (без учёта кладжей).</text:p>
          </table:table-cell>
        </table:table-row>
        <table:table-row>
          <table:table-cell table:style-name="Таблица12.A1" office:value-type="string">
            <text:p text:style-name="P32">@MsgTearline</text:p>
          </table:table-cell>
          <table:table-cell table:style-name="Таблица12.A1" office:value-type="string">
            <text:p text:style-name="Text_20_body">Тирлайн письма. Добавляется инвалидированным.</text:p>
          </table:table-cell>
        </table:table-row>
        <table:table-row>
          <table:table-cell table:style-name="Таблица12.A1" office:value-type="string">
            <text:p text:style-name="P32">@MsgOrigin</text:p>
          </table:table-cell>
          <table:table-cell table:style-name="Таблица12.A1" office:value-type="string">
            <text:p text:style-name="Text_20_body">Ориджин письма. Добавляется инвалидированным.<text:soft-page-break/></text:p>
          </table:table-cell>
        </table:table-row>
        <table:table-row>
          <table:table-cell table:style-name="Таблица12.A1" office:value-type="string">
            <text:p text:style-name="P32">@MsgNTearline</text:p>
          </table:table-cell>
          <table:table-cell table:style-name="Таблица12.A1" office:value-type="string">
            <text:p text:style-name="Text_20_body">Тирлайн письма. Добавляется <text:span text:style-name="T5">не</text:span> инвалидированным. Если в письме нет тирлайна, создаётся пустой.</text:p>
          </table:table-cell>
        </table:table-row>
        <table:table-row>
          <table:table-cell table:style-name="Таблица12.A1" office:value-type="string">
            <text:p text:style-name="P32">@MsgNOrigin</text:p>
          </table:table-cell>
          <table:table-cell table:style-name="Таблица12.A1" office:value-type="string">
            <text:p text:style-name="Text_20_body">Ориджин письма. Добавляется <text:span text:style-name="T5">не</text:span> инвалидированным. Если в письме нет ориджина, создаётся пустой.</text:p>
          </table:table-cell>
        </table:table-row>
        <table:table-row>
          <table:table-cell table:style-name="Таблица12.A1" office:value-type="string">
            <text:p text:style-name="P32">@MsgRoutedVia</text:p>
          </table:table-cell>
          <table:table-cell table:style-name="Таблица12.A1" office:value-type="string">
            <text:p text:style-name="Text_20_body">Если данный макрос используется в шаблоне, вызываемом внутри '<text:span text:style-name="T30">ScanDir:</text:span><text:span text:style-name="T29"> </text:span><text:span text:style-name="Internet_20_link"><text:span text:style-name="T29"><text:bookmark-ref text:reference-format="text" text:ref-name="AfterRoute">@AfterRoute</text:bookmark-ref></text:span></text:span><text:span text:style-name="T29">|</text:span><text:span text:style-name="Internet_20_link"><text:span text:style-name="T29"><text:bookmark-ref text:reference-format="text" text:ref-name="BeforeRoute">@BeforeRoute</text:bookmark-ref></text:span></text:span>', то вместо него подставится адрес, на который роутится данное письмо.</text:p>
          </table:table-cell>
        </table:table-row>
        <table:table-row>
          <table:table-cell table:style-name="Таблица12.A1" office:value-type="string">
            <text:p text:style-name="P32">@MsgReply</text:p>
          </table:table-cell>
          <table:table-cell table:style-name="Таблица12.A1" office:value-type="string">
            <text:p text:style-name="Text_20_body">Содержимое кладжа 'Reply' письма.</text:p>
          </table:table-cell>
        </table:table-row>
        <table:table-row>
          <table:table-cell table:style-name="Таблица12.A1" office:value-type="string">
            <text:p text:style-name="P32">@Sysop</text:p>
          </table:table-cell>
          <table:table-cell table:style-name="Таблица12.A1" office:value-type="string">
            <text:p text:style-name="Text_20_body">Ваше имя, указанное в конфигурации.</text:p>
          </table:table-cell>
        </table:table-row>
        <table:table-row>
          <table:table-cell table:style-name="Таблица12.A1" office:value-type="string">
            <text:p text:style-name="P32">@MyAddr</text:p>
          </table:table-cell>
          <table:table-cell table:style-name="Таблица12.A1" office:value-type="string">
            <text:p text:style-name="Text_20_body">Ваш адрес, указанный в конфигурации.</text:p>
          </table:table-cell>
        </table:table-row>
        <table:table-row>
          <table:table-cell table:style-name="Таблица12.A1" office:value-type="string">
            <text:p text:style-name="P32">@MaxAg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ge">MaxAge:</text:bookmark-ref></text:span></text:span>'.</text:p>
          </table:table-cell>
        </table:table-row>
        <table:table-row>
          <table:table-cell table:style-name="Таблица12.A1" office:value-type="string">
            <text:p text:style-name="P32">@MaxAttachSize</text:p>
          </table:table-cell>
          <table:table-cell table:style-name="Таблица12.A1" office:value-type="string">
            <text:p text:style-name="Text_20_body">Значение '<text:span text:style-name="Internet_20_link"><text:span text:style-name="T29"><text:bookmark-ref text:reference-format="text" text:ref-name="MaxAttachSize">MaxAttachSize:</text:bookmark-ref></text:span></text:span>'</text:p>
          </table:table-cell>
        </table:table-row>
        <table:table-row>
          <table:table-cell table:style-name="Таблица12.A1" office:value-type="string">
            <text:p text:style-name="P32">@Date</text:p>
          </table:table-cell>
          <table:table-cell table:style-name="Таблица12.A1" office:value-type="string">
            <text:p text:style-name="Text_20_body">Текущая дата.</text:p>
          </table:table-cell>
        </table:table-row>
        <table:table-row>
          <table:table-cell table:style-name="Таблица12.A1" office:value-type="string">
            <text:p text:style-name="P32">@NodeLists</text:p>
          </table:table-cell>
          <table:table-cell table:style-name="Таблица12.A1" office:value-type="string">
            <text:p text:style-name="Text_20_body">Список используемых нодлистов.</text:p>
          </table:table-cell>
        </table:table-row>
        <table:table-row>
          <table:table-cell table:style-name="Таблица12.A1" office:value-type="string">
            <text:p text:style-name="P32"><text:bookmark-start text:name="Origin"/>@Origin<text:bookmark-end text:name="Origin"/></text:p>
          </table:table-cell>
          <table:table-cell table:style-name="Таблица12.A1" office:value-type="string">
            <text:p text:style-name="Text_20_body">Ориджин, указанный в конфигурации. Добавляется <text:span text:style-name="T5">не</text:span> инвалидированным.</text:p>
          </table:table-cell>
        </table:table-row>
        <table:table-row>
          <table:table-cell table:style-name="Таблица12.A1" office:value-type="string">
            <text:p text:style-name="P32">@Tearline</text:p>
          </table:table-cell>
          <table:table-cell table:style-name="Таблица12.A1" office:value-type="string">
            <text:p text:style-name="Text_20_body">Тирлайн, указанный в конфигурации. Добавляется <text:span text:style-name="T5">не</text:span> инвалидированным. Если в конфигурации не указан, то добавляется "<text:span text:style-name="T29">--- RNtrack</text:span>" и версия.</text:p>
          </table:table-cell>
        </table:table-row>
        <table:table-row>
          <table:table-cell table:style-name="Таблица12.A1" office:value-type="string">
            <text:p text:style-name="P32">@Version</text:p>
          </table:table-cell>
          <table:table-cell table:style-name="Таблица12.A1" office:value-type="string">
            <text:p text:style-name="Text_20_body">Версия RNtrack.</text:p>
          </table:table-cell>
        </table:table-row>
        <table:table-row>
          <table:table-cell table:style-name="Таблица12.A1" office:value-type="string">
            <text:p text:style-name="P32">@Pid</text:p>
          </table:table-cell>
          <table:table-cell table:style-name="Таблица12.A1" office:value-type="string">
            <text:p text:style-name="Text_20_body">PID RNtrack (только под UNIX).</text:p>
          </table:table-cell>
        </table:table-row>
      </table:table>
      <text:list xml:id="list200128381614851" text:continue-numbering="true" text:style-name="Outline">
        <text:list-item>
          <text:h text:style-name="P83" text:outline-level="1"><text:bookmark-start text:name="__RefHeading__10243_813993393"/>Префиксы "*" и "+" для масок<text:bookmark-end text:name="__RefHeading__10243_813993393"/></text:h>
        </text:list-item>
      </text:list>
      <text:p text:style-name="Text_20_body">Маски '<text:span text:style-name="Internet_20_link"><text:span text:style-name="T29"><text:bookmark-ref text:reference-format="text" text:ref-name="Mask">Mask:</text:bookmark-ref></text:span></text:span>', '<text:span text:style-name="Internet_20_link"><text:span text:style-name="T29"><text:bookmark-ref text:reference-format="text" text:ref-name="BodyMask">BodyMask:</text:bookmark-ref></text:span></text:span>', '<text:span text:style-name="Internet_20_link"><text:span text:style-name="T29"><text:bookmark-ref text:reference-format="text" text:ref-name="KludgeMask">KludgeMask:</text:bookmark-ref></text:span></text:span>' и '<text:span text:style-name="Internet_20_link"><text:span text:style-name="T29"><text:bookmark-ref text:reference-format="text" text:ref-name="ScriptMask">ScriptMask:</text:bookmark-ref></text:span></text:span>' могут быть с префиксом '<text:span text:style-name="T29">*</text:span>' или '<text:span text:style-name="T29">+</text:span>'. Например, '<text:span text:style-name="T29">*Mask:</text:span>' или '<text:span text:style-name="T30">+BodyMask:</text:span>'. Для чего они предназначены? </text:p>
      <text:p text:style-name="Text_20_body">Префикс '<text:span text:style-name="T20">+</text:span>' используется для объединения масок. Например, запись:</text:p>
      <text:p text:style-name="P52">Mask: "a" * * * * *<text:line-break/>+Mask: * * "b" * * *<text:line-break/><text:soft-page-break/>+Mask: * * * 2:5030/9999.0 * *</text:p>
      <text:p text:style-name="Text_20_body">эквивалентна маске:</text:p>
      <text:p text:style-name="P52">Mask: "a" * "b" 2:5030/9999.0 * *</text:p>
      <text:p text:style-name="Text_20_body">Этот пример несколько надуман и вряд ли применим в реальном конфигурационном файле, но он хорошо демонстрирует работу данного префикса. А вот пример более жизненный:</text:p>
      <text:p text:style-name="P52">Mask: * * "*@*" 2:5020/400.0 * *<text:line-break/>+<text:span text:style-name="T1">BodyMask</text:span>: * * 4096</text:p>
      <text:p text:style-name="Text_20_body">С этой маской совпадут письма, имеющие в имени '<text:span text:style-name="T29">To:</text:span>' знак '<text:span text:style-name="T29">@</text:span>', адрес '<text:span text:style-name="T29">To:</text:span>' <text:span text:style-name="T16">—</text:span><text:span text:style-name="T24"> </text:span>2:5020/400 <text:span text:style-name="T5">и</text:span> размер письма больше 4 килобайт.</text:p>
      <text:p text:style-name="Text_20_body">Префикс '<text:span text:style-name="T29">*</text:span>' используется для указания <text:span text:style-name="T1">RNtrack-у</text:span>, что даже если письмо совпало с данной маской, всё равно требуется сравнение с последующими масками. Для объяснения работы данного префикса рассмотрим следующий пример:</text:p>
      <text:p text:style-name="P52">Mask: * * * * * *<text:line-break/>Action: Display "Mask one"<text:line-break/>Mask: * * * * * *<text:line-break/>Action: Display "Mask two"</text:p>
      <text:p text:style-name="Text_20_body">При такой конфигурации мы никогда не увидим на экране строку "<text:span text:style-name="T29">Mask two</text:span>". Ибо первая маска будет перехватывать все письма. А вот если изменить конфигурационный файл так:</text:p>
      <text:p text:style-name="P52">*Mask: * * * * * *<text:line-break/>Action: Display "Mask one"<text:line-break/>Mask: * * * * * *<text:line-break/>Action: Display "Mask two"</text:p>
      <text:p text:style-name="Text_20_body">мы увидим и первую строку, и вторую.</text:p>
      <text:p text:style-name="Text_20_body">И последнее. Если в конфиге существует запись типа:</text:p>
      <text:p text:style-name="P52">*Mask: …<text:line-break/>+Mask: …<text:line-break/>+Mask: ...</text:p>
      <text:p text:style-name="Text_20_body">она означает, что письмо должно совпасть со всеми тремя масками, но при этом письмо будет обработано и другими масками.</text:p>
      <text:p text:style-name="Text_20_body">Более развёрнутые примеры работы с данными префиксами Вы увидите в следующей главе.</text:p>
      <text:list xml:id="list200127822637839" text:continue-numbering="true" text:style-name="Outline">
        <text:list-item>
          <text:h text:style-name="P82" text:outline-level="1"><text:bookmark-start text:name="__RefHeading__10245_813993393"/>Примеры использования 'Mask:' и 'Action:'<text:bookmark-end text:name="__RefHeading__10245_813993393"/></text:h>
        </text:list-item>
      </text:list>
      <text:p text:style-name="Text_20_body">Сделать себе копию всех писем, снять с писем флаг Direct и письма, адресованные на гейт '2:5020/400' и превышающие размер в 4 килобайта, переадресовать на гейт '2:5020/204':</text:p>
      <text:p text:style-name="P52"><text:soft-page-break/>*Mask: * * * * * *</text:p>
      <text:p text:style-name="P52">Action: Copy "c:\netmail\archive"</text:p>
      <text:p text:style-name="P52">*Mask: * * * * * +d</text:p>
      <text:p text:style-name="P52">Action: Rewrite * * * * * -d</text:p>
      <text:p text:style-name="P52">Mask: * * "*@*" 2:5020/400.0 * *</text:p>
      <text:p text:style-name="P52">+BodyMask: * * 4096</text:p>
      <text:p text:style-name="P52">Action: Rewrite * * * 2:5020/204.0 * *</text:p>
      <text:p text:style-name="P18">Удалить все письма, которые адресованы не мне и не моим пойнтам:</text:p>
      <text:p text:style-name="P52">Mask: * * * 2:5030/9999.0 * *</text:p>
      <text:p text:style-name="P52">Mask: * * * 2:5030/9999.1 * *</text:p>
      <text:p text:style-name="P52">Mask: * * * 2:5030/9999.3 * *</text:p>
      <text:p text:style-name="P52">Mask: * * * 2:5030/9999.5 * *</text:p>
      <text:p text:style-name="P52">Action: Ignore</text:p>
      <text:p text:style-name="P52">Mask: * * * * * *</text:p>
      <text:p text:style-name="P52">Action: Delete</text:p>
      <text:p text:style-name="Text_20_body">Роутить письма для <text:span text:style-name="T29">2:5030/9999.*</text:span> с 00:00 по 11:59 на <text:span text:style-name="T29">2:5020/238</text:span>, а с 12:00 по 23:59 <text:span text:style-name="T16">—</text:span> директом на <text:span text:style-name="T29">2:5030/9999.0</text:span>:</text:p>
      <text:p text:style-name="P52">Mask: * * * 2:5030/9999.* * *</text:p>
      <text:p text:style-name="P52">Action: Route Crash 2:5020/238 [Daily 00:00-11:59]</text:p>
      <text:p text:style-name="P52">Action: Route Crash 2:5030/9999 <text:s/>[Daily 12:00-23:59]</text:p>
      <text:p text:style-name="P52">Удалить все письма, у которых и отправитель и получатель отсутствуют в нодлисте:</text:p>
      <text:p text:style-name="P52">Mask: * !# * !# * *</text:p>
      <text:p text:style-name="P52">Action: Delete</text:p>
      <text:p text:style-name="Text_20_body">У всех писем, которые написаны на адрес <text:span text:style-name="T29">2:5030/9999.1</text:span>, или которые написаны на адрес <text:span text:style-name="T29">2:5030/9999.0</text:span> и в имени <text:span text:style-name="T29">To</text:span> которых присутствует "<text:span text:style-name="T29">Lenin</text:span>", "<text:span text:style-name="T29">Eddie</text:span>" или "<text:span text:style-name="T29">Moderator</text:span>" сбросить флаги <text:span text:style-name="T29">Crash</text:span>, <text:span text:style-name="T29">Direct</text:span>, <text:span text:style-name="T29">Immediate</text:span>, переадресовать на адрес <text:span text:style-name="T29">2:5030/9999</text:span> на имя "<text:span text:style-name="T29">Vladimir Lenin</text:span>" и положить в каталог <text:span text:style-name="T30">h:\netmail</text:span>.</text:p>
      <text:p text:style-name="P52">Mask: * * * 2:5030/9999.1 * *</text:p>
      <text:p text:style-name="P52">Mask: * * "*Lenin*" 2:5030/9999 * *</text:p>
      <text:p text:style-name="P52">Mask: * * "*Eddie*" 2:5030/9999 * *</text:p>
      <text:p text:style-name="P52">Mask: * * "*Moderator*" 2:5030/9999 * *</text:p>
      <text:p text:style-name="P52">Action: Rewrite * * "Vladimir Lenin" 2:5030/9999 * -cdm</text:p>
      <text:p text:style-name="P52">Action: Move "h:\netmail"</text:p>
      <text:p text:style-name="Text_20_body"><text:soft-page-break/>Отправить все письма для сети <text:span text:style-name="T29">2:5030</text:span> через <text:span text:style-name="T29">2:5030/251</text:span></text:p>
      <text:p text:style-name="P52">Mask: * * * 2:5030/*.* * *</text:p>
      <text:p text:style-name="P52">Action: Route Crash 2:5030/251</text:p>
      <text:p text:style-name="Text_20_body">Снять со всех писем флаг директ и отправить письма с узла <text:span text:style-name="T29">2:5020/1</text:span> на узел <text:span text:style-name="T29">2:5020/0</text:span></text:p>
      <text:p text:style-name="P52">*Mask: * * * * * +d</text:p>
      <text:p text:style-name="P52">Action: Rewrite * * * * * -d</text:p>
      <text:p text:style-name="P52">Mask: * 2:5020/1 * * * *</text:p>
      <text:p text:style-name="P52">Action: Route Direct 2:5020/0</text:p>
      <text:p text:style-name="Text_20_body">Отправить письма для всех пойнтов узла <text:span text:style-name="T29">2:5030/9999</text:span> на них директом. Но не отправлять почту на сам этот узел. На самом деле это пример рассылки почты пойнтам на этом узле.</text:p>
      <text:p text:style-name="P52">Mask <text:s/>* * * 2:5030/9999.0 * *</text:p>
      <text:p text:style-name="P52">Action: Ignore</text:p>
      <text:p text:style-name="P52">Mask: * * * 2:5030/9999.* * *</text:p>
      <text:p text:style-name="P52">Action: Route Direct %</text:p>
      <text:p text:style-name="Text_20_body">Отправить все письма для <text:span text:style-name="T29">2:5020/50.*, /78.*, /204.* и /1301.*</text:span> на соответствующие <text:span text:style-name="T5">узлы</text:span>. (Так называемый "Босс-роутинг").</text:p>
      <text:p text:style-name="P52">Mask * * * 2:5020/50.* * *</text:p>
      <text:p text:style-name="P52">Mask * * * 2:5020/78.* * *</text:p>
      <text:p text:style-name="P52">Mask * * * 2:5020/204.* * *</text:p>
      <text:p text:style-name="P52">Mask * * * 2:5020/1301.* * *</text:p>
      <text:p text:style-name="P52">Action: Route Direct %.0</text:p>
      <text:p text:style-name="Text_20_body">Отправить весь подхабник <text:span text:style-name="T29">2:5020/50</text:span> на <text:span text:style-name="T29">2:5020/50</text:span>, подхостник <text:span text:style-name="T29">2:5020/0</text:span> на <text:span text:style-name="T29">2:5020/1381</text:span>, письма на <text:span text:style-name="T29">2:5030/9999.0</text:span> не трогать, а весь подхабник <text:span text:style-name="T29">2:5030/9999</text:span> и его пойнтов отослать на них директом.</text:p>
      <text:p text:style-name="P52">Mask * * * 2:5020/50.&amp; * *</text:p>
      <text:p text:style-name="P52">Action: Route Direct 2:5020/50</text:p>
      <text:p text:style-name="P52">Mask * * * 2:5020/0.&amp; * *</text:p>
      <text:p text:style-name="P52">Action: Route Direct 2:5020/1381</text:p>
      <text:p text:style-name="P52">Mask * * * 2:5030/9999.0 * *</text:p>
      <text:p text:style-name="P52">Action: Ignore</text:p>
      <text:p text:style-name="P52">Mask * * * 2:5030/9999.&amp; * *</text:p>
      <text:p text:style-name="P52">Action: Route Direct %</text:p>
      <text:p text:style-name="Text_20_body"><text:soft-page-break/>Отправить весь регион <text:span text:style-name="T29">2:50</text:span> на <text:span text:style-name="T29">2:5020/204</text:span>, весь регион <text:span text:style-name="T29">2:46</text:span> на <text:span text:style-name="T29">2:46/0</text:span>, а все остальное <text:span text:style-name="T16">—</text:span> на <text:span text:style-name="T29">2:5020/278</text:span>.</text:p>
      <text:p text:style-name="P52">Mask * * * 2:50/0.&amp; * *</text:p>
      <text:p text:style-name="P52">Action: Route Direct 2:5020/204</text:p>
      <text:p text:style-name="P52">Mask * * * 2:46/0.&amp; * *</text:p>
      <text:p text:style-name="P52">Action: Route Direct 2:46/0</text:p>
      <text:p text:style-name="P52">Mask * * * * * *</text:p>
      <text:p text:style-name="P52">Action: Route Direct 2:5020/278</text:p>
      <text:p text:style-name="Text_20_body">Пример работы с лупами. Ловим весь нетмейл, который проходил через нашу станцию один и более раз и откладываем его в луполовку. Раз в сутки все письма из луполовки выпускаем наружу. Если же письмо прошло через нашу станцию уже семь раз (а это значит, что за семь дней роутинг так и не выправился), то разворачиваем его отправителю.</text:p>
      <text:p text:style-name="P52">ScanDir: "o:\netmail\loops" Daily 01:00</text:p>
      <text:p text:style-name="P52">Mask: * * * * * *</text:p>
      <text:p text:style-name="P52">Action: Move "O:\netmail\out"</text:p>
      <text:p text:style-name="P52">...</text:p>
      <text:p text:style-name="P52">ScanDir: "o:\netmail"</text:p>
      <text:p text:style-name="P52">Mask: * * * * * +7</text:p>
      <text:p text:style-name="P52">Action: NewMsg "tpl\Loop.tpl" "o:\netmail\out" "Vladimir Lenin" @ "$" $ "Loop detected" +l</text:p>
      <text:p text:style-name="P52">Action: Delete</text:p>
      <text:p text:style-name="P52">Mask: * * * * * +1</text:p>
      <text:p text:style-name="P52">Action: Move "o:\netmail\loops"</text:p>
      <text:p text:style-name="P52">...</text:p>
      <text:p text:style-name="P52">Mask: * * * * * *</text:p>
      <text:p text:style-name="P52">Action: Move "o:\netmail\out"</text:p>
      <text:p text:style-name="P19">Пример обработки флага +b (ARQ)</text:p>
      <text:p text:style-name="P52">ScanDir: @AfterRoute</text:p>
      <text:p text:style-name="P52">Mask: * * * * * +b</text:p>
      <text:p text:style-name="P52">Action: NewMsg "Audit.tpl" "o:\netmail" "RNtrack" 2:5030/9999 $ $ "Audit request receipt" +l</text:p>
      <text:p text:style-name="P52">ScanDir: "o:\netmail"</text:p>
      <text:p text:style-name="P52">Mask: * * * * * *</text:p>
      <text:p text:style-name="P52">Action: Route Crash 2:5030/9999</text:p>
      <text:list xml:id="list200127951925002" text:continue-numbering="true" text:style-name="Outline">
        <text:list-item>
          <text:h text:style-name="Heading_20_1" text:outline-level="1"><text:bookmark-start text:name="__RefHeading__10247_813993393"/><text:soft-page-break/>Особенности работы<text:bookmark-end text:name="__RefHeading__10247_813993393"/></text:h>
        </text:list-item>
      </text:list>
      <text:p text:style-name="Text_20_body">При выполнении команд <text:span text:style-name="Internet_20_link"><text:span text:style-name="T29"><text:bookmark-ref text:reference-format="text" text:ref-name="Move">Move</text:bookmark-ref></text:span></text:span><text:span text:style-name="T29">, </text:span><text:span text:style-name="Internet_20_link"><text:span text:style-name="T29"><text:bookmark-ref text:reference-format="text" text:ref-name="Copy">Copy</text:bookmark-ref></text:span></text:span><text:span text:style-name="T29">, </text:span><text:span text:style-name="Internet_20_link"><text:span text:style-name="T29"><text:bookmark-ref text:reference-format="text" text:ref-name="Rewrite">Rewrite</text:bookmark-ref></text:span></text:span><text:span text:style-name="T29">, </text:span><text:span text:style-name="Internet_20_link"><text:span text:style-name="T29"><text:bookmark-ref text:reference-format="text" text:ref-name="ChangePath">ChangePath</text:bookmark-ref></text:span></text:span><text:span text:style-name="T29">, </text:span><text:span text:style-name="Internet_20_link"><text:span text:style-name="T29"><text:bookmark-ref text:reference-format="text" text:ref-name="MoveAttach">MoveAttach</text:bookmark-ref></text:span></text:span> результирующее письмо может иметь другой размер. Это связано с тем, что при выполнении данных команд письмо создаётся заново, и в него могут быть дописаны недостающие кладжи, переводы строк и тому подобное.</text:p>
      <text:p text:style-name="Text_20_body">При работе с аттачами RNtrack воспринимает пробел в поле темы письма как разделитель между именами файлов. Если приаттаченный файл содержит пробел в имени, такое имя файла будет воспринято как два имени файла (до пробела и после). В результате файл не будет обработан.</text:p>
      <text:p text:style-name="P42">Ещё одна особенность, при выполнении команды <text:span text:style-name="Internet_20_link"><text:span text:style-name="T29"><text:bookmark-ref text:reference-format="text" text:ref-name="Delete">Delete</text:bookmark-ref></text:span></text:span> письмо сразу удаляется <text:span text:style-name="T65">из базы</text:span>, но при этом оно остаётся в памяти. Поэтому последовательность команд <text:span text:style-name="Internet_20_link"><text:span text:style-name="T29"><text:bookmark-ref text:reference-format="text" text:ref-name="Copy">Copy</text:bookmark-ref></text:span></text:span><text:span text:style-name="T29"> </text:span><text:span text:style-name="Internet_20_link"><text:span text:style-name="T29"><text:bookmark-ref text:reference-format="text" text:ref-name="Delete">Delete</text:bookmark-ref></text:span></text:span> и <text:span text:style-name="Internet_20_link"><text:span text:style-name="T29"><text:bookmark-ref text:reference-format="text" text:ref-name="Delete">Delete</text:bookmark-ref></text:span></text:span><text:span text:style-name="T29"> </text:span><text:span text:style-name="Internet_20_link"><text:span text:style-name="T29"><text:bookmark-ref text:reference-format="text" text:ref-name="Copy">Copy</text:bookmark-ref></text:span></text:span> сделают одно и то же <text:span text:style-name="T16">—</text:span> <text:span text:style-name="Internet_20_link"><text:span text:style-name="T29"><text:bookmark-ref text:reference-format="text" text:ref-name="Move">Move</text:bookmark-ref></text:span></text:span>. Но при этом в первом случае сначала будет создано новое письмо, а потом удалено старое, а во втором случае сначала будет удалено старое письмо, а потом создано новое.</text:p>
      <text:p text:style-name="Text_20_body">Да, имейте в виду, RNtrack сам не снимет и не поставит ни единого флага на письме. Он не удалит ни одного письма или файла без специальной на то просьбы. Так что, если вы хотите, чтобы на сканированных письмах появился флаг <text:span text:style-name="T29">+s</text:span> после отправки (флаг <text:span text:style-name="T29">Sent</text:span>), или чтобы письма с атрибутом <text:span text:style-name="T30">KillSent</text:span> удалялись, то вы должны сами об этом позаботиться.</text:p>
      <text:list xml:id="list200128135421581" text:continue-numbering="true" text:style-name="Outline">
        <text:list-item>
          <text:h text:style-name="Heading_20_1" text:outline-level="1"><text:bookmark-start text:name="__RefHeading__10249_813993393"/>Поддерживаемые типы баз<text:bookmark-end text:name="__RefHeading__10249_813993393"/></text:h>
        </text:list-item>
      </text:list>
      <text:p text:style-name="Text_20_body">RNtrack на настоящий момент умеет работать со следующими типами баз:</text:p>
      <text:list xml:id="list3837451147" text:style-name="L2">
        <text:list-item>
          <text:p text:style-name="P61">Squish</text:p>
        </text:list-item>
        <text:list-item>
          <text:p text:style-name="P61">*.PKT</text:p>
        </text:list-item>
        <text:list-item>
          <text:p text:style-name="P61">*.MSG</text:p>
        </text:list-item>
        <text:list-item>
          <text:p text:style-name="P61">JAM</text:p>
        </text:list-item>
      </text:list>
      <text:list xml:id="list200127122684036" text:continue-list="list200128135421581" text:style-name="Outline">
        <text:list-item>
          <text:list>
            <text:list-item>
              <text:h text:style-name="Heading_20_2" text:outline-level="2"><text:bookmark-start text:name="__RefHeading__10251_813993393"/>Squish<text:bookmark-end text:name="__RefHeading__10251_813993393"/></text:h>
            </text:list-item>
          </text:list>
        </text:list-item>
      </text:list>
      <text:p text:style-name="Text_20_body">Формат имени: "<text:span text:style-name="T29">$</text:span><text:span text:style-name="T30">BaseName</text:span>"</text:p>
      <text:p text:style-name="Text_20_body">Первым символом в имени должен идти '<text:span text:style-name="T29">$</text:span>'. В качестве имени базы указывается только имя файла, без расширения. </text:p>
      <text:p text:style-name="Text_20_body">Примеры:</text:p>
      <text:p text:style-name="P52">ScanDir: "$p:\mymail"</text:p>
      <text:p text:style-name="P52">Action: Move "$p:\outmail"</text:p>
      <text:p text:style-name="Text_20_body">Ограничения:</text:p>
      <text:list xml:id="list3101089022" text:style-name="L3">
        <text:list-item>
          <text:p text:style-name="P62"><text:soft-page-break/>Не может использоваться в качестве базы для <text:span text:style-name="T1">BadMail</text:span>.</text:p>
        </text:list-item>
        <text:list-item>
          <text:p text:style-name="P62">Операция Renumber не выполняет никаких действий.</text:p>
        </text:list-item>
      </text:list>
      <text:list xml:id="list200128218634638" text:continue-list="list200127122684036" text:style-name="Outline">
        <text:list-item>
          <text:list>
            <text:list-item>
              <text:h text:style-name="P74" text:outline-level="2"><text:bookmark-start text:name="__RefHeading__10253_813993393"/>*.PKT<text:bookmark-end text:name="__RefHeading__10253_813993393"/></text:h>
            </text:list-item>
          </text:list>
        </text:list-item>
      </text:list>
      <text:p text:style-name="Text_20_body">Формат имени: "<text:span text:style-name="T30">#[#]Directory[\File][!FtnAddressMask]</text:span>"</text:p>
      <text:p text:style-name="Text_20_body">Первым символом в имени должен идти '<text:span text:style-name="T29">#</text:span>'. В качестве имени базы может указываться как каталог (тогда будут просматриваться все файлы, совпадающие с маской <text:span text:style-name="T29">*.pkt</text:span>), так и имя конкретного файла. Если в имени базы указан второй знак '<text:span text:style-name="T29">#</text:span>', то пароли проверяться не будут, иначе при открытии каждого <text:span text:style-name="T29">*.pkt</text:span> проверяется совпадение пароля <text:span text:style-name="T66">пакета</text:span> с указанным в команде '<text:span text:style-name="Internet_20_link"><text:span text:style-name="T29"><text:bookmark-ref text:reference-format="text" text:ref-name="Password">Password:</text:bookmark-ref></text:span></text:span>'. Дополнительно можно указать FTN маску (через символ '<text:span text:style-name="T29">!</text:span>'), тогда будет дополнительно проверяться совпадение адреса отправителя пакета с указанной маской. Если пароль или адрес в пакете не совпадает с указанным, то данный пакет просто <text:s/>пропускается. Если в результате операций, указанных в '<text:span text:style-name="Internet_20_link"><text:span text:style-name="T29"><text:bookmark-ref text:reference-format="text" text:ref-name="ScanDir">ScanDir:</text:bookmark-ref></text:span></text:span>', пакет оказывается пустым, он удаляется.</text:p>
      <text:p text:style-name="Text_20_body">Примеры:</text:p>
      <text:p text:style-name="P52">ScanDir: "##o:\inbound"</text:p>
      <text:p text:style-name="P52">ScanDir: "#o:\inbound!2:5030/9999"</text:p>
      <text:p text:style-name="P52">ScanDir: "#o:\inbound\139c004f.pkt!2:5030/9999"</text:p>
      <text:p text:style-name="Text_20_body">Ограничения:</text:p>
      <text:list xml:id="list532122855" text:style-name="L4">
        <text:list-item>
          <text:p text:style-name="P63">Не может использоваться в качестве базы для <text:span text:style-name="T1">BadMail</text:span>.</text:p>
        </text:list-item>
        <text:list-item>
          <text:p text:style-name="P63">Операция Renumber не выполняет никаких действий.</text:p>
        </text:list-item>
        <text:list-item>
          <text:p text:style-name="P63">Эта база поддерживает только операции чтения письма и удаления письма. То есть <text:span text:style-name="T5">любые</text:span> операции, которые изменяют содержимое письма, запрещены.</text:p>
        </text:list-item>
      </text:list>
      <text:list xml:id="list200128778919165" text:continue-list="list200128218634638" text:style-name="Outline">
        <text:list-item>
          <text:list>
            <text:list-item>
              <text:h text:style-name="P74" text:outline-level="2"><text:bookmark-start text:name="__RefHeading__10255_813993393"/>*.MSG<text:bookmark-end text:name="__RefHeading__10255_813993393"/></text:h>
            </text:list-item>
          </text:list>
        </text:list-item>
      </text:list>
      <text:p text:style-name="Text_20_body">Формат имени: "<text:span text:style-name="T29">Directory</text:span>"</text:p>
      <text:p text:style-name="Text_20_body">Указывается каталог, в котором лежат письма. Имя каталога должно быть без завершающего "<text:span text:style-name="T20">\</text:span>" за исключением ситуации, когда указывается корневой каталог.</text:p>
      <text:p text:style-name="Text_20_body">Примеры:</text:p>
      <text:p text:style-name="P52">ScanDir: "o:\netmail"</text:p>
      <text:p text:style-name="P52">Action: Move "o:\netmail\out"</text:p>
      <text:p text:style-name="Text_20_body">Ограничения:</text:p>
      <text:list xml:id="list3312215485" text:style-name="L5">
        <text:list-item>
          <text:p text:style-name="P64">Если в базе, которая в данный момент сканируется, появились новые письма, RNtrack их не увидит до следующего запуска. Причём это касается и писем, <text:soft-page-break/>созданных самим <text:span text:style-name="T1">RNtrack-ом.</text:span></text:p>
        </text:list-item>
      </text:list>
      <text:list xml:id="list200128712888218" text:continue-list="list200128778919165" text:style-name="Outline">
        <text:list-item>
          <text:list>
            <text:list-item>
              <text:h text:style-name="Heading_20_2" text:outline-level="2"><text:bookmark-start text:name="__RefHeading__10257_813993393"/>JAM<text:bookmark-end text:name="__RefHeading__10257_813993393"/></text:h>
            </text:list-item>
          </text:list>
        </text:list-item>
      </text:list>
      <text:p text:style-name="Text_20_body">Формат имени: "<text:span text:style-name="T30">@BaseName</text:span>"</text:p>
      <text:p text:style-name="Text_20_body">Первым символом в имени должен идти '@'. В качестве имени базы указывается только имя файла, без расширения.</text:p>
      <text:p text:style-name="Text_20_body">Примеры:</text:p>
      <text:p text:style-name="P52">ScanDir: "@p:\mymail"</text:p>
      <text:p text:style-name="P52">Action: Move "@p:\outmail"</text:p>
      <text:p text:style-name="Text_20_body">Ограничения:</text:p>
      <text:list xml:id="list472047104" text:style-name="L6">
        <text:list-item>
          <text:p text:style-name="P65">Не может использоваться в качестве базы для <text:span text:style-name="T1">BadMail</text:span>.</text:p>
        </text:list-item>
        <text:list-item>
          <text:p text:style-name="P65">Операция Renumber не выполняет никаких действий.</text:p>
        </text:list-item>
      </text:list>
      <text:list xml:id="list200127679714246" text:continue-list="list200128712888218" text:style-name="Outline">
        <text:list-item>
          <text:h text:style-name="Heading_20_1" text:outline-level="1"><text:bookmark-start text:name="__RefHeading__10259_813993393"/>Работа с нодлистами<text:bookmark-end text:name="__RefHeading__10259_813993393"/></text:h>
        </text:list-item>
      </text:list>
      <text:p text:style-name="Text_20_body">RNtrack пользуется нодлистами и пойнтлистами при выполнении сравнения с адресными масками "<text:span text:style-name="T29">#</text:span>" и "<text:span text:style-name="T29">&amp;</text:span>". Сравнение происходит немного по-разному при использовании конфигурационных слов "<text:span text:style-name="Internet_20_link"><text:span text:style-name="T29"><text:bookmark-ref text:reference-format="text" text:ref-name="__RefHeading__10213_813993393">SoftCheckInNodelists</text:bookmark-ref></text:span></text:span>" и "<text:span text:style-name="Internet_20_link"><text:span text:style-name="T29"><text:bookmark-ref text:reference-format="text" text:ref-name="__RefHeading__10141_813993393">CheckPoints: &lt;Mode&gt;</text:bookmark-ref></text:span></text:span>". Как именно влияют эти слова, можно прочитать в главах <text:span text:style-name="Internet_20_link"><text:bookmark-ref text:reference-format="text" text:ref-name="__RefHeading__3042_61882448">Адресная маска "#"</text:bookmark-ref></text:span> и <text:span text:style-name="T79"><text:bookmark-ref text:reference-format="text" text:ref-name="__RefHeading__3044_61882448">Адресная маска "&amp;"</text:bookmark-ref></text:span>.</text:p>
      <text:p text:style-name="Text_20_body">RNtrack понимает как "полные" версии нодлиста (со всеми зонами и регионами), так и "усечённые" версии (региональные и сетевые). Единственное требование при использовании усечённых версий нодлиста <text:span text:style-name="T16">—</text:span> явно указывать зону в команде "<text:span text:style-name="Internet_20_link"><text:span text:style-name="T29"><text:bookmark-ref text:reference-format="text" text:ref-name="Nodelist">Nodelist:</text:bookmark-ref></text:span></text:span>", иначе RNtrack откажется компилировать данный нодлист.</text:p>
      <text:p text:style-name="Text_20_body">Пойнтлист также считается полноправной версией нодлиста, и с ним RNtrack тоже работает. Пойнтлист должен быть следующего формата:</text:p>
      <text:p text:style-name="P32">Boss,2:50<text:span text:style-name="T67">2</text:span>0/9999</text:p>
      <text:p text:style-name="P32">Point,1,PointOne,Moscow,Sysop,-Unpublished-,9600,XA,MO,ZYX,V34</text:p>
      <text:p text:style-name="P32">Point,2,PointTwo,Moscow,Sysop2,-Unpublished-,2400,MO</text:p>
      <text:p text:style-name="P32">...</text:p>
      <text:p text:style-name="Text_20_body">Пойнтлисты должны подключаться после нодлистов. То есть вам сначала надо перечислить все нодлисты, а только потом пойнтлисты. Если использовано конфигурационное слово "<text:span text:style-name="Internet_20_link"><text:span text:style-name="T29"><text:bookmark-ref text:reference-format="text" text:ref-name="MaxNodelistAge">MaxNodelistAge:</text:bookmark-ref></text:span></text:span>", то проверяется возраст всех используемых нодлистов (возраст проверяется по времени создания файла). И, если хотя бы один нодлист оказался старше, чем указано в данном слове, то отключаются любые проверки наличия узла в нодлисте. Считается, что любой узел и любой пойнт всегда находится в нодлисте/пойнтлисте.</text:p>
      <text:p text:style-name="Text_20_body"><text:soft-page-break/>Если используется два или более "перекрывающихся" нодлиста (например полный нодлист и нодлист сети), то объединение этих нодлистов идёт по следующим правилам:</text:p>
      <text:list xml:id="list305719362" text:style-name="L7">
        <text:list-item>
          <text:p text:style-name="P66">Узел считается существующим, если он есть хотя бы в одном нодлисте.</text:p>
        </text:list-item>
        <text:list-item>
          <text:p text:style-name="P66">Если в одном нодлисте узел хаб, а в другом нет, то считается, что он хаб.</text:p>
        </text:list-item>
      </text:list>
      <text:list xml:id="list200128742853879" text:continue-list="list200127679714246" text:style-name="Outline">
        <text:list-item>
          <text:list>
            <text:list-item>
              <text:h text:style-name="Heading_20_2" text:outline-level="2"><text:bookmark-start text:name="__RefHeading__3042_61882448"/>Адресная маска "#"<text:bookmark-end text:name="__RefHeading__3042_61882448"/></text:h>
            </text:list-item>
          </text:list>
        </text:list-item>
      </text:list>
      <text:p text:style-name="Text_20_body"><text:s/>Адресная маска "<text:span text:style-name="T29">#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наличие (или отсутствие) узла отправителя и/или получателя в нодлисте.</text:p>
      <text:p text:style-name="Text_20_body">Просто маска "<text:span text:style-name="T29">#</text:span>" - "жёсткая" проверка наличия узла в нодлисте. Узел считается присутствующим в нодлисте тогда и только тогда, когда он действительно там есть.</text:p>
      <text:p text:style-name="Text_20_body">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 <text:span text:style-name="T16">—</text:span> "мягкая" проверка наличия узла в нодлисте. Узел считается присутствующим в нодлисте тогда, когда он там действительно присутствует (странно, правда? :), или тогда, когда в нодлисте нет сети и/или зоны данного узла. То есть если Вы будете использовать сетевой сегмент нодлиста и маску <text:span text:style-name="T29">"#" + "</text:span><text:span text:style-name="Internet_20_link"><text:span text:style-name="T29"><text:bookmark-ref text:reference-format="text" text:ref-name="__RefHeading__10213_813993393">SoftCheckInNodelists</text:bookmark-ref></text:span></text:span><text:span text:style-name="T29">"</text:span>, то наличие узла в Вашей сети будет проверяться жёстко, а узлы во всех остальных сетях проверяться не будут <text:span text:style-name="T16">—</text:span> считаем, что они существуют. </text:p>
      <text:p text:style-name="Text_20_body">"<text:span text:style-name="Internet_20_link"><text:span text:style-name="T29"><text:bookmark-ref text:reference-format="text" text:ref-name="CheckPoints">CheckPoints:</text:bookmark-ref></text:span></text:span>" вносит разнообразие в определение существования пойнтов: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2">"<text:span text:style-name="T1">CheckPoints: Never</text:span>"</text:p>
          </table:table-cell>
          <table:table-cell table:style-name="Таблица13.A1" office:value-type="string">
            <text:p text:style-name="Text_20_body">Не проверять наличие пойнтов. Пойнт считается существующим если существует его "босс".</text:p>
          </table:table-cell>
        </table:table-row>
        <table:table-row>
          <table:table-cell table:style-name="Таблица13.A1" office:value-type="string">
            <text:p text:style-name="P32">"<text:span text:style-name="T1">CheckPoints: Hard</text:span>"</text:p>
          </table:table-cell>
          <table:table-cell table:style-name="Таблица13.A1" office:value-type="string">
            <text:p text:style-name="Text_20_body">Проверять наличие пойнтов по пойнтлисту. Если пойнт отсутствует в пойнтлисте или отсутствует его "босс", то считается, что пойнт не существует.</text:p>
          </table:table-cell>
        </table:table-row>
        <table:table-row>
          <table:table-cell table:style-name="Таблица13.A1" office:value-type="string">
            <text:p text:style-name="P32">"<text:span text:style-name="T1">CheckPoints: Soft</text:span>"</text:p>
          </table:table-cell>
          <table:table-cell table:style-name="Таблица13.A1" office:value-type="string">
            <text:p text:style-name="Text_20_body">Проверять наличие пойнтов по пойнтлисту. Отличие от предыдущего варианта: если в пойнтлисте отсутствует сегмент "босса" пойнта, то считается, что пойнт существует. Наличие "босса" пойнта в нодлисте по-прежнему обязательно.</text:p>
          </table:table-cell>
        </table:table-row>
      </table:table>
      <text:list xml:id="list200128136353064" text:continue-numbering="true" text:style-name="Outline">
        <text:list-item>
          <text:list>
            <text:list-item>
              <text:h text:style-name="Heading_20_2" text:outline-level="2"><text:bookmark-start text:name="__RefHeading__3044_61882448"/>Адресная маска "&amp;"<text:bookmark-end text:name="__RefHeading__3044_61882448"/></text:h>
            </text:list-item>
          </text:list>
        </text:list-item>
      </text:list>
      <text:p text:style-name="Text_20_body">Адресная маска "<text:span text:style-name="T29">&amp;</text:span>" используется в слове "<text:span text:style-name="Internet_20_link"><text:span text:style-name="T29"><text:bookmark-ref text:reference-format="text" text:ref-name="Mask">Mask:</text:bookmark-ref></text:span></text:span>" и означает проверку на вхождение адреса отправителя и/или получателя в "подбоссник" (если в качестве маски используется обычный узел), "подхабник" (если узел <text:span text:style-name="T16">—</text:span> хаб), "подхостник" (если узел является хостом сети) или в регион (если узел является региональной записью). Обратите внимание на различие масок "<text:span text:style-name="T29">2:5020/0.*</text:span>", "<text:span text:style-name="T29">2:5020/*</text:span>" и "<text:span text:style-name="T29">2:5020/0.&amp;</text:span>". <text:soft-page-break/>Первая маска означает "Все пойнты узла 2:5020/0". Вторая маска <text:span text:style-name="T16">—</text:span> "Все узлы сети 5020". Третья <text:span text:style-name="T16">—</text:span> "Все узлы, находящиеся в подхостнике". В случае с регионом <text:span text:style-name="T27">2:50</text:span> и масками "<text:span text:style-name="T29">2:50/0.*</text:span>", "<text:span text:style-name="T29">2:50/*</text:span>", "<text:span text:style-name="T29">2:50/0.&amp;</text:span>" расшифровка такая: первая маска <text:span text:style-name="T16">—</text:span> "все пойнты узла <text:span text:style-name="T27">2:50/0</text:span>", вторая маска <text:span text:style-name="T16">—</text:span> "все независимые узлы в 50 регионе", третья маска <text:span text:style-name="T16">—</text:span> "все узлы в 50 регионе". Учтите, что под адресную маску "<text:span text:style-name="T29">&amp;</text:span>" не подпадают узлы отсутствующие в нодлисте. То есть, если узла "<text:span text:style-name="T27">2:5020/1079</text:span>" нет в нодлисте, то он не совпадёт с маской "<text:span text:style-name="T29">2:50/0.&amp;</text:span>".</text:p>
      <text:p text:style-name="Text_20_body">Конфигурационное слово "<text:span text:style-name="Internet_20_link"><text:span text:style-name="T29"><text:bookmark-ref text:reference-format="text" text:ref-name="__RefHeading__10213_813993393">SoftCheckInNodelists</text:bookmark-ref></text:span></text:span>" не оказывает на данную маску никакого влияния.</text:p>
      <text:p text:style-name="Text_20_body">Конфигурационное слово "<text:span text:style-name="Internet_20_link"><text:span text:style-name="T29"><text:bookmark-ref text:reference-format="text" text:ref-name="CheckPoints">CheckPoints:</text:bookmark-ref></text:span></text:span>" оказывает следующее влияние: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2">"<text:span text:style-name="T1">CheckPoints: Never</text:span>"</text:p>
          </table:table-cell>
          <table:table-cell table:style-name="Таблица14.A1" office:value-type="string">
            <text:p text:style-name="Text_20_body">Не проверять наличие пойнта в пойнтлисте. С маской "<text:span text:style-name="T29">2:5030/9999.&amp;</text:span>" совпадут все пойнтовые адреса.</text:p>
          </table:table-cell>
        </table:table-row>
        <table:table-row>
          <table:table-cell table:style-name="Таблица14.A1" office:value-type="string">
            <text:p text:style-name="P32">"<text:span text:style-name="T1">CheckPoints: Hard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.</text:p>
          </table:table-cell>
        </table:table-row>
        <table:table-row>
          <table:table-cell table:style-name="Таблица14.A1" office:value-type="string">
            <text:p text:style-name="P32">"<text:span text:style-name="T1">CheckPoints: Soft</text:span>"</text:p>
          </table:table-cell>
          <table:table-cell table:style-name="Таблица14.A1" office:value-type="string">
            <text:p text:style-name="Text_20_body">Проверять наличие пойнтов по пойнтлисту. С маской "<text:span text:style-name="T29">2:5030/9999.&amp;</text:span>" совпадут только те пойнтовые адреса, которые описаны в пойнтлисте или все адреса, если сегмент 2:5030/9999 не описан в пойнтлисте.</text:p>
          </table:table-cell>
        </table:table-row>
      </table:table>
      <text:list xml:id="list200128612890998" text:continue-numbering="true" text:style-name="Outline">
        <text:list-item>
          <text:h text:style-name="Heading_20_1" text:outline-level="1"><text:bookmark-start text:name="__RefHeading__10261_813993393"/>Работа со скриптами<text:bookmark-end text:name="__RefHeading__10261_813993393"/></text:h>
        </text:list-item>
      </text:list>
      <text:p text:style-name="Text_20_body">RNtrack использует Perl в качестве скриптового языка. Если Вы компилируете RNtrack самостоятельно, для сборки с поддержкой скриптов запустите make (<text:span text:style-name="T1">gmake, nmake</text:span>) с параметром <text:span text:style-name="T29">ENABLE_SCRIPTS=1</text:span>. Если Вы взяли готовый скомпилированный <text:span text:style-name="T1">RNTrack</text:span>, поддерживает ли он встроенный Perl и с какой версией Perl он скомпилирован, можно увидеть в выводе программы, если запустить <text:span text:style-name="T1">RNTrack</text:span> с параметром <text:span text:style-name="T14">-v</text:span>.</text:p>
      <text:p text:style-name="Text_20_body">Ниже приведены константы, переменные и функции, определённые в скриптах. Здесь <text:s/><text:span text:style-name="T29">%FMSG</text:span> <text:span text:style-name="T16">—</text:span> хэш, содержащий текущее сообщение.</text:p>
      <text:list xml:id="list200128721730495" text:continue-numbering="true" text:style-name="Outline">
        <text:list-item>
          <text:list>
            <text:list-item>
              <text:h text:style-name="Heading_20_2" text:outline-level="2"><text:bookmark-start text:name="__RefHeading__14290_1391431384"/>Константы<text:bookmark-end text:name="__RefHeading__14290_1391431384"/></text:h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2">$ConfigFile</text:p>
          </table:table-cell>
          <table:table-cell table:style-name="Таблица15.A1" office:value-type="string">
            <text:p text:style-name="Text_20_body">Путь к конфигурационному файлу</text:p>
          </table:table-cell>
        </table:table-row>
        <table:table-row>
          <table:table-cell table:style-name="Таблица15.A1" office:value-type="string">
            <text:p text:style-name="P32">$LogFile</text:p>
          </table:table-cell>
          <table:table-cell table:style-name="Таблица15.A1" office:value-type="string">
            <text:p text:style-name="Text_20_body">Путь к журналу</text:p>
          </table:table-cell>
        </table:table-row>
        <table:table-row>
          <table:table-cell table:style-name="Таблица15.A1" office:value-type="string">
            <text:p text:style-name="P32">$LogLevel</text:p>
          </table:table-cell>
          <table:table-cell table:style-name="Таблица15.A1" office:value-type="string">
            <text:p text:style-name="Text_20_body">Уровень детализации журнала</text:p>
          </table:table-cell>
        </table:table-row>
        <text:soft-page-break/>
        <table:table-row>
          <table:table-cell table:style-name="Таблица15.A1" office:value-type="string">
            <text:p text:style-name="P32">$SysopName</text:p>
          </table:table-cell>
          <table:table-cell table:style-name="Таблица15.A1" office:value-type="string">
            <text:p text:style-name="Text_20_body">Имя сисопа</text:p>
          </table:table-cell>
        </table:table-row>
        <table:table-row>
          <table:table-cell table:style-name="Таблица15.A1" office:value-type="string">
            <text:p text:style-name="P32">$TrafficLog</text:p>
          </table:table-cell>
          <table:table-cell table:style-name="Таблица15.A1" office:value-type="string">
            <text:p text:style-name="Text_20_body">Путь к журналу трафика</text:p>
          </table:table-cell>
        </table:table-row>
        <table:table-row>
          <table:table-cell table:style-name="Таблица15.A1" office:value-type="string">
            <text:p text:style-name="P32">$Version</text:p>
          </table:table-cell>
          <table:table-cell table:style-name="Таблица15.A1" office:value-type="string">
            <text:p text:style-name="Text_20_body">Версия RNtrack</text:p>
          </table:table-cell>
        </table:table-row>
        <table:table-row>
          <table:table-cell table:style-name="Таблица15.A1" office:value-type="string">
            <text:p text:style-name="P32">$FMSG{"InetFromAddr"}</text:p>
          </table:table-cell>
          <table:table-cell table:style-name="Таблица15.A1" office:value-type="string">
            <text:p text:style-name="Text_20_body">Адрес отправи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InetToAddr"}</text:p>
          </table:table-cell>
          <table:table-cell table:style-name="Таблица15.A1" office:value-type="string">
            <text:p text:style-name="Text_20_body">Адрес получателя оригинального письма (в стиле internet).</text:p>
          </table:table-cell>
        </table:table-row>
        <table:table-row>
          <table:table-cell table:style-name="Таблица15.A1" office:value-type="string">
            <text:p text:style-name="P32">$FMSG{"Date"}</text:p>
          </table:table-cell>
          <table:table-cell table:style-name="Таблица15.A1" office:value-type="string">
            <text:p text:style-name="Text_20_body">Дата написания оригинального письма.</text:p>
          </table:table-cell>
        </table:table-row>
        <table:table-row>
          <table:table-cell table:style-name="Таблица15.A1" office:value-type="string">
            <text:p text:style-name="P32">$FMSG{"Age"}</text:p>
          </table:table-cell>
          <table:table-cell table:style-name="Таблица15.A1" office:value-type="string">
            <text:p text:style-name="Text_20_body">Возраст письма.</text:p>
          </table:table-cell>
        </table:table-row>
        <table:table-row>
          <table:table-cell table:style-name="Таблица15.A1" office:value-type="string">
            <text:p text:style-name="P32">$FMSG{"Lines"}</text:p>
          </table:table-cell>
          <table:table-cell table:style-name="Таблица15.A1" office:value-type="string">
            <text:p text:style-name="Text_20_body">Количество строк тела письма (без учёта кладжей).</text:p>
          </table:table-cell>
        </table:table-row>
      </table:table>
      <text:p text:style-name="Text_20_body"><text:span text:style-name="T30">%FKludges</text:span> <text:span text:style-name="T16">—</text:span> кладжи текущего сообщения. Значение каждого ключа этого хэша <text:span text:style-name="T16">—</text:span> ссылка на массив. Для получения значения не повторяющегося кладжа (все кроме Via и SEEN-BY) используйте этот код:</text:p>
      <text:p text:style-name="P32">$kludgevalue=$FKludges{"KludgeName"}[0];</text:p>
      <text:p text:style-name="Text_20_body"><text:span text:style-name="T5">Внимание!</text:span> Вы должны использовать все спецсимволы в имени кладжа (<text:span text:style-name="T29">0x01</text:span>, "<text:span text:style-name="T29">:</text:span>" и т.д.).</text:p>
      <text:list xml:id="list200127501486673" text:continue-numbering="true" text:style-name="Outline">
        <text:list-item>
          <text:list>
            <text:list-item>
              <text:h text:style-name="Heading_20_2" text:outline-level="2"><text:bookmark-start text:name="__RefHeading__14292_1391431384"/>Переменные<text:bookmark-end text:name="__RefHeading__14292_1391431384"/></text:h>
            </text:list-item>
          </text:list>
        </text:list-item>
      </text:list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2">$FMSG{"FromName"}</text:p>
          </table:table-cell>
          <table:table-cell table:style-name="Таблица16.A1" office:value-type="string">
            <text:p text:style-name="Text_20_body">Имя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FromAddr"}</text:p>
          </table:table-cell>
          <table:table-cell table:style-name="Таблица16.A1" office:value-type="string">
            <text:p text:style-name="Text_20_body">Адрес отправи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Name"}</text:p>
          </table:table-cell>
          <table:table-cell table:style-name="Таблица16.A1" office:value-type="string">
            <text:p text:style-name="Text_20_body">Имя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ToAddr"}</text:p>
          </table:table-cell>
          <table:table-cell table:style-name="Таблица16.A1" office:value-type="string">
            <text:p text:style-name="Text_20_body">Адрес получателя оригинального письма.</text:p>
          </table:table-cell>
        </table:table-row>
        <table:table-row>
          <table:table-cell table:style-name="Таблица16.A1" office:value-type="string">
            <text:p text:style-name="P32">$FMSG{"Subject"}</text:p>
          </table:table-cell>
          <table:table-cell table:style-name="Таблица16.A1" office:value-type="string">
            <text:p text:style-name="Text_20_body">Тема оригинального письма.</text:p>
          </table:table-cell>
        </table:table-row>
        <table:table-row>
          <table:table-cell table:style-name="Таблица16.A1" office:value-type="string">
            <text:p text:style-name="P32">$FMSG{"Attr"}</text:p>
          </table:table-cell>
          <table:table-cell table:style-name="Таблица16.A1" office:value-type="string">
            <text:p text:style-name="Text_20_body">Атрибуты письма.</text:p>
          </table:table-cell>
        </table:table-row>
        <table:table-row>
          <table:table-cell table:style-name="Таблица16.A1" office:value-type="string">
            <text:p text:style-name="P32">$FMSG{"Cost"}</text:p>
          </table:table-cell>
          <table:table-cell table:style-name="Таблица16.A1" office:value-type="string">
            <text:p text:style-name="Text_20_body">Cost</text:p>
          </table:table-cell>
        </table:table-row>
        <table:table-row>
          <table:table-cell table:style-name="Таблица16.A1" office:value-type="string">
            <text:p text:style-name="P32">$FMSG{"TimesRead"}</text:p>
          </table:table-cell>
          <table:table-cell table:style-name="Таблица16.A1" office:value-type="string">
            <text:p text:style-name="Text_20_body">TimesRead</text:p>
          </table:table-cell>
        </table:table-row>
        <table:table-row>
          <table:table-cell table:style-name="Таблица16.A1" office:value-type="string">
            <text:p text:style-name="P32">$FMSG{"ReplyTo"}</text:p>
          </table:table-cell>
          <table:table-cell table:style-name="Таблица16.A1" office:value-type="string">
            <text:p text:style-name="Text_20_body">ReplyTo</text:p>
          </table:table-cell>
        </table:table-row>
        <table:table-row>
          <table:table-cell table:style-name="Таблица16.A1" office:value-type="string">
            <text:p text:style-name="P32">$FMSG{"NextReply"}</text:p>
          </table:table-cell>
          <table:table-cell table:style-name="Таблица16.A1" office:value-type="string">
            <text:p text:style-name="Text_20_body">NextReply<text:soft-page-break/></text:p>
          </table:table-cell>
        </table:table-row>
        <table:table-row>
          <table:table-cell table:style-name="Таблица16.A1" office:value-type="string">
            <text:p text:style-name="P32">$FMSG{"AreaName"}</text:p>
          </table:table-cell>
          <table:table-cell table:style-name="Таблица16.A1" office:value-type="string">
            <text:p text:style-name="Text_20_body">Если письмо эхомейл, то название эхообласти, из которой это письмо.</text:p>
          </table:table-cell>
        </table:table-row>
        <table:table-row>
          <table:table-cell table:style-name="Таблица16.A1" office:value-type="string">
            <text:p text:style-name="P32">$FMSG{"Body"}</text:p>
          </table:table-cell>
          <table:table-cell table:style-name="Таблица16.A1" office:value-type="string">
            <text:p text:style-name="Text_20_body">Тело оригинального письма.</text:p>
          </table:table-cell>
        </table:table-row>
      </table:table>
      <text:list xml:id="list200128563341798" text:continue-numbering="true" text:style-name="Outline">
        <text:list-item>
          <text:list>
            <text:list-item>
              <text:h text:style-name="Heading_20_2" text:outline-level="2"><text:bookmark-start text:name="__RefHeading__14294_1391431384"/>Функции<text:bookmark-end text:name="__RefHeading__14294_1391431384"/></text:h>
              <text:list>
                <text:list-item>
                  <text:h text:style-name="Heading_20_3" text:outline-level="3"><text:bookmark-start text:name="__RefHeading__14296_1391431384"/>Log("text");<text:bookmark-end text:name="__RefHeading__14296_1391431384"/></text:h>
                </text:list-item>
              </text:list>
            </text:list-item>
          </text:list>
        </text:list-item>
      </text:list>
      <text:p text:style-name="Text_20_body">Вывод текста в журнал и на экран.</text:p>
      <text:list xml:id="list20012802041050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4298_1391431384"/>Update();<text:bookmark-end text:name="__RefHeading__14298_1391431384"/></text:h>
                </text:list-item>
              </text:list>
            </text:list-item>
          </text:list>
        </text:list-item>
      </text:list>
      <text:p text:style-name="Text_20_body">Обновление текущего сообщения после внесённых скриптом изменений. Вы можете изменить следующие ключи хэша <text:span text:style-name="T29">%FMSG</text:span>:</text:p>
      <text:p text:style-name="Text_20_body"><text:span text:style-name="T30">FromName, FromAddr, ToName, ToAddr, Subject, Body, AreaName, Cost, TimesRead, ReplyTo, NextReply</text:span>.</text:p>
      <text:p text:style-name="Text_20_body"><text:span text:style-name="T30">Lines</text:span><text:span text:style-name="T29">, </text:span><text:span text:style-name="T30">InetFromAddr</text:span><text:span text:style-name="T29">, </text:span><text:span text:style-name="T30">InetToAddr</text:span> не требуют изменения, поскольку их значение автоматически переопределяются при изменении <text:span text:style-name="T29">Body, </text:span><text:span text:style-name="T30">FromAddr</text:span> и <text:span text:style-name="T30">ToAddr</text:span>.</text:p>
      <text:p text:style-name="Text_20_body"><text:span text:style-name="T5">Внимание!</text:span> Изменённые данные становятся доступными только для следующих директив <text:span text:style-name="T29">Action</text:span>. По этой причине для изменения файла после '<text:span text:style-name="Internet_20_link"><text:span text:style-name="T29"><text:bookmark-ref text:reference-format="text" text:ref-name="ActionScript">Action: Script</text:bookmark-ref></text:span></text:span>' добавляется '<text:span text:style-name="T29">Action: </text:span><text:span text:style-name="Internet_20_link"><text:span text:style-name="T29"><text:bookmark-ref text:reference-format="text" text:ref-name="Rewrite">Rewrite</text:bookmark-ref></text:span></text:span>'.</text:p>
      <text:p text:style-name="Text_20_body">Пример:</text:p>
      <text:p text:style-name="P32">--- <text:span text:style-name="T1">test.pl</text:span> ---<text:line-break/>sub <text:span text:style-name="T1">maskfunc<text:line-break/></text:span>{<text:line-break/> <text:s text:c="3"/>$FMSG{"Subject"}="My new subject!";<text:line-break/> <text:s text:c="3"/>Update();<text:line-break/>}<text:line-break/>--- <text:span text:style-name="T1">test.pl</text:span> ---</text:p>
      <text:p text:style-name="Text_20_body"/>
      <text:p text:style-name="P32">Mask: * * * * * *<text:line-break/>Action: Script "<text:span text:style-name="T1">maskfunc</text:span>"<text:line-break/>\ После этого файл сообщения остался неизменным<text:line-break/>Action: Rewrite * * * * * *<text:line-break/>\ Теперь в файле сообщения тема изменена на "My new subject!"</text:p>
      <text:list xml:id="list200127949361069" text:continue-numbering="true" text:style-name="Outline">
        <text:list-item>
          <text:list>
            <text:list-item>
              <text:list>
                <text:list-item>
                  <text:h text:style-name="P79" text:outline-level="3"><text:bookmark-start text:name="__RefHeading__14300_1391431384"/><text:soft-page-break/><text:span text:style-name="T1">ExistsInNodelist</text:span>("99:99/999");<text:bookmark-end text:name="__RefHeading__14300_1391431384"/></text:h>
                </text:list-item>
              </text:list>
            </text:list-item>
          </text:list>
        </text:list-item>
      </text:list>
      <text:p text:style-name="Text_20_body">Проверка 99:99/999 на наличие в нодлисте</text:p>
      <text:list xml:id="list200128010327334" text:continue-numbering="true" text:style-name="Outline">
        <text:list-item>
          <text:list>
            <text:list-item>
              <text:list>
                <text:list-item>
                  <text:h text:style-name="P80" text:outline-level="3"><text:bookmark-start text:name="__RefHeading__14302_1391431384"/>FindHub("99:99/999");<text:bookmark-end text:name="__RefHeading__14302_1391431384"/></text:h>
                </text:list-item>
              </text:list>
            </text:list-item>
          </text:list>
        </text:list-item>
      </text:list>
      <text:p text:style-name="Text_20_body">Возвращает номер хаба для узла 99:99/999. Возвращает 0 если хаб не найден.</text:p>
      <text:list xml:id="list200128208567887" text:continue-numbering="true" text:style-name="Outline">
        <text:list-item>
          <text:list>
            <text:list-item>
              <text:list>
                <text:list-item>
                  <text:h text:style-name="P79" text:outline-level="3"><text:bookmark-start text:name="__RefHeading__14304_1391431384"/><text:span text:style-name="T1">NewMsg</text:span>(...)<text:bookmark-end text:name="__RefHeading__14304_1391431384"/></text:h>
                </text:list-item>
              </text:list>
            </text:list-item>
          </text:list>
        </text:list-item>
      </text:list>
      <text:p text:style-name="P43"><text:span text:style-name="T30">NewMsg($MsgBase,$FromName,$FromAddr,$ToName,$ToAddr,$Subject,$Flags</text:span><text:span text:style-name="T33">,$Kludges</text:span><text:span text:style-name="T30">,$Body)</text:span> <text:span text:style-name="T16">—</text:span> создать сообщение и положить его в базу.</text:p>
      <text:p text:style-name="Text_20_body">Пример</text:p>
      <text:p text:style-name="Text_20_body">Следующая команда</text:p>
      <text:p text:style-name="P32">NewMsg("msgs","Alex","2:5030/1666","User","2:5030/1157.1","msg test","","It is My test");</text:p>
      <text:p text:style-name="Text_20_body">создаст сообщение (типа <text:span text:style-name="T1">msg</text:span>) в директории '<text:span text:style-name="T30">msgs</text:span>' от <text:span text:style-name="T29">Alex@2:5030/1666</text:span> к <text:span text:style-name="T29">User@2:5030/1157.1</text:span><text:span text:style-name="T20"> </text:span>с темой '<text:span text:style-name="T30">msg test</text:span>' и телом '<text:span text:style-name="T29">It is My test</text:span>'. Установка любых флагов и кладжей сейчас не поддерживается, так что значения аргументов <text:span text:style-name="T29">$Flags</text:span> и <text:span text:style-name="T29">$Kludges</text:span> будут игнорироваться.</text:p>
      <text:p text:style-name="Text_20_body">Несколько примеров вы можете найти в файле <text:span text:style-name="T1">test.pl</text:span>.</text:p>
      <text:list xml:id="list200128128965589" text:continue-numbering="true" text:style-name="Outline">
        <text:list-item>
          <text:h text:style-name="Heading_20_1" text:outline-level="1"><text:bookmark-start text:name="__RefHeading__10263_813993393"/>Гарантии<text:bookmark-end text:name="__RefHeading__10263_813993393"/></text:h>
        </text:list-item>
      </text:list>
      <text:p text:style-name="Text_20_body">Данный продукт является <text:span text:style-name="T1">FreeWare</text:span>, распространяется по принципу "как есть", и никаких гарантий никто не даёт. Разработчики обещают исправлять обнаруженные ошибки и выпускать новые версии, <text:span text:style-name="T68">когда у них будет свободное время</text:span>.</text:p>
      <text:list xml:id="list200128453402311" text:continue-numbering="true" text:style-name="Outline">
        <text:list-item>
          <text:h text:style-name="Heading_20_1" text:outline-level="1"><text:bookmark-start text:name="__RefHeading__10265_813993393"/>Благодарности<text:bookmark-end text:name="__RefHeading__10265_813993393"/></text:h>
        </text:list-item>
      </text:list>
      <text:p text:style-name="Text_20_body">Спасибо <text:span text:style-name="T1">Fyodor</text:span> Ustinov за создание <text:span text:style-name="T1">FTrack</text:span>.</text:p>
      <text:p text:style-name="Text_20_body">Спасибо альфа-тестерам:</text:p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Text_20_body">Alex Bagmanov</text:p>
          </table:table-cell>
          <table:table-cell table:style-name="Таблица17.A1" office:value-type="string">
            <text:p text:style-name="Text_20_body">2:5014/4</text:p>
          </table:table-cell>
        </table:table-row>
        <table:table-row>
          <table:table-cell table:style-name="Таблица17.A1" office:value-type="string">
            <text:p text:style-name="Text_20_body">Boris Gordon</text:p>
          </table:table-cell>
          <table:table-cell table:style-name="Таблица17.A1" office:value-type="string">
            <text:p text:style-name="Text_20_body">2:5020/701</text:p>
          </table:table-cell>
        </table:table-row>
        <table:table-row>
          <table:table-cell table:style-name="Таблица17.A1" office:value-type="string">
            <text:p text:style-name="Text_20_body">Kirill Arushanov</text:p>
          </table:table-cell>
          <table:table-cell table:style-name="Таблица17.A1" office:value-type="string">
            <text:p text:style-name="Text_20_body">1:2810/13</text:p>
          </table:table-cell>
        </table:table-row>
        <table:table-row>
          <table:table-cell table:style-name="Таблица17.A1" office:value-type="string">
            <text:p text:style-name="Text_20_body">Sergey Korowkin</text:p>
          </table:table-cell>
          <table:table-cell table:style-name="Таблица17.A1" office:value-type="string">
            <text:p text:style-name="Text_20_body">2:5033/27</text:p>
          </table:table-cell>
        </table:table-row>
        <table:table-row>
          <table:table-cell table:style-name="Таблица17.A1" office:value-type="string">
            <text:p text:style-name="Text_20_body">Serge Sapozhnikov</text:p>
          </table:table-cell>
          <table:table-cell table:style-name="Таблица17.A1" office:value-type="string">
            <text:p text:style-name="Text_20_body">2:4635/34</text:p>
          </table:table-cell>
        </table:table-row>
        <text:soft-page-break/>
        <table:table-row>
          <table:table-cell table:style-name="Таблица17.A1" office:value-type="string">
            <text:p text:style-name="Text_20_body">Matt Bedynek</text:p>
          </table:table-cell>
          <table:table-cell table:style-name="Таблица17.A1" office:value-type="string">
            <text:p text:style-name="Text_20_body">1:106/1</text:p>
          </table:table-cell>
        </table:table-row>
        <table:table-row>
          <table:table-cell table:style-name="Таблица17.A1" office:value-type="string">
            <text:p text:style-name="Text_20_body">Eugene Palenock</text:p>
          </table:table-cell>
          <table:table-cell table:style-name="Таблица17.A1" office:value-type="string">
            <text:p text:style-name="Text_20_body">2:5020/2065</text:p>
          </table:table-cell>
        </table:table-row>
      </table:table>
      <text:p text:style-name="Text_20_body"/>
      <text:p text:style-name="Text_20_body">Спасибо авторам патчей:</text:p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Text_20_body">Serguei Revtov</text:p>
          </table:table-cell>
          <table:table-cell table:style-name="Таблица18.A1" office:value-type="string">
            <text:p text:style-name="Text_20_body">2:5021/19.1</text:p>
          </table:table-cell>
        </table:table-row>
        <table:table-row>
          <table:table-cell table:style-name="Таблица18.A1" office:value-type="string">
            <text:p text:style-name="Text_20_body">Andrey Slusar</text:p>
          </table:table-cell>
          <table:table-cell table:style-name="Таблица18.A1" office:value-type="string">
            <text:p text:style-name="Text_20_body">2:467/126</text:p>
          </table:table-cell>
        </table:table-row>
        <table:table-row>
          <table:table-cell table:style-name="Таблица18.A1" office:value-type="string">
            <text:p text:style-name="Text_20_body">Michael Kostylev</text:p>
          </table:table-cell>
          <table:table-cell table:style-name="Таблица18.A1" office:value-type="string">
            <text:p text:style-name="Text_20_body">2:5030/1530</text:p>
          </table:table-cell>
        </table:table-row>
      </table:table>
      <text:p text:style-name="Text_20_body">Спасибо Scott Dudley за его Squish MSGAPI. Кстати, Squish это торговая марка SCI Communications.</text:p>
      <text:p text:style-name="Text_20_body">This product uses the JAM(<text:span text:style-name="T1">mbp</text:span>) API - Copyright 1993 <text:span text:style-name="T1">Joaquim Homrighausen</text:span>, Andrew <text:span text:style-name="T1">Milner</text:span>, Mats Birch, Mats <text:span text:style-name="T1">Wallin</text:span>. ALL RIGHTS RESERVED.</text:p>
      <text:list xml:id="list200126990728883" text:continue-numbering="true" text:style-name="Outline">
        <text:list-item>
          <text:h text:style-name="Heading_20_1" text:outline-level="1"><text:bookmark-start text:name="__RefHeading__10267_813993393"/>Как найти разработчиков<text:bookmark-end text:name="__RefHeading__10267_813993393"/></text:h>
        </text:list-item>
      </text:list>
      <text:p text:style-name="Text_20_body">Ваши пожелания и замечания:</text:p>
      <text:list xml:id="list539691584" text:style-name="L8">
        <text:list-item>
          <text:p text:style-name="P67">публикуйте в эхо-конференции RU.FTRACK <text:s text:c="86"/></text:p>
        </text:list-item>
        <text:list-item>
          <text:p text:style-name="P67">публикуйте в баг-трекере на сайте <text:a xlink:type="simple" xlink:href="http://sourceforge.net/projects/ftrack-as" text:style-name="Internet_20_link" text:visited-style-name="Visited_20_Internet_20_Link"><text:span text:style-name="T30">http://sourceforge.net/projects/ftrack-as</text:span></text:a> <text:s text:c="51"/></text:p>
        </text:list-item>
        <text:list-item>
          <text:p text:style-name="P67">отправляйте разработчикам личной почтой. <text:s text:c="83"/></text:p>
        </text:list-item>
      </text:list>
      <text:p text:style-name="Text_20_body">Разработчики:</text:p>
      <text:list xml:id="list2552475602" text:style-name="L9">
        <text:list-item>
          <text:p text:style-name="P68">с 2003 по 2006 г. - Alex <text:span text:style-name="T1">Soukhotine</text:span></text:p>
        </text:list-item>
      </text:list>
      <text:p text:style-name="P51">2:5030/1157@fidonet (ph0enix@users.sourceforge.net) <text:s text:c="72"/></text:p>
      <text:list xml:id="list1820283651" text:style-name="L10">
        <text:list-item>
          <text:p text:style-name="P69">с 2007 г. по настоящее время <text:span text:style-name="T1">Stas Degteff</text:span> (координатор проекта после <text:span text:style-name="T1">Алекса</text:span>) <text:s text:c="67"/></text:p>
        </text:list-item>
      </text:list>
      <text:p text:style-name="P51">2:5080/102@fidonet (<text:span text:style-name="T1">stas_degteff@users.sourceforge.net</text:span>) <text:s text:c="68"/></text:p>
      <text:list xml:id="list3681177471" text:style-name="L11">
        <text:list-item>
          <text:p text:style-name="P70">с 2009 г. по настоящее время Michael <text:span text:style-name="T1">Dukelsky</text:span></text:p>
        </text:list-item>
      </text:list>
      <text:p text:style-name="P51">2:5020/1042@fidonet (<text:span text:style-name="T1">dukelsky@users.sourceforge.net</text:span>)</text:p>
      <text:p text:style-name="Text_20_body">Сайт проекта:</text:p>
      <text:p text:style-name="P51"><text:a xlink:type="simple" xlink:href="http://sourceforge.net/projects/ftrack-as" text:style-name="Internet_20_link" text:visited-style-name="Visited_20_Internet_20_Link">http://sourceforge.net/projects/ftrack-a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DejaVu Sans" svg:font-family="'DejaVu Sans'" style:font-family-generic="swiss"/>
    <style:font-face style:name="PT Sans3" svg:font-family="'PT Sans'" style:font-adornments="Обычный" style:font-family-generic="swiss"/>
    <style:font-face style:name="PT Mono" svg:font-family="'PT Mono'" style:font-pitch="fixed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2" svg:font-family="'DejaVu Sans Mono'" style:font-adornments="Полужирный" style:font-family-generic="modern" style:font-pitch="fixed"/>
    <style:font-face style:name="PT Serif1" svg:font-family="'PT Serif'" style:font-family-generic="roman" style:font-pitch="variable"/>
    <style:font-face style:name="PT Serif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PT Sans4" svg:font-family="'PT Sans'" style:font-adornments="Обычный" style:font-family-generic="swiss" style:font-pitch="variable"/>
    <style:font-face style:name="PT Sans1" svg:font-family="'PT Sans'" style:font-adornments="Полужирный" style:font-family-generic="swiss" style:font-pitch="variable"/>
    <style:font-face style:name="PT Sans2" svg:font-family="'PT Sans'" style:font-adornments="Полужирный курсив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loext:contextual-spacing="false" fo:text-align="start" style:justify-single-word="false" fo:text-indent="0cm" style:auto-text-indent="false" style:shadow="none" style:writing-mode="page">
        <style:tab-stops/>
      </style:paragraph-properties>
      <style:text-properties style:font-name="PT Serif" fo:font-family="'PT Serif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  <style:text-properties style:font-name="PT Serif" fo:font-family="'PT Serif'" style:font-style-name="Regular" style:font-family-generic="roman" style:font-pitch="variable"/>
    </style:style>
    <style:style style:name="Title" style:family="paragraph" style:parent-style-name="Standard" style:next-style-name="Text_20_body" style:list-style-name="Numbering_20_1" style:class="chapter">
      <style:paragraph-properties fo:margin-top="0.423cm" fo:margin-bottom="0.212cm" loext:contextual-spacing="false" fo:keep-with-next="always"/>
      <style:text-properties style:font-name="PT Sans" fo:font-family="'PT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Outline" style:class="text" style:master-page-name="">
      <loext:graphic-properties draw:fill="none" draw:fill-color="#99ccff"/>
      <style:paragraph-properties fo:margin-left="0cm" fo:margin-right="0cm" fo:text-align="center" style:justify-single-word="false" fo:keep-together="always" fo:text-indent="0cm" style:auto-text-indent="false" style:page-number="auto" fo:background-color="transparent" style:shadow="none" text:number-lines="true" text:line-number="1">
        <style:tab-stops/>
      </style:paragraph-properties>
      <style:text-properties style:font-name="PT Sans1" fo:font-family="'PT Sans'" style:font-style-name="Полужирный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list-style-name="Outline" style:class="text" style:master-page-name="">
      <style:paragraph-properties fo:keep-together="always" style:page-number="auto"/>
      <style:text-properties style:font-name="PT Sans2" fo:font-family="'PT Sans'" style:font-style-name="Полужирный курсив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list-style-name="" style:class="index">
      <style:paragraph-properties fo:text-align="center" style:justify-single-word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DejaVu Sans Mono" fo:font-family="'DejaVu Sans Mono'" style:font-style-name="Book" style:font-family-generic="modern" style:font-pitch="fixed" fo:language="zxx" fo:country="none" style:text-underline-style="solid" style:text-underline-width="auto" style:text-underline-color="font-color" fo:background-color="transparen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language="zxx" fo:country="none" style:language-asian="zxx" style:country-asian="none" style:language-complex="zxx" style:country-complex="none"/>
    </style:style>
    <style:style style:name="MT2" style:family="text">
      <style:text-properties officeooo:rsid="0014c7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RNtrack</text:span><text:tab/><text:tab/><text:span text:style-name="MT2">Справочное р</text:span>уководство</text:p>
      </style:header>
      <style:footer>
        <text:p text:style-name="MP2">Страница <text:page-number text:select-page="current">45</text:page-number> из <text:page-count>45</text:page-count></text:p>
      </style:footer>
    </style:master-page>
    <style:master-page style:name="First_20_Page" style:display-name="First Page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9T22:00:40.04</meta:creation-date>
    <dc:date>2020-01-30T20:01:26.683914728</dc:date>
    <meta:editing-duration>P3DT15H14M54S</meta:editing-duration>
    <meta:editing-cycles>155</meta:editing-cycles>
    <meta:generator>LibreOffice/5.3.6.1$Linux_X86_64 LibreOffice_project/30$Build-1</meta:generator>
    <meta:print-date>2011-01-06T12:17:03.84</meta:print-date>
    <dc:title>Руководство пользователя RNtrack 1.XX</dc:title>
    <meta:document-statistic meta:table-count="18" meta:image-count="0" meta:object-count="0" meta:page-count="45" meta:paragraph-count="1003" meta:word-count="9131" meta:character-count="63976" meta:non-whitespace-character-count="55179"/>
    <meta:user-defined meta:name="Поле 1"/>
    <meta:user-defined meta:name="Поле 2"/>
    <meta:user-defined meta:name="Поле 3"/>
    <meta:user-defined meta:name="Поле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DejaVu_Sans_Mono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4) as new com.sun.star.beans.PropertyValue
args1(0).Name = "CharFontName.StyleName"
args1(0).Value = "Book"
args1(1).Name = "CharFontName.Pitch"
args1(1).Value = 1
args1(2).Name = "CharFontName.CharSet"
args1(2).Value = -1
args1(3).Name = "CharFontName.Family"
args1(3).Value = 2
args1(4).Name = "CharFontName.FamilyName"
args1(4).Value = "DejaVu Sans Mono"

dispatcher.executeDispatch(document, ".uno:CharFontName", "", 0, args1())


end sub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sub do_not_check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args1(0).Name = "Language"
args1(0).Value = "Current_LANGUAGE_NONE"

dispatcher.executeDispatch(document, ".uno:LanguageStatus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